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1410000D854000081EC7C564F25674FBBAA.wmf" manifest:media-type="image/x-wm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rial" svg:font-family="Arial"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 Light1" svg:font-family="'Calibri Light'"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paragraph-rsid="0003b96a"/>
    </style:style>
    <style:style style:name="P2" style:family="paragraph" style:parent-style-name="Standard">
      <style:text-properties fo:color="#000000" style:font-name="Liberation Mono" fo:font-size="10pt" officeooo:rsid="005b90fc" officeooo:paragraph-rsid="0087cc6b" style:font-size-asian="10pt"/>
    </style:style>
    <style:style style:name="P3" style:family="paragraph" style:parent-style-name="Standard">
      <style:text-properties fo:color="#000000" style:text-position="0% 100%" style:font-name="Liberation Mono" fo:font-size="10pt" fo:font-style="normal" officeooo:rsid="005b90fc" officeooo:paragraph-rsid="0087cc6b" style:font-size-asian="10pt" style:font-style-asian="normal" style:font-style-complex="normal"/>
    </style:style>
    <style:style style:name="P4" style:family="paragraph" style:parent-style-name="Standard">
      <style:text-properties style:text-position="0% 100%" fo:font-style="italic" officeooo:rsid="00897498" officeooo:paragraph-rsid="00897498" style:font-style-asian="italic" style:font-style-complex="italic"/>
    </style:style>
    <style:style style:name="P5" style:family="paragraph" style:parent-style-name="Standard">
      <style:text-properties officeooo:paragraph-rsid="00abbbd7"/>
    </style:style>
    <style:style style:name="P6" style:family="paragraph" style:parent-style-name="Standard">
      <style:text-properties officeooo:paragraph-rsid="00e0b82f"/>
    </style:style>
    <style:style style:name="P7" style:family="paragraph" style:parent-style-name="Standard">
      <style:text-properties officeooo:rsid="00ef17ed" officeooo:paragraph-rsid="00ef17ed"/>
    </style:style>
    <style:style style:name="P8" style:family="paragraph" style:parent-style-name="Standard">
      <style:text-properties officeooo:rsid="00ef17ed" officeooo:paragraph-rsid="00f0a172"/>
    </style:style>
    <style:style style:name="P9" style:family="paragraph" style:parent-style-name="Standard">
      <style:text-properties officeooo:rsid="00ef17ed" officeooo:paragraph-rsid="00f292f2"/>
    </style:style>
    <style:style style:name="P10" style:family="paragraph" style:parent-style-name="Standard">
      <style:text-properties officeooo:rsid="00ef17ed" officeooo:paragraph-rsid="00f8bea3"/>
    </style:style>
    <style:style style:name="P11" style:family="paragraph" style:parent-style-name="Text_20_body">
      <style:text-properties style:text-position="0% 100%" fo:font-style="italic" officeooo:rsid="003e233b" officeooo:paragraph-rsid="003e233b" style:font-style-asian="italic" style:font-style-complex="italic"/>
    </style:style>
    <style:style style:name="P12" style:family="paragraph" style:parent-style-name="Text_20_body">
      <style:text-properties style:text-position="0% 100%" fo:font-style="italic" officeooo:rsid="00893b05" officeooo:paragraph-rsid="00893b05" style:font-style-asian="italic" style:font-style-complex="italic"/>
    </style:style>
    <style:style style:name="P13" style:family="paragraph" style:parent-style-name="Text_20_body">
      <style:text-properties style:text-position="0% 100%" fo:font-style="italic" style:text-underline-style="none" officeooo:rsid="003b43e0" officeooo:paragraph-rsid="003b43e0" style:font-style-asian="italic" style:font-style-complex="italic"/>
    </style:style>
    <style:style style:name="P14" style:family="paragraph" style:parent-style-name="Text_20_body">
      <style:text-properties style:text-position="0% 100%" fo:font-style="italic" style:text-underline-style="none" officeooo:rsid="003c808d" officeooo:paragraph-rsid="003c808d" style:font-style-asian="italic" style:font-style-complex="italic"/>
    </style:style>
    <style:style style:name="P15" style:family="paragraph" style:parent-style-name="Text_20_body">
      <style:text-properties style:text-position="0% 100%" fo:font-style="italic" style:text-underline-style="none" officeooo:rsid="00ebcdf6" officeooo:paragraph-rsid="00ebcdf6" style:font-style-asian="italic" style:font-style-complex="italic"/>
    </style:style>
    <style:style style:name="P16" style:family="paragraph" style:parent-style-name="Text_20_body">
      <style:text-properties style:text-position="0% 100%" fo:font-style="normal" officeooo:rsid="005b90fc" officeooo:paragraph-rsid="005b90fc" style:font-style-asian="normal" style:font-style-complex="normal"/>
    </style:style>
    <style:style style:name="P17" style:family="paragraph" style:parent-style-name="Text_20_body">
      <style:text-properties style:text-position="0% 100%" fo:font-style="normal" officeooo:rsid="005b90fc" officeooo:paragraph-rsid="0087cc6b" style:font-style-asian="normal" style:font-style-complex="normal"/>
    </style:style>
    <style:style style:name="P18" style:family="paragraph" style:parent-style-name="Text_20_body">
      <style:text-properties style:text-position="0% 100%" fo:font-style="normal" officeooo:rsid="005b90fc" officeooo:paragraph-rsid="00897498" style:font-style-asian="normal" style:font-style-complex="normal"/>
    </style:style>
    <style:style style:name="P19" style:family="paragraph" style:parent-style-name="Text_20_body">
      <style:text-properties style:text-position="0% 100%" fo:font-style="normal" officeooo:rsid="005df292" officeooo:paragraph-rsid="005df292" style:font-style-asian="normal" style:font-style-complex="normal"/>
    </style:style>
    <style:style style:name="P20" style:family="paragraph" style:parent-style-name="Text_20_body">
      <style:text-properties style:text-position="0% 100%" fo:font-style="normal" style:text-underline-style="none" officeooo:rsid="00ebcdf6" officeooo:paragraph-rsid="00ebcdf6" style:font-style-asian="normal" style:font-style-complex="normal"/>
    </style:style>
    <style:style style:name="P21" style:family="paragraph" style:parent-style-name="Text_20_body">
      <style:text-properties style:text-position="0% 100%" style:font-name="Liberation Serif" fo:font-style="normal" officeooo:rsid="005faf7c" officeooo:paragraph-rsid="005faf7c" style:font-style-asian="normal" style:font-style-complex="normal"/>
    </style:style>
    <style:style style:name="P22" style:family="paragraph" style:parent-style-name="Text_20_body">
      <style:text-properties style:text-position="0% 100%" officeooo:rsid="0423e7c8" officeooo:paragraph-rsid="0003b96a"/>
    </style:style>
    <style:style style:name="P23" style:family="paragraph" style:parent-style-name="Text_20_body">
      <style:text-properties style:text-position="0% 100%" style:text-underline-style="solid" style:text-underline-width="auto" style:text-underline-color="font-color" officeooo:rsid="03106306" officeooo:paragraph-rsid="0003b96a"/>
    </style:style>
    <style:style style:name="P24" style:family="paragraph" style:parent-style-name="Text_20_body">
      <style:text-properties style:text-position="0% 100%" style:text-underline-style="none" officeooo:rsid="003b43e0" officeooo:paragraph-rsid="003b43e0"/>
    </style:style>
    <style:style style:name="P25" style:family="paragraph" style:parent-style-name="Text_20_body">
      <style:text-properties style:text-position="0% 100%" style:text-underline-style="none" officeooo:rsid="003c808d" officeooo:paragraph-rsid="003c808d"/>
    </style:style>
    <style:style style:name="P26" style:family="paragraph" style:parent-style-name="Text_20_body">
      <style:text-properties style:text-position="0% 100%" style:font-name="Liberation Mono" style:text-underline-style="none" officeooo:rsid="003c808d" officeooo:paragraph-rsid="003c808d"/>
    </style:style>
    <style:style style:name="P27" style:family="paragraph" style:parent-style-name="Text_20_body">
      <style:text-properties style:text-position="0% 100%" style:font-name="Liberation Mono" officeooo:rsid="003e233b" officeooo:paragraph-rsid="003e233b"/>
    </style:style>
    <style:style style:name="P28" style:family="paragraph" style:parent-style-name="Text_20_body">
      <style:text-properties style:text-position="0% 100%" style:font-name="Liberation Mono" officeooo:rsid="003e233b" officeooo:paragraph-rsid="006afded"/>
    </style:style>
    <style:style style:name="P29" style:family="paragraph" style:parent-style-name="Text_20_body">
      <style:text-properties style:text-position="0% 100%" style:font-name="Liberation Mono" fo:font-style="normal" officeooo:rsid="005faf7c" officeooo:paragraph-rsid="005faf7c" style:font-style-asian="normal" style:font-style-complex="normal"/>
    </style:style>
    <style:style style:name="P30" style:family="paragraph" style:parent-style-name="Text_20_body">
      <style:text-properties style:text-position="0% 100%" style:font-name="Liberation Mono" fo:font-style="normal" officeooo:rsid="005df292" officeooo:paragraph-rsid="005df292" style:font-style-asian="normal" style:font-style-complex="normal"/>
    </style:style>
    <style:style style:name="P31" style:family="paragraph" style:parent-style-name="Text_20_body">
      <style:text-properties style:text-position="0% 100%" style:font-name="Liberation Mono" fo:font-style="normal" style:text-underline-style="none" officeooo:rsid="00ebcdf6" officeooo:paragraph-rsid="00ebcdf6" style:font-style-asian="normal" style:font-style-complex="normal"/>
    </style:style>
    <style:style style:name="P32" style:family="paragraph" style:parent-style-name="Text_20_body">
      <style:text-properties style:text-position="0% 100%" officeooo:rsid="003e233b" officeooo:paragraph-rsid="003e233b"/>
    </style:style>
    <style:style style:name="P33" style:family="paragraph" style:parent-style-name="Text_20_body">
      <style:text-properties style:text-position="0% 100%" officeooo:rsid="003e233b" officeooo:paragraph-rsid="004084a7"/>
    </style:style>
    <style:style style:name="P34" style:family="paragraph" style:parent-style-name="Text_20_body">
      <style:text-properties style:text-position="0% 100%" officeooo:rsid="00b4ec43" officeooo:paragraph-rsid="00b4ec43"/>
    </style:style>
    <style:style style:name="P35" style:family="paragraph" style:parent-style-name="Text_20_body">
      <style:text-properties style:text-position="0% 100%" officeooo:rsid="0039ee3f" officeooo:paragraph-rsid="00e671c4"/>
    </style:style>
    <style:style style:name="P36" style:family="paragraph" style:parent-style-name="Text_20_body">
      <style:text-properties fo:font-style="normal" style:text-underline-style="solid" style:text-underline-width="auto" style:text-underline-color="font-color" officeooo:rsid="0311d632" officeooo:paragraph-rsid="00c2cb29" style:font-style-asian="normal" style:font-style-complex="normal"/>
    </style:style>
    <style:style style:name="P37" style:family="paragraph" style:parent-style-name="Text_20_body">
      <style:text-properties fo:font-style="italic" officeooo:rsid="002c7950" officeooo:paragraph-rsid="002c7950" style:font-style-asian="italic" style:font-style-complex="italic"/>
    </style:style>
    <style:style style:name="P38" style:family="paragraph" style:parent-style-name="Text_20_body">
      <style:text-properties fo:font-style="italic" officeooo:rsid="002fd133" officeooo:paragraph-rsid="002fd133" style:font-style-asian="italic" style:font-style-complex="italic"/>
    </style:style>
    <style:style style:name="P39" style:family="paragraph" style:parent-style-name="Text_20_body">
      <style:text-properties fo:font-style="italic" officeooo:rsid="0039ee3f" officeooo:paragraph-rsid="0039ee3f" style:font-style-asian="italic" style:font-style-complex="italic"/>
    </style:style>
    <style:style style:name="P40" style:family="paragraph" style:parent-style-name="Text_20_body">
      <style:text-properties fo:font-style="italic" officeooo:rsid="002f3618" officeooo:paragraph-rsid="002f3618" style:font-style-asian="italic" style:font-style-complex="italic"/>
    </style:style>
    <style:style style:name="P41" style:family="paragraph" style:parent-style-name="Text_20_body">
      <style:text-properties fo:font-style="italic" officeooo:rsid="0018e9d9" officeooo:paragraph-rsid="0018e9d9" style:font-style-asian="italic" style:font-style-complex="italic"/>
    </style:style>
    <style:style style:name="P42" style:family="paragraph" style:parent-style-name="Text_20_body">
      <style:text-properties fo:font-style="italic" officeooo:rsid="00c2cb29" officeooo:paragraph-rsid="00c2cb29" style:font-style-asian="italic" style:font-style-complex="italic"/>
    </style:style>
    <style:style style:name="P43" style:family="paragraph" style:parent-style-name="Text_20_body">
      <style:text-properties fo:font-style="italic" style:text-underline-style="none" officeooo:rsid="0044d2dd" officeooo:paragraph-rsid="0044d2dd" style:font-style-asian="italic" style:font-style-complex="italic"/>
    </style:style>
    <style:style style:name="P44" style:family="paragraph" style:parent-style-name="Text_20_body">
      <style:text-properties fo:font-style="italic" style:text-underline-style="none" officeooo:rsid="0048eec9" officeooo:paragraph-rsid="0048eec9" style:font-style-asian="italic" style:font-style-complex="italic"/>
    </style:style>
    <style:style style:name="P45" style:family="paragraph" style:parent-style-name="Text_20_body">
      <style:text-properties fo:font-style="italic" style:text-underline-style="none" officeooo:rsid="0045761c" officeooo:paragraph-rsid="0045761c" style:font-style-asian="italic" style:font-style-complex="italic"/>
    </style:style>
    <style:style style:name="P46" style:family="paragraph" style:parent-style-name="Text_20_body">
      <style:text-properties fo:font-style="italic" style:text-underline-style="none" officeooo:rsid="001b3380" officeooo:paragraph-rsid="001b3380" style:font-style-asian="italic" style:font-style-complex="italic"/>
    </style:style>
    <style:style style:name="P47" style:family="paragraph" style:parent-style-name="Text_20_body">
      <style:text-properties fo:font-style="italic" style:text-underline-style="none" officeooo:rsid="005147ee" officeooo:paragraph-rsid="005147ee" style:font-style-asian="italic" style:font-style-complex="italic"/>
    </style:style>
    <style:style style:name="P48" style:family="paragraph" style:parent-style-name="Text_20_body">
      <style:text-properties style:font-name="Liberation Serif" officeooo:rsid="00614702" officeooo:paragraph-rsid="00614702"/>
    </style:style>
    <style:style style:name="P49" style:family="paragraph" style:parent-style-name="Text_20_body">
      <style:text-properties style:font-name="Liberation Serif" fo:font-size="12pt" fo:font-weight="normal" officeooo:rsid="00e0b82f" officeooo:paragraph-rsid="00e0b82f" style:font-size-asian="12pt" style:font-weight-asian="normal" style:font-name-complex="Arial1" style:font-size-complex="12pt" style:font-weight-complex="normal"/>
    </style:style>
    <style:style style:name="P50" style:family="paragraph" style:parent-style-name="Text_20_body">
      <style:paragraph-properties fo:text-align="justify" style:justify-single-word="false"/>
      <style:text-properties officeooo:rsid="00203da5" officeooo:paragraph-rsid="0003b96a"/>
    </style:style>
    <style:style style:name="P51" style:family="paragraph" style:parent-style-name="Text_20_body">
      <style:text-properties officeooo:rsid="02f93a79" officeooo:paragraph-rsid="0003b96a"/>
    </style:style>
    <style:style style:name="P52" style:family="paragraph" style:parent-style-name="Text_20_body">
      <style:text-properties officeooo:rsid="02fe4fdd" officeooo:paragraph-rsid="0003b96a"/>
    </style:style>
    <style:style style:name="P53" style:family="paragraph" style:parent-style-name="Text_20_body">
      <style:paragraph-properties fo:text-align="justify" style:justify-single-word="false"/>
      <style:text-properties officeooo:paragraph-rsid="0003b96a"/>
    </style:style>
    <style:style style:name="P54" style:family="paragraph" style:parent-style-name="Text_20_body">
      <style:paragraph-properties fo:text-align="justify" style:justify-single-word="false"/>
      <style:text-properties officeooo:rsid="0424d3c3" officeooo:paragraph-rsid="0003b96a"/>
    </style:style>
    <style:style style:name="P55" style:family="paragraph" style:parent-style-name="Text_20_body">
      <style:text-properties style:text-underline-style="solid" style:text-underline-width="auto" style:text-underline-color="font-color" officeooo:rsid="030c28fd" officeooo:paragraph-rsid="0003b96a"/>
    </style:style>
    <style:style style:name="P56" style:family="paragraph" style:parent-style-name="Text_20_body">
      <style:text-properties style:text-underline-style="solid" style:text-underline-width="auto" style:text-underline-color="font-color" officeooo:rsid="030c28fd" officeooo:paragraph-rsid="001e4849"/>
    </style:style>
    <style:style style:name="P57" style:family="paragraph" style:parent-style-name="Text_20_body">
      <style:text-properties style:text-underline-style="solid" style:text-underline-width="auto" style:text-underline-color="font-color" officeooo:rsid="0311d632" officeooo:paragraph-rsid="0003b96a"/>
    </style:style>
    <style:style style:name="P58" style:family="paragraph" style:parent-style-name="Text_20_body">
      <style:text-properties style:text-underline-style="solid" style:text-underline-width="auto" style:text-underline-color="font-color" officeooo:rsid="030ed4c5" officeooo:paragraph-rsid="0003b96a"/>
    </style:style>
    <style:style style:name="P59" style:family="paragraph" style:parent-style-name="Text_20_body">
      <style:text-properties style:text-underline-style="solid" style:text-underline-width="auto" style:text-underline-color="font-color" officeooo:rsid="03106306" officeooo:paragraph-rsid="0003b96a"/>
    </style:style>
    <style:style style:name="P60" style:family="paragraph" style:parent-style-name="Text_20_body">
      <style:text-properties style:text-underline-style="none" officeooo:rsid="001b3380" officeooo:paragraph-rsid="001b3380"/>
    </style:style>
    <style:style style:name="P61" style:family="paragraph" style:parent-style-name="Text_20_body">
      <style:text-properties style:text-underline-style="none" officeooo:rsid="001b3380" officeooo:paragraph-rsid="001cb158"/>
    </style:style>
    <style:style style:name="P62" style:family="paragraph" style:parent-style-name="Text_20_body">
      <style:text-properties style:text-underline-style="none" officeooo:rsid="001b3380" officeooo:paragraph-rsid="001d4d9e"/>
    </style:style>
    <style:style style:name="P63" style:family="paragraph" style:parent-style-name="Text_20_body">
      <style:text-properties style:text-underline-style="none" officeooo:rsid="0044d2dd" officeooo:paragraph-rsid="0044d2dd"/>
    </style:style>
    <style:style style:name="P64" style:family="paragraph" style:parent-style-name="Text_20_body">
      <style:text-properties style:text-underline-style="none" officeooo:rsid="0045761c" officeooo:paragraph-rsid="0045761c"/>
    </style:style>
    <style:style style:name="P65" style:family="paragraph" style:parent-style-name="Text_20_body">
      <style:text-properties style:text-underline-style="none" officeooo:rsid="0048eec9" officeooo:paragraph-rsid="0048eec9"/>
    </style:style>
    <style:style style:name="P66" style:family="paragraph" style:parent-style-name="Text_20_body">
      <style:text-properties style:text-underline-style="none" officeooo:rsid="005147ee" officeooo:paragraph-rsid="005147ee"/>
    </style:style>
    <style:style style:name="P67" style:family="paragraph" style:parent-style-name="Text_20_body">
      <style:text-properties officeooo:paragraph-rsid="0003b96a"/>
    </style:style>
    <style:style style:name="P68" style:family="paragraph" style:parent-style-name="Text_20_body">
      <style:text-properties officeooo:rsid="0018e9d9" officeooo:paragraph-rsid="0018e9d9"/>
    </style:style>
    <style:style style:name="P69" style:family="paragraph" style:parent-style-name="Text_20_body">
      <style:text-properties officeooo:rsid="0018e9d9" officeooo:paragraph-rsid="00c33a48"/>
    </style:style>
    <style:style style:name="P70" style:family="paragraph" style:parent-style-name="Text_20_body">
      <style:text-properties officeooo:rsid="0018e9d9" officeooo:paragraph-rsid="00e8b284"/>
    </style:style>
    <style:style style:name="P71" style:family="paragraph" style:parent-style-name="Text_20_body">
      <style:text-properties style:font-name="Liberation Mono" style:text-underline-style="none" officeooo:rsid="0045761c" officeooo:paragraph-rsid="0045761c"/>
    </style:style>
    <style:style style:name="P72" style:family="paragraph" style:parent-style-name="Text_20_body">
      <style:text-properties style:font-name="Liberation Mono" style:text-underline-style="none" officeooo:rsid="0048eec9" officeooo:paragraph-rsid="0048eec9"/>
    </style:style>
    <style:style style:name="P73" style:family="paragraph" style:parent-style-name="Text_20_body">
      <style:text-properties style:font-name="Liberation Mono" style:text-underline-style="none" officeooo:rsid="001b3380" officeooo:paragraph-rsid="001b3380"/>
    </style:style>
    <style:style style:name="P74" style:family="paragraph" style:parent-style-name="Text_20_body">
      <style:text-properties style:font-name="Liberation Mono" style:text-underline-style="none" officeooo:rsid="005147ee" officeooo:paragraph-rsid="005147ee"/>
    </style:style>
    <style:style style:name="P75" style:family="paragraph" style:parent-style-name="Text_20_body">
      <style:text-properties style:font-name="Liberation Mono" officeooo:rsid="002f3618" officeooo:paragraph-rsid="002f3618"/>
    </style:style>
    <style:style style:name="P76" style:family="paragraph" style:parent-style-name="Text_20_body">
      <style:text-properties style:font-name="Liberation Mono" officeooo:rsid="002fd133" officeooo:paragraph-rsid="002fd133"/>
    </style:style>
    <style:style style:name="P77" style:family="paragraph" style:parent-style-name="Text_20_body">
      <style:text-properties style:font-name="Liberation Mono" officeooo:rsid="002c7950" officeooo:paragraph-rsid="002c7950"/>
    </style:style>
    <style:style style:name="P78" style:family="paragraph" style:parent-style-name="Text_20_body">
      <style:text-properties style:font-name="Liberation Mono" officeooo:rsid="0039ee3f" officeooo:paragraph-rsid="0039ee3f"/>
    </style:style>
    <style:style style:name="P79" style:family="paragraph" style:parent-style-name="Text_20_body">
      <style:text-properties style:font-name="Liberation Mono" officeooo:rsid="00c2cb29" officeooo:paragraph-rsid="00c2cb29"/>
    </style:style>
    <style:style style:name="P80" style:family="paragraph" style:parent-style-name="Text_20_body">
      <style:text-properties style:font-name="Liberation Mono" officeooo:rsid="0018e9d9" officeooo:paragraph-rsid="00e8b284"/>
    </style:style>
    <style:style style:name="P81" style:family="paragraph" style:parent-style-name="Text_20_body">
      <style:text-properties officeooo:rsid="002c7950" officeooo:paragraph-rsid="002c7950"/>
    </style:style>
    <style:style style:name="P82" style:family="paragraph" style:parent-style-name="Text_20_body">
      <style:text-properties officeooo:rsid="002f3618" officeooo:paragraph-rsid="002f3618"/>
    </style:style>
    <style:style style:name="P83" style:family="paragraph" style:parent-style-name="Text_20_body">
      <style:text-properties officeooo:rsid="002fd133" officeooo:paragraph-rsid="002fd133"/>
    </style:style>
    <style:style style:name="P84" style:family="paragraph" style:parent-style-name="Text_20_body">
      <style:text-properties officeooo:rsid="0039ee3f" officeooo:paragraph-rsid="0039ee3f"/>
    </style:style>
    <style:style style:name="P85" style:family="paragraph" style:parent-style-name="Text_20_body">
      <style:text-properties officeooo:paragraph-rsid="0076831c"/>
    </style:style>
    <style:style style:name="P86" style:family="paragraph" style:parent-style-name="Text_20_body">
      <style:paragraph-properties fo:text-align="justify" style:justify-single-word="false"/>
      <style:text-properties officeooo:rsid="001ea0bd" officeooo:paragraph-rsid="00a7523b"/>
    </style:style>
    <style:style style:name="P87" style:family="paragraph" style:parent-style-name="Text_20_body">
      <style:text-properties officeooo:paragraph-rsid="00b4ec43"/>
    </style:style>
    <style:style style:name="P88" style:family="paragraph" style:parent-style-name="Text_20_body">
      <style:text-properties officeooo:rsid="00b4ec43" officeooo:paragraph-rsid="00b4ec43"/>
    </style:style>
    <style:style style:name="P89" style:family="paragraph" style:parent-style-name="Text_20_body">
      <style:text-properties officeooo:rsid="005b90fc" officeooo:paragraph-rsid="00897498"/>
    </style:style>
    <style:style style:name="P90" style:family="paragraph" style:parent-style-name="Text_20_body">
      <style:text-properties officeooo:rsid="00c2cb29" officeooo:paragraph-rsid="00c2cb29"/>
    </style:style>
    <style:style style:name="P91" style:family="paragraph" style:parent-style-name="Text_20_body">
      <style:text-properties officeooo:paragraph-rsid="006172a8"/>
    </style:style>
    <style:style style:name="P92" style:family="paragraph" style:parent-style-name="Text_20_body">
      <style:text-properties fo:font-weight="normal" officeooo:rsid="03f4f34a" officeooo:paragraph-rsid="0003b96a" style:font-weight-asian="normal" style:font-weight-complex="normal"/>
    </style:style>
    <style:style style:name="P93" style:family="paragraph" style:parent-style-name="Text_20_body">
      <style:text-properties officeooo:rsid="00e0b82f" officeooo:paragraph-rsid="00e0b82f"/>
    </style:style>
    <style:style style:name="P94" style:family="paragraph" style:parent-style-name="Text_20_body">
      <style:text-properties officeooo:rsid="03922f9e" officeooo:paragraph-rsid="00e0b82f"/>
    </style:style>
    <style:style style:name="P95" style:family="paragraph" style:parent-style-name="Text_20_body">
      <style:text-properties officeooo:rsid="00e4c58b" officeooo:paragraph-rsid="00e671c4"/>
    </style:style>
    <style:style style:name="P96" style:family="paragraph" style:parent-style-name="Text_20_body">
      <style:text-properties officeooo:rsid="00e8b284" officeooo:paragraph-rsid="00e8b284"/>
    </style:style>
    <style:style style:name="P97" style:family="paragraph" style:parent-style-name="Text_20_body">
      <style:text-properties officeooo:rsid="00ef17ed" officeooo:paragraph-rsid="00ef17ed"/>
    </style:style>
    <style:style style:name="P98" style:family="paragraph" style:parent-style-name="Title">
      <style:paragraph-properties fo:break-before="page"/>
      <style:text-properties officeooo:rsid="038beb8b" officeooo:paragraph-rsid="0003b96a"/>
    </style:style>
    <style:style style:name="P99" style:family="paragraph" style:parent-style-name="Text_20_body">
      <style:paragraph-properties fo:margin-left="0in" fo:margin-right="0in" fo:line-height="120%" fo:text-indent="0in" style:auto-text-indent="false" style:writing-mode="lr-tb"/>
      <style:text-properties style:font-name="Arial" fo:font-style="italic" style:font-style-asian="italic" style:font-name-complex="Arial1" style:font-style-complex="italic"/>
    </style:style>
    <style:style style:name="P100" style:family="paragraph" style:parent-style-name="Contents_20_2">
      <style:paragraph-properties>
        <style:tab-stops>
          <style:tab-stop style:position="6.6929in" style:type="right" style:leader-style="dotted" style:leader-text="."/>
        </style:tab-stops>
      </style:paragraph-properties>
    </style:style>
    <style:style style:name="P101" style:family="paragraph" style:parent-style-name="Contents_20_1">
      <style:paragraph-properties>
        <style:tab-stops>
          <style:tab-stop style:position="6.6929in" style:type="right" style:leader-style="dotted" style:leader-text="."/>
        </style:tab-stops>
      </style:paragraph-properties>
    </style:style>
    <style:style style:name="P102" style:family="paragraph" style:parent-style-name="Standard" style:list-style-name="L3"/>
    <style:style style:name="P103" style:family="paragraph" style:parent-style-name="Text_20_body" style:list-style-name="L1">
      <style:text-properties officeooo:rsid="02f93a79" officeooo:paragraph-rsid="0003b96a"/>
    </style:style>
    <style:style style:name="P104" style:family="paragraph" style:parent-style-name="Text_20_body" style:list-style-name="L2">
      <style:text-properties style:text-position="0% 100%" style:text-underline-style="none" officeooo:rsid="003b43e0" officeooo:paragraph-rsid="003b43e0"/>
    </style:style>
    <style:style style:name="P105" style:family="paragraph" style:parent-style-name="Text_20_body">
      <style:text-properties officeooo:paragraph-rsid="00e0b82f"/>
    </style:style>
    <style:style style:name="P106" style:family="paragraph" style:parent-style-name="Heading_20_1" style:list-style-name=""/>
    <style:style style:name="P107" style:family="paragraph" style:parent-style-name="Heading_20_1">
      <style:text-properties officeooo:rsid="00e0b82f"/>
    </style:style>
    <style:style style:name="P108" style:family="paragraph" style:parent-style-name="Heading_20_1">
      <style:text-properties officeooo:rsid="00c7f974" officeooo:paragraph-rsid="00c7f974"/>
    </style:style>
    <style:style style:name="P109" style:family="paragraph" style:parent-style-name="Heading_20_1">
      <style:paragraph-properties fo:break-before="page"/>
    </style:style>
    <style:style style:name="T1" style:family="text">
      <style:text-properties officeooo:rsid="03c94de8"/>
    </style:style>
    <style:style style:name="T2" style:family="text">
      <style:text-properties fo:font-weight="normal" officeooo:rsid="03f4f34a" style:font-weight-asian="normal" style:font-weight-complex="normal"/>
    </style:style>
    <style:style style:name="T3" style:family="text">
      <style:text-properties fo:font-weight="normal" officeooo:rsid="0079858e" style:font-weight-asian="normal" style:font-weight-complex="normal"/>
    </style:style>
    <style:style style:name="T4" style:family="text">
      <style:text-properties fo:font-weight="bold" style:font-weight-asian="bold" style:font-weight-complex="bold"/>
    </style:style>
    <style:style style:name="T5" style:family="text">
      <style:text-properties fo:font-weight="bold" officeooo:rsid="03f4f34a" style:font-weight-asian="bold" style:font-weight-complex="bold"/>
    </style:style>
    <style:style style:name="T6" style:family="text">
      <style:text-properties fo:font-weight="bold" officeooo:rsid="03922f9e" style:font-weight-asian="bold" style:font-weight-complex="bold"/>
    </style:style>
    <style:style style:name="T7" style:family="text">
      <style:text-properties style:text-position="sub 58%"/>
    </style:style>
    <style:style style:name="T8" style:family="text">
      <style:text-properties style:text-position="sub 58%" fo:font-style="normal" officeooo:rsid="005d718f" style:font-style-asian="normal" style:font-style-complex="normal"/>
    </style:style>
    <style:style style:name="T9" style:family="text">
      <style:text-properties style:text-position="sub 58%" fo:font-style="normal" officeooo:rsid="0087cc6b" style:font-style-asian="normal" style:font-style-complex="normal"/>
    </style:style>
    <style:style style:name="T10" style:family="text">
      <style:text-properties style:text-position="sub 58%" officeooo:rsid="039816ad"/>
    </style:style>
    <style:style style:name="T11" style:family="text">
      <style:text-properties style:text-position="sub 58%" officeooo:rsid="003a20aa"/>
    </style:style>
    <style:style style:name="T12" style:family="text">
      <style:text-properties style:text-position="sub 58%" style:font-name="Liberation Serif" fo:font-style="normal" officeooo:rsid="0062a109" style:font-style-asian="normal" style:font-style-complex="normal"/>
    </style:style>
    <style:style style:name="T13" style:family="text">
      <style:text-properties style:text-position="sub 58%" style:font-name="Liberation Serif" fo:font-style="normal" officeooo:rsid="00893b05" style:font-style-asian="normal" style:font-style-complex="normal"/>
    </style:style>
    <style:style style:name="T14" style:family="text">
      <style:text-properties style:text-position="sub 58%" officeooo:rsid="00863fca"/>
    </style:style>
    <style:style style:name="T15" style:family="text">
      <style:text-properties style:text-position="sub 58%" officeooo:rsid="00595485"/>
    </style:style>
    <style:style style:name="T16" style:family="text">
      <style:text-properties style:text-position="sub 58%" officeooo:rsid="00e781ae"/>
    </style:style>
    <style:style style:name="T17" style:family="text">
      <style:text-properties style:text-position="0% 100%"/>
    </style:style>
    <style:style style:name="T18" style:family="text">
      <style:text-properties style:text-position="0% 100%" fo:font-style="italic" officeooo:rsid="005b2043" style:font-style-asian="italic" style:font-style-complex="italic"/>
    </style:style>
    <style:style style:name="T19" style:family="text">
      <style:text-properties style:text-position="0% 100%" fo:font-style="italic" officeooo:rsid="005b90fc" style:font-style-asian="italic" style:font-style-complex="italic"/>
    </style:style>
    <style:style style:name="T20" style:family="text">
      <style:text-properties style:text-position="0% 100%" fo:font-style="italic" officeooo:rsid="005b2043" style:font-style-asian="normal" style:font-style-complex="normal"/>
    </style:style>
    <style:style style:name="T21" style:family="text">
      <style:text-properties style:text-position="0% 100%" fo:font-style="normal" style:font-style-asian="normal" style:font-style-complex="normal"/>
    </style:style>
    <style:style style:name="T22" style:family="text">
      <style:text-properties style:text-position="0% 100%" fo:font-style="normal" officeooo:rsid="005b2043" style:font-style-asian="normal" style:font-style-complex="normal"/>
    </style:style>
    <style:style style:name="T23" style:family="text">
      <style:text-properties style:text-position="0% 100%" fo:font-style="normal" officeooo:rsid="005b90fc" style:font-style-asian="normal" style:font-style-complex="normal"/>
    </style:style>
    <style:style style:name="T24" style:family="text">
      <style:text-properties style:text-position="0% 100%" fo:font-style="normal" officeooo:rsid="005d718f" style:font-style-asian="normal" style:font-style-complex="normal"/>
    </style:style>
    <style:style style:name="T25" style:family="text">
      <style:text-properties style:text-position="0% 100%" fo:font-style="normal" officeooo:rsid="006172a8" style:font-style-asian="normal" style:font-style-complex="normal"/>
    </style:style>
    <style:style style:name="T26" style:family="text">
      <style:text-properties style:text-position="0% 100%" fo:font-style="normal" officeooo:rsid="0087cc6b" style:font-style-asian="normal" style:font-style-complex="normal"/>
    </style:style>
    <style:style style:name="T27" style:family="text">
      <style:text-properties style:text-position="0% 100%" fo:font-style="normal" officeooo:rsid="00897498" style:font-style-asian="normal" style:font-style-complex="normal"/>
    </style:style>
    <style:style style:name="T28" style:family="text">
      <style:text-properties style:text-position="0% 100%" fo:font-style="normal" officeooo:rsid="00b4ec43" style:font-style-asian="normal" style:font-style-complex="normal"/>
    </style:style>
    <style:style style:name="T29" style:family="text">
      <style:text-properties style:text-position="0% 100%" officeooo:rsid="039816ad"/>
    </style:style>
    <style:style style:name="T30" style:family="text">
      <style:text-properties style:text-position="0% 100%" officeooo:rsid="0026649a"/>
    </style:style>
    <style:style style:name="T31" style:family="text">
      <style:text-properties style:text-position="0% 100%" officeooo:rsid="030d12a2"/>
    </style:style>
    <style:style style:name="T32" style:family="text">
      <style:text-properties style:text-position="0% 100%" officeooo:rsid="005b2043"/>
    </style:style>
    <style:style style:name="T33" style:family="text">
      <style:text-properties style:text-position="0% 100%" style:font-name="Liberation Serif" fo:font-style="normal" officeooo:rsid="0062a109" style:font-style-asian="normal" style:font-style-complex="normal"/>
    </style:style>
    <style:style style:name="T34" style:family="text">
      <style:text-properties style:text-position="0% 100%" style:font-name="Liberation Serif" fo:font-style="normal" officeooo:rsid="0064434f" style:font-style-asian="normal" style:font-style-complex="normal"/>
    </style:style>
    <style:style style:name="T35" style:family="text">
      <style:text-properties style:text-position="0% 100%" style:font-name="Liberation Serif" fo:font-style="normal" officeooo:rsid="0063ca24" style:font-style-asian="normal" style:font-style-complex="normal"/>
    </style:style>
    <style:style style:name="T36" style:family="text">
      <style:text-properties style:text-position="0% 100%" style:font-name="Liberation Serif" fo:font-style="normal" officeooo:rsid="00897498" style:font-style-asian="normal" style:font-style-complex="normal"/>
    </style:style>
    <style:style style:name="T37" style:family="text">
      <style:text-properties style:text-position="0% 100%" style:font-name="Liberation Serif" fo:font-style="normal" officeooo:rsid="006172a8" style:font-style-asian="normal" style:font-style-complex="normal"/>
    </style:style>
    <style:style style:name="T38" style:family="text">
      <style:text-properties style:text-position="0% 100%" style:font-name="Liberation Serif" fo:font-style="normal" officeooo:rsid="00893b05" style:font-style-asian="normal" style:font-style-complex="normal"/>
    </style:style>
    <style:style style:name="T39" style:family="text">
      <style:text-properties style:text-position="0% 100%" officeooo:rsid="00863fca"/>
    </style:style>
    <style:style style:name="T40" style:family="text">
      <style:text-properties style:text-position="0% 100%" officeooo:rsid="00595485"/>
    </style:style>
    <style:style style:name="T41" style:family="text">
      <style:text-properties style:text-position="0% 100%" officeooo:rsid="0062a109"/>
    </style:style>
    <style:style style:name="T42" style:family="text">
      <style:text-properties style:text-position="0% 100%" officeooo:rsid="00b5dce6"/>
    </style:style>
    <style:style style:name="T43" style:family="text">
      <style:text-properties style:text-position="0% 100%" officeooo:rsid="00cba27a"/>
    </style:style>
    <style:style style:name="T44" style:family="text">
      <style:text-properties style:text-position="0% 100%" officeooo:rsid="00d50267"/>
    </style:style>
    <style:style style:name="T45" style:family="text">
      <style:text-properties style:text-position="0% 100%" officeooo:rsid="00d59454"/>
    </style:style>
    <style:style style:name="T46" style:family="text">
      <style:text-properties style:text-position="0% 100%" officeooo:rsid="00d5f77f"/>
    </style:style>
    <style:style style:name="T47" style:family="text">
      <style:text-properties style:text-position="0% 100%" officeooo:rsid="00d622e8"/>
    </style:style>
    <style:style style:name="T48" style:family="text">
      <style:text-properties style:text-position="0% 100%" officeooo:rsid="00e0b82f"/>
    </style:style>
    <style:style style:name="T49" style:family="text">
      <style:text-properties fo:font-style="italic" style:font-style-asian="italic" style:font-style-complex="italic"/>
    </style:style>
    <style:style style:name="T50" style:family="text">
      <style:text-properties fo:font-style="italic" officeooo:rsid="0057c2f4" style:font-style-asian="italic" style:font-style-complex="italic"/>
    </style:style>
    <style:style style:name="T51" style:family="text">
      <style:text-properties fo:font-style="italic" officeooo:rsid="00d75341" style:font-style-asian="italic" style:font-style-complex="italic"/>
    </style:style>
    <style:style style:name="T52" style:family="text">
      <style:text-properties fo:font-style="italic" officeooo:rsid="03922f9e" style:font-style-asian="italic" style:font-style-complex="italic"/>
    </style:style>
    <style:style style:name="T53" style:family="text">
      <style:text-properties fo:font-style="italic" style:text-underline-style="none" officeooo:rsid="0042ed47" style:font-style-asian="italic" style:font-style-complex="italic"/>
    </style:style>
    <style:style style:name="T54" style:family="text">
      <style:text-properties fo:font-style="normal" style:font-style-asian="normal" style:font-style-complex="normal"/>
    </style:style>
    <style:style style:name="T55" style:family="text">
      <style:text-properties fo:font-style="normal" officeooo:rsid="0311d632" style:font-style-asian="normal" style:font-style-complex="normal"/>
    </style:style>
    <style:style style:name="T56" style:family="text">
      <style:text-properties fo:font-style="normal" officeooo:rsid="005d718f" style:font-style-asian="normal" style:font-style-complex="normal"/>
    </style:style>
    <style:style style:name="T57" style:family="text">
      <style:text-properties fo:font-style="normal" officeooo:rsid="0083e318" style:font-style-asian="normal" style:font-style-complex="normal"/>
    </style:style>
    <style:style style:name="T58" style:family="text">
      <style:text-properties fo:font-style="normal" officeooo:rsid="0087cc6b" style:font-style-asian="normal" style:font-style-complex="normal"/>
    </style:style>
    <style:style style:name="T59" style:family="text">
      <style:text-properties fo:font-style="normal" style:text-underline-style="none" officeooo:rsid="0042ed47" style:font-style-asian="normal" style:font-style-complex="normal"/>
    </style:style>
    <style:style style:name="T60" style:family="text">
      <style:text-properties style:text-position="super 58%" officeooo:rsid="040f8e66"/>
    </style:style>
    <style:style style:name="T61" style:family="text">
      <style:text-properties officeooo:rsid="03922f9e"/>
    </style:style>
    <style:style style:name="T62" style:family="text">
      <style:text-properties officeooo:rsid="042abe72"/>
    </style:style>
    <style:style style:name="T63" style:family="text">
      <style:text-properties officeooo:rsid="0057c2f4"/>
    </style:style>
    <style:style style:name="T64" style:family="text">
      <style:text-properties officeooo:rsid="001ea24d"/>
    </style:style>
    <style:style style:name="T65" style:family="text">
      <style:text-properties officeooo:rsid="00203da5"/>
    </style:style>
    <style:style style:name="T66" style:family="text">
      <style:text-properties style:font-name="Liberation Serif"/>
    </style:style>
    <style:style style:name="T67" style:family="text">
      <style:text-properties style:font-name="Liberation Serif" officeooo:rsid="00203da5"/>
    </style:style>
    <style:style style:name="T68" style:family="text">
      <style:text-properties style:font-name="Liberation Serif" officeooo:rsid="0020e20b"/>
    </style:style>
    <style:style style:name="T69" style:family="text">
      <style:text-properties style:font-name="Liberation Serif" officeooo:rsid="0042161d"/>
    </style:style>
    <style:style style:name="T70" style:family="text">
      <style:text-properties style:font-name="Liberation Serif" officeooo:rsid="0044005a"/>
    </style:style>
    <style:style style:name="T71" style:family="text">
      <style:text-properties style:font-name="Liberation Serif" officeooo:rsid="0045d662"/>
    </style:style>
    <style:style style:name="T72" style:family="text">
      <style:text-properties style:font-name="Liberation Serif" officeooo:rsid="0046d8ef"/>
    </style:style>
    <style:style style:name="T73" style:family="text">
      <style:text-properties style:font-name="Liberation Serif" fo:font-style="italic" officeooo:rsid="0044005a" style:font-style-asian="italic" style:font-style-complex="italic"/>
    </style:style>
    <style:style style:name="T74" style:family="text">
      <style:text-properties style:font-name="Liberation Serif" fo:font-style="italic" officeooo:rsid="00f0a172" style:font-style-asian="italic" style:font-style-complex="italic"/>
    </style:style>
    <style:style style:name="T75" style:family="text">
      <style:text-properties style:font-name="Liberation Serif" fo:font-style="italic" officeooo:rsid="00f292f2" style:font-style-asian="italic" style:font-style-complex="italic"/>
    </style:style>
    <style:style style:name="T76" style:family="text">
      <style:text-properties style:font-name="Liberation Serif" officeooo:rsid="0076831c"/>
    </style:style>
    <style:style style:name="T77" style:family="text">
      <style:text-properties style:font-name="Liberation Serif" officeooo:rsid="0062a109"/>
    </style:style>
    <style:style style:name="T78" style:family="text">
      <style:text-properties style:font-name="Liberation Serif" officeooo:rsid="0063ca24"/>
    </style:style>
    <style:style style:name="T79" style:family="text">
      <style:text-properties style:font-name="Liberation Serif" officeooo:rsid="00897498"/>
    </style:style>
    <style:style style:name="T80" style:family="text">
      <style:text-properties style:font-name="Liberation Serif" officeooo:rsid="00a7523b"/>
    </style:style>
    <style:style style:name="T81" style:family="text">
      <style:text-properties style:font-name="Liberation Serif" officeooo:rsid="00bb2928"/>
    </style:style>
    <style:style style:name="T82" style:family="text">
      <style:text-properties style:font-name="Liberation Serif" officeooo:rsid="00d1e421"/>
    </style:style>
    <style:style style:name="T83" style:family="text">
      <style:text-properties style:font-name="Liberation Serif" fo:font-size="12pt" fo:font-weight="normal" officeooo:rsid="03922f9e" style:font-size-asian="12pt" style:font-weight-asian="normal" style:font-name-complex="Arial1" style:font-size-complex="12pt" style:font-weight-complex="normal"/>
    </style:style>
    <style:style style:name="T84" style:family="text">
      <style:text-properties style:font-name="Liberation Serif" fo:font-size="12pt" fo:font-weight="normal" officeooo:rsid="00e0b82f" style:font-size-asian="12pt" style:font-weight-asian="normal" style:font-name-complex="Arial1" style:font-size-complex="12pt" style:font-weight-complex="normal"/>
    </style:style>
    <style:style style:name="T85" style:family="text">
      <style:text-properties style:font-name="Liberation Serif" officeooo:rsid="00f0a172"/>
    </style:style>
    <style:style style:name="T86" style:family="text">
      <style:text-properties style:font-name="Liberation Serif" officeooo:rsid="00f292f2"/>
    </style:style>
    <style:style style:name="T87" style:family="text">
      <style:text-properties style:font-name="Liberation Serif" officeooo:rsid="00f398a5"/>
    </style:style>
    <style:style style:name="T88" style:family="text">
      <style:text-properties style:font-name="Liberation Serif" officeooo:rsid="00f8bea3"/>
    </style:style>
    <style:style style:name="T89" style:family="text">
      <style:text-properties style:font-name="Liberation Serif" officeooo:rsid="00fdee49"/>
    </style:style>
    <style:style style:name="T90" style:family="text">
      <style:text-properties style:font-name="Liberation Sans" officeooo:rsid="039933d3"/>
    </style:style>
    <style:style style:name="T91" style:family="text">
      <style:text-properties style:font-name="Liberation Sans" officeooo:rsid="02735bf7"/>
    </style:style>
    <style:style style:name="T92" style:family="text">
      <style:text-properties style:font-name="Liberation Sans" officeooo:rsid="00a7523b"/>
    </style:style>
    <style:style style:name="T93" style:family="text">
      <style:text-properties style:font-name="Liberation Sans" officeooo:rsid="00cba27a"/>
    </style:style>
    <style:style style:name="T94" style:family="text">
      <style:text-properties officeooo:rsid="039abb16"/>
    </style:style>
    <style:style style:name="T95" style:family="text">
      <style:text-properties officeooo:rsid="039dbe3b"/>
    </style:style>
    <style:style style:name="T96" style:family="text">
      <style:text-properties officeooo:rsid="02fc2221"/>
    </style:style>
    <style:style style:name="T97" style:family="text">
      <style:text-properties officeooo:rsid="039f93db"/>
    </style:style>
    <style:style style:name="T98" style:family="text">
      <style:text-properties officeooo:rsid="02fd721a"/>
    </style:style>
    <style:style style:name="T99" style:family="text">
      <style:text-properties officeooo:rsid="02faaafe"/>
    </style:style>
    <style:style style:name="T100" style:family="text">
      <style:text-properties officeooo:rsid="040f083a"/>
    </style:style>
    <style:style style:name="T101" style:family="text">
      <style:text-properties officeooo:rsid="0026649a"/>
    </style:style>
    <style:style style:name="T102" style:family="text">
      <style:text-properties officeooo:rsid="040f8e66"/>
    </style:style>
    <style:style style:name="T103" style:family="text">
      <style:text-properties style:text-underline-style="solid" style:text-underline-width="auto" style:text-underline-color="font-color"/>
    </style:style>
    <style:style style:name="T104" style:family="text">
      <style:text-properties style:text-underline-style="solid" style:text-underline-width="auto" style:text-underline-color="font-color" officeooo:rsid="030c28fd"/>
    </style:style>
    <style:style style:name="T105" style:family="text">
      <style:text-properties officeooo:rsid="030ed4c5"/>
    </style:style>
    <style:style style:name="T106" style:family="text">
      <style:text-properties officeooo:rsid="0310d82e"/>
    </style:style>
    <style:style style:name="T107" style:family="text">
      <style:text-properties officeooo:rsid="001b3380"/>
    </style:style>
    <style:style style:name="T108" style:family="text">
      <style:text-properties officeooo:rsid="001e4849"/>
    </style:style>
    <style:style style:name="T109" style:family="text">
      <style:text-properties officeooo:rsid="002e0ec7"/>
    </style:style>
    <style:style style:name="T110" style:family="text">
      <style:text-properties officeooo:rsid="0034ae21"/>
    </style:style>
    <style:style style:name="T111" style:family="text">
      <style:text-properties officeooo:rsid="003a20aa"/>
    </style:style>
    <style:style style:name="T112" style:family="text">
      <style:text-properties officeooo:rsid="003f6c3b"/>
    </style:style>
    <style:style style:name="T113" style:family="text">
      <style:text-properties officeooo:rsid="004baa18"/>
    </style:style>
    <style:style style:name="T114" style:family="text">
      <style:text-properties officeooo:rsid="006c2688"/>
    </style:style>
    <style:style style:name="T115" style:family="text">
      <style:text-properties officeooo:rsid="006d3473"/>
    </style:style>
    <style:style style:name="T116" style:family="text">
      <style:text-properties officeooo:rsid="006e1a04"/>
    </style:style>
    <style:style style:name="T117" style:family="text">
      <style:text-properties officeooo:rsid="003df57c"/>
    </style:style>
    <style:style style:name="T118" style:family="text">
      <style:text-properties officeooo:rsid="007585d7"/>
    </style:style>
    <style:style style:name="T119" style:family="text">
      <style:text-properties style:text-underline-style="none" officeooo:rsid="0042ed47"/>
    </style:style>
    <style:style style:name="T120" style:family="text">
      <style:text-properties officeooo:rsid="0083e318"/>
    </style:style>
    <style:style style:name="T121" style:family="text">
      <style:text-properties officeooo:rsid="00863fca"/>
    </style:style>
    <style:style style:name="T122" style:family="text">
      <style:text-properties officeooo:rsid="0087cc6b"/>
    </style:style>
    <style:style style:name="T123" style:family="text">
      <style:text-properties officeooo:rsid="005d718f"/>
    </style:style>
    <style:style style:name="T124" style:family="text">
      <style:text-properties officeooo:rsid="008b11db"/>
    </style:style>
    <style:style style:name="T125" style:family="text">
      <style:text-properties officeooo:rsid="008b466c"/>
    </style:style>
    <style:style style:name="T126" style:family="text">
      <style:text-properties officeooo:rsid="00a3d1b9"/>
    </style:style>
    <style:style style:name="T127" style:family="text">
      <style:text-properties officeooo:rsid="00a7523b"/>
    </style:style>
    <style:style style:name="T128" style:family="text">
      <style:text-properties officeooo:rsid="00a944f6"/>
    </style:style>
    <style:style style:name="T129" style:family="text">
      <style:text-properties officeooo:rsid="00a9e84b"/>
    </style:style>
    <style:style style:name="T130" style:family="text">
      <style:text-properties officeooo:rsid="00abbbd7"/>
    </style:style>
    <style:style style:name="T131" style:family="text">
      <style:text-properties officeooo:rsid="00595485"/>
    </style:style>
    <style:style style:name="T132" style:family="text">
      <style:text-properties officeooo:rsid="00c2cb29"/>
    </style:style>
    <style:style style:name="T133" style:family="text">
      <style:text-properties officeooo:rsid="00196903"/>
    </style:style>
    <style:style style:name="T134" style:family="text">
      <style:text-properties officeooo:rsid="00cba27a"/>
    </style:style>
    <style:style style:name="T135" style:family="text">
      <style:text-properties officeooo:rsid="00ce7de7"/>
    </style:style>
    <style:style style:name="T136" style:family="text">
      <style:text-properties officeooo:rsid="00d2a27d"/>
    </style:style>
    <style:style style:name="T137" style:family="text">
      <style:text-properties officeooo:rsid="00d393e7"/>
    </style:style>
    <style:style style:name="T138" style:family="text">
      <style:text-properties officeooo:rsid="00d50267"/>
    </style:style>
    <style:style style:name="T139" style:family="text">
      <style:text-properties officeooo:rsid="00d8b3e1"/>
    </style:style>
    <style:style style:name="T140" style:family="text">
      <style:text-properties officeooo:rsid="00ddf728"/>
    </style:style>
    <style:style style:name="T141" style:family="text">
      <style:text-properties officeooo:rsid="00e781ae"/>
    </style:style>
    <style:style style:name="T142" style:family="text">
      <style:text-properties officeooo:rsid="00e8b284"/>
    </style:style>
    <style:style style:name="T143" style:family="text">
      <style:text-properties officeooo:rsid="00eef58f"/>
    </style:style>
    <style:style style:name="T144" style:family="text">
      <style:text-properties officeooo:rsid="00f58b8d"/>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8"><text:span text:style-name="T1">User Manual of<text:line-break/></text:span>AutoPACMEN<text:line-break/><text:span text:style-name="T2">(</text:span><text:span text:style-name="T5">A</text:span><text:span text:style-name="T2">utomatic </text:span><text:span text:style-name="T3">Integration of</text:span><text:span text:style-name="T2"> </text:span><text:span text:style-name="T5">P</text:span><text:span text:style-name="T2">rotein </text:span><text:span text:style-name="T5">A</text:span><text:span text:style-name="T2">llocation </text:span><text:span text:style-name="T5">C</text:span><text:span text:style-name="T2">onstraints in </text:span><text:span text:style-name="T5">Me</text:span><text:span text:style-name="T2">tabolic </text:span><text:span text:style-name="T5">N</text:span><text:span text:style-name="T2">etworks)</text:span></text:p>
      <text:p text:style-name="P92"/>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1"><text:a xlink:type="simple" xlink:href="#__RefHeading___Toc720_1741749399" text:style-name="Index_20_Link" text:visited-style-name="Index_20_Link">1 Overview<text:tab/>2</text:a></text:p>
          <text:p text:style-name="P101"><text:a xlink:type="simple" xlink:href="#__RefHeading___Toc162_457998770" text:style-name="Index_20_Link" text:visited-style-name="Index_20_Link">2 Requirements<text:tab/>2</text:a></text:p>
          <text:p text:style-name="P101"><text:a xlink:type="simple" xlink:href="#__RefHeading___Toc1270_1427744581" text:style-name="Index_20_Link" text:visited-style-name="Index_20_Link">3 Download Procedure<text:tab/>3</text:a></text:p>
          <text:p text:style-name="P101"><text:a xlink:type="simple" xlink:href="#__RefHeading___Toc164_457998770" text:style-name="Index_20_Link" text:visited-style-name="Index_20_Link">4 Installation Procedure (without pip)<text:tab/>3</text:a></text:p>
          <text:p text:style-name="P100"><text:a xlink:type="simple" xlink:href="#__RefHeading___Toc2936_620443327" text:style-name="Index_20_Link" text:visited-style-name="Index_20_Link">4.1 AutoPACMEN Model Generator and Model Calibrator Python scripts<text:tab/>3</text:a></text:p>
          <text:p text:style-name="P100"><text:a xlink:type="simple" xlink:href="#__RefHeading___Toc3949_666651177" text:style-name="Index_20_Link" text:visited-style-name="Index_20_Link">4.2 AutoPACMEN Model Calibrator MATLAB scripts<text:tab/>3</text:a></text:p>
          <text:p text:style-name="P101"><text:a xlink:type="simple" xlink:href="#__RefHeading___Toc166_457998770" text:style-name="Index_20_Link" text:visited-style-name="Index_20_Link">5 Usage of AutoPACMEN Model Generator<text:tab/>4</text:a></text:p>
          <text:p text:style-name="P100"><text:a xlink:type="simple" xlink:href="#__RefHeading___Toc662_1741749399" text:style-name="Index_20_Link" text:visited-style-name="Index_20_Link">5.1 Introduction<text:tab/>4</text:a></text:p>
          <text:p text:style-name="P100"><text:a xlink:type="simple" xlink:href="#__RefHeading___Toc3555_493856376" text:style-name="Index_20_Link" text:visited-style-name="Index_20_Link">5.2 <text:s/>Retrieval of data from external data sources<text:tab/>4</text:a></text:p>
          <text:p text:style-name="P100"><text:a xlink:type="simple" xlink:href="#__RefHeading___Toc601_1741749399" text:style-name="Index_20_Link" text:visited-style-name="Index_20_Link">5.3 <text:s/>Retrieval and setting of enzymatic d</text:a><text:a xlink:type="simple" xlink:href="#__RefHeading___Toc601_1741749399" text:style-name="Index_20_Link" text:visited-style-name="Index_20_Link"><text:span text:style-name="T17">ata </text:span></text:a><text:a xlink:type="simple" xlink:href="#__RefHeading___Toc601_1741749399" text:style-name="Index_20_Link" text:visited-style-name="Index_20_Link"><text:span text:style-name="T17">for </text:span></text:a><text:a xlink:type="simple" xlink:href="#__RefHeading___Toc601_1741749399" text:style-name="Index_20_Link" text:visited-style-name="Index_20_Link"><text:span text:style-name="T17">m</text:span></text:a><text:a xlink:type="simple" xlink:href="#__RefHeading___Toc601_1741749399" text:style-name="Index_20_Link" text:visited-style-name="Index_20_Link"><text:span text:style-name="T17">odel</text:span></text:a><text:a xlink:type="simple" xlink:href="#__RefHeading___Toc601_1741749399" text:style-name="Index_20_Link" text:visited-style-name="Index_20_Link"><text:tab/>8</text:a></text:p>
          <text:p text:style-name="P100"><text:a xlink:type="simple" xlink:href="#__RefHeading___Toc603_1741749399" text:style-name="Index_20_Link" text:visited-style-name="Index_20_Link">5.4 <text:s/>Generation of enzyme-constraint-enhanced model<text:tab/>11</text:a></text:p>
          <text:p text:style-name="P100"><text:a xlink:type="simple" xlink:href="#__RefHeading___Toc605_1741749399" text:style-name="Index_20_Link" text:visited-style-name="Index_20_Link">5.5 <text:s/>Analysis and testing of sMOMENT-enhanced model<text:tab/>14</text:a></text:p>
          <text:p text:style-name="P100"><text:a xlink:type="simple" xlink:href="#__RefHeading___Toc3557_493856376" text:style-name="Index_20_Link" text:visited-style-name="Index_20_Link">5.6 <text:s/>Manual optimization<text:tab/>15</text:a></text:p>
          <text:p text:style-name="P101"><text:a xlink:type="simple" xlink:href="#__RefHeading___Toc757_1741749399" text:style-name="Index_20_Link" text:visited-style-name="Index_20_Link">6 Usage of Model Calibrator<text:tab/>16</text:a></text:p>
          <text:p text:style-name="P100"><text:a xlink:type="simple" xlink:href="#__RefHeading___Toc11349_524682863" text:style-name="Index_20_Link" text:visited-style-name="Index_20_Link">6.1 Python scripts<text:tab/>16</text:a></text:p>
          <text:p text:style-name="P100"><text:a xlink:type="simple" xlink:href="#__RefHeading___Toc11351_524682863" text:style-name="Index_20_Link" text:visited-style-name="Index_20_Link">6.2 MATLAB scripts<text:tab/>16</text:a></text:p>
          <text:p text:style-name="P100"><text:a xlink:type="simple" xlink:href="#__RefHeading___Toc11353_524682863" text:style-name="Index_20_Link" text:visited-style-name="Index_20_Link">6.3 </text:a><text:a xlink:type="simple" xlink:href="#__RefHeading___Toc11353_524682863" text:style-name="Index_20_Link" text:visited-style-name="Index_20_Link"><text:span text:style-name="T17">S</text:span></text:a><text:a xlink:type="simple" xlink:href="#__RefHeading___Toc11353_524682863" text:style-name="Index_20_Link" text:visited-style-name="Index_20_Link"><text:span text:style-name="T17">cenarios and scenario matrix</text:span></text:a><text:a xlink:type="simple" xlink:href="#__RefHeading___Toc11353_524682863" text:style-name="Index_20_Link" text:visited-style-name="Index_20_Link"><text:tab/>17</text:a></text:p>
          <text:p text:style-name="P101"><text:a xlink:type="simple" xlink:href="#__RefHeading___Toc1551_1561252033" text:style-name="Index_20_Link" text:visited-style-name="Index_20_Link">7 References<text:tab/>18</text:a></text:p>
        </text:index-body>
      </text:table-of-content>
      <text:h text:style-name="P106" text:outline-level="1"/>
      <text:h text:style-name="P109" text:outline-level="1"><text:bookmark-start text:name="__RefHeading___Toc720_1741749399"/>Overview<text:bookmark-end text:name="__RefHeading___Toc720_1741749399"/></text:h>
      <text:p text:style-name="P105"><text:span text:style-name="T140">AutoPACMEN (</text:span><text:span text:style-name="T6">A</text:span><text:span text:style-name="T61">utomatic Integration of </text:span><text:span text:style-name="T6">P</text:span><text:span text:style-name="T61">rotein </text:span><text:span text:style-name="T6">A</text:span><text:span text:style-name="T61">llocation </text:span><text:span text:style-name="T6">C</text:span><text:span text:style-name="T61">onstraints in </text:span><text:span text:style-name="T6">Me</text:span><text:span text:style-name="T61">tabolic </text:span><text:span text:style-name="T6">N</text:span><text:span text:style-name="T61">etworks) consists of two major parts (see Figure 1): The AutoPACMEN Model Generator takes standard constraint-based models (in SBML format) as input and generates sMOMENT models from them. The optional AutoPACMEN Model Calibrator supports calibration of the protein pool variable </text:span><text:span text:style-name="T52">P</text:span><text:span text:style-name="T61"> and of the k</text:span><text:span text:style-name="T10">cat</text:span><text:span text:style-name="T29"> </text:span><text:span text:style-name="T48">parameters</text:span><text:span text:style-name="T61">. For a detailed description of the sMOMENT method and for further information about AutoPACMEN see the original work</text:span><text:span text:style-name="T84">:</text:span></text:p>
      <text:list xml:id="list7837819973971256826" text:style-name="L3">
        <text:list-item>
          <text:p text:style-name="P102">Bekiaris, P.S., Klamt, S. Automatic construction of metabolic models with enzyme constraints. <text:span text:style-name="T49">BMC Bioinformatics </text:span><text:span text:style-name="T4">21,</text:span> 19 (2020). <text:a xlink:type="simple" xlink:href="https://doi.org/10.1186/s12859-019-3329-9" text:style-name="Internet_20_link" text:visited-style-name="Visited_20_Internet_20_Link">https://doi.org/10.1186/s12859-019-3329-9</text:a> </text:p>
        </text:list-item>
      </text:list>
      <text:p text:style-name="Standard"/>
      <text:p text:style-name="P49"><draw:frame draw:style-name="fr1" draw:name="Bild1" text:anchor-type="as-char" svg:width="6.1047in" svg:height="3.6661in" draw:z-index="0"><draw:image xlink:href="Pictures/200001410000D854000081EC7C564F25674FBBAA.wmf" xlink:type="simple" xlink:show="embed" xlink:actuate="onLoad"/></draw:frame></text:p>
      <text:p text:style-name="P99">Figure 2 General overview of the structure and workflow of the AutoPACMEN toolbox consisting of the model generator and model calibrator. The red arrows show the optional model calibrator workflow.</text:p>
      <text:p text:style-name="P6"/>
      <text:p text:style-name="P94">All AutoPACMEN scripts are open source, licensed under the Apache license.</text:p>
      <text:p text:style-name="P93"/>
      <text:h text:style-name="P107" text:outline-level="1"><text:bookmark-start text:name="__RefHeading___Toc162_457998770"/>Requirements<text:bookmark-end text:name="__RefHeading___Toc162_457998770"/></text:h>
      <text:p text:style-name="Text_20_body"><text:span text:style-name="T62">The AutoPACMEN Model Generator is written in Python 3 and requires a Python version &gt;=3.7. Aside of Python’s standard library, the Model Generator also uses the modules biopython </text:span><text:reference-mark-start text:name="ZOTERO_ITEM CSL_CITATION {&quot;citationID&quot;:&quot;GZMNaggh&quot;,&quot;properties&quot;:{&quot;formattedCitation&quot;:&quot;(1)&quot;,&quot;plainCitation&quot;:&quot;(1)&quot;,&quot;noteIndex&quot;:0},&quot;citationItems&quot;:[{&quot;id&quot;:383,&quot;uris&quot;:[&quot;http://zotero.org/users/local/6mzyxR0h/items/NLGBCFLX&quot;],&quot;uri&quot;:[&quot;http://zotero.org/users/local/6mzyxR0h/items/NLGBCFLX&quot;],&quot;itemData&quot;:{&quot;id&quot;:383,&quot;type&quot;:&quot;article-journal&quot;,&quot;title&quot;:&quot;Biopython: freely available Python tools for computational molecular biology and bioinformatics&quot;,&quot;container-title&quot;:&quot;Bioinformatics&quot;,&quot;page&quot;:&quot;1422-1423&quot;,&quot;volume&quot;:&quot;25&quot;,&quot;issue&quot;:&quot;11&quot;,&quot;source&quot;:&quot;academic.oup.com&quot;,&quot;abstract&quot;:&quot;Abstract.  Summary: The Biopython project is a mature open source international collaboration of volunteer developers, providing Python libraries for a wide ran&quot;,&quot;DOI&quot;:&quot;10.1093/bioinformatics/btp163&quot;,&quot;ISSN&quot;:&quot;1367-4803&quot;,&quot;title-short&quot;:&quot;Biopython&quot;,&quot;journalAbbreviation&quot;:&quot;Bioinformatics&quot;,&quot;language&quot;:&quot;en&quot;,&quot;author&quot;:[{&quot;family&quot;:&quot;Cock&quot;,&quot;given&quot;:&quot;Peter J. A.&quot;},{&quot;family&quot;:&quot;Antao&quot;,&quot;given&quot;:&quot;Tiago&quot;},{&quot;family&quot;:&quot;Chang&quot;,&quot;given&quot;:&quot;Jeffrey T.&quot;},{&quot;family&quot;:&quot;Chapman&quot;,&quot;given&quot;:&quot;Brad A.&quot;},{&quot;family&quot;:&quot;Cox&quot;,&quot;given&quot;:&quot;Cymon J.&quot;},{&quot;family&quot;:&quot;Dalke&quot;,&quot;given&quot;:&quot;Andrew&quot;},{&quot;family&quot;:&quot;Friedberg&quot;,&quot;given&quot;:&quot;Iddo&quot;},{&quot;family&quot;:&quot;Hamelryck&quot;,&quot;given&quot;:&quot;Thomas&quot;},{&quot;family&quot;:&quot;Kauff&quot;,&quot;given&quot;:&quot;Frank&quot;},{&quot;family&quot;:&quot;Wilczynski&quot;,&quot;given&quot;:&quot;Bartek&quot;},{&quot;family&quot;:&quot;Hoon&quot;,&quot;given&quot;:&quot;Michiel J. L.&quot;,&quot;non-dropping-particle&quot;:&quot;de&quot;}],&quot;issued&quot;:{&quot;date-parts&quot;:[[&quot;2009&quot;,6,1]]}}}],&quot;schema&quot;:&quot;https://github.com/citation-style-language/schema/raw/master/csl-citation.json&quot;} RNDNOCOcSIbkj"/><text:span text:style-name="T62">(1)</text:span><text:reference-mark-end text:name="ZOTERO_ITEM CSL_CITATION {&quot;citationID&quot;:&quot;GZMNaggh&quot;,&quot;properties&quot;:{&quot;formattedCitation&quot;:&quot;(1)&quot;,&quot;plainCitation&quot;:&quot;(1)&quot;,&quot;noteIndex&quot;:0},&quot;citationItems&quot;:[{&quot;id&quot;:383,&quot;uris&quot;:[&quot;http://zotero.org/users/local/6mzyxR0h/items/NLGBCFLX&quot;],&quot;uri&quot;:[&quot;http://zotero.org/users/local/6mzyxR0h/items/NLGBCFLX&quot;],&quot;itemData&quot;:{&quot;id&quot;:383,&quot;type&quot;:&quot;article-journal&quot;,&quot;title&quot;:&quot;Biopython: freely available Python tools for computational molecular biology and bioinformatics&quot;,&quot;container-title&quot;:&quot;Bioinformatics&quot;,&quot;page&quot;:&quot;1422-1423&quot;,&quot;volume&quot;:&quot;25&quot;,&quot;issue&quot;:&quot;11&quot;,&quot;source&quot;:&quot;academic.oup.com&quot;,&quot;abstract&quot;:&quot;Abstract.  Summary: The Biopython project is a mature open source international collaboration of volunteer developers, providing Python libraries for a wide ran&quot;,&quot;DOI&quot;:&quot;10.1093/bioinformatics/btp163&quot;,&quot;ISSN&quot;:&quot;1367-4803&quot;,&quot;title-short&quot;:&quot;Biopython&quot;,&quot;journalAbbreviation&quot;:&quot;Bioinformatics&quot;,&quot;language&quot;:&quot;en&quot;,&quot;author&quot;:[{&quot;family&quot;:&quot;Cock&quot;,&quot;given&quot;:&quot;Peter J. A.&quot;},{&quot;family&quot;:&quot;Antao&quot;,&quot;given&quot;:&quot;Tiago&quot;},{&quot;family&quot;:&quot;Chang&quot;,&quot;given&quot;:&quot;Jeffrey T.&quot;},{&quot;family&quot;:&quot;Chapman&quot;,&quot;given&quot;:&quot;Brad A.&quot;},{&quot;family&quot;:&quot;Cox&quot;,&quot;given&quot;:&quot;Cymon J.&quot;},{&quot;family&quot;:&quot;Dalke&quot;,&quot;given&quot;:&quot;Andrew&quot;},{&quot;family&quot;:&quot;Friedberg&quot;,&quot;given&quot;:&quot;Iddo&quot;},{&quot;family&quot;:&quot;Hamelryck&quot;,&quot;given&quot;:&quot;Thomas&quot;},{&quot;family&quot;:&quot;Kauff&quot;,&quot;given&quot;:&quot;Frank&quot;},{&quot;family&quot;:&quot;Wilczynski&quot;,&quot;given&quot;:&quot;Bartek&quot;},{&quot;family&quot;:&quot;Hoon&quot;,&quot;given&quot;:&quot;Michiel J. L.&quot;,&quot;non-dropping-particle&quot;:&quot;de&quot;}],&quot;issued&quot;:{&quot;date-parts&quot;:[[&quot;2009&quot;,6,1]]}}}],&quot;schema&quot;:&quot;https://github.com/citation-style-language/schema/raw/master/csl-citation.json&quot;} RNDNOCOcSIbkj"/><text:span text:style-name="T62">, cobrapy </text:span><text:reference-mark-start text:name="ZOTERO_ITEM CSL_CITATION {&quot;citationID&quot;:&quot;FVCx8CoO&quot;,&quot;properties&quot;:{&quot;formattedCitation&quot;:&quot;(2)&quot;,&quot;plainCitation&quot;:&quot;(2)&quot;,&quot;noteIndex&quot;:0},&quot;citationItems&quot;:[{&quot;id&quot;:386,&quot;uris&quot;:[&quot;http://zotero.org/users/local/6mzyxR0h/items/BMHZM2ZV&quot;],&quot;uri&quot;:[&quot;http://zotero.org/users/local/6mzyxR0h/items/BMHZM2ZV&quot;],&quot;itemData&quot;:{&quot;id&quot;:386,&quot;type&quot;:&quot;article-journal&quot;,&quot;title&quot;:&quot;COBRApy: COnstraints-Based Reconstruction and Analysis for Python&quot;,&quot;container-title&quot;:&quot;BMC Systems Biology&quot;,&quot;page&quot;:&quot;74&quot;,&quot;volume&quot;:&quot;7&quot;,&quot;issue&quot;:&quot;1&quot;,&quot;source&quot;:&quot;BioMed Central&quot;,&quot;abstract&quot;:&quot;COnstraint-Based Reconstruction and Analysis (COBRA) methods are widely used for genome-scale modeling of metabolic networks in both prokaryotes and eukaryotes. Due to the successes with metabolism, there is an increasing effort to apply COBRA methods to reconstruct and analyze integrated models of cellular processes. The COBRA Toolbox for MATLAB is a leading software package for genome-scale analysis of metabolism; however, it was not designed to elegantly capture the complexity inherent in integrated biological networks and lacks an integration framework for the multiomics data used in systems biology. The openCOBRA Project is a community effort to promote constraints-based research through the distribution of freely available software.&quot;,&quot;DOI&quot;:&quot;10.1186/1752-0509-7-74&quot;,&quot;ISSN&quot;:&quot;1752-0509&quot;,&quot;title-short&quot;:&quot;COBRApy&quot;,&quot;journalAbbreviation&quot;:&quot;BMC Systems Biology&quot;,&quot;author&quot;:[{&quot;family&quot;:&quot;Ebrahim&quot;,&quot;given&quot;:&quot;Ali&quot;},{&quot;family&quot;:&quot;Lerman&quot;,&quot;given&quot;:&quot;Joshua A.&quot;},{&quot;family&quot;:&quot;Palsson&quot;,&quot;given&quot;:&quot;Bernhard O.&quot;},{&quot;family&quot;:&quot;Hyduke&quot;,&quot;given&quot;:&quot;Daniel R.&quot;}],&quot;issued&quot;:{&quot;date-parts&quot;:[[&quot;2013&quot;,8,8]]}}}],&quot;schema&quot;:&quot;https://github.com/citation-style-language/schema/raw/master/csl-citation.json&quot;} RNDddm5uZM1lb"/><text:span text:style-name="T62">(2)</text:span><text:reference-mark-end text:name="ZOTERO_ITEM CSL_CITATION {&quot;citationID&quot;:&quot;FVCx8CoO&quot;,&quot;properties&quot;:{&quot;formattedCitation&quot;:&quot;(2)&quot;,&quot;plainCitation&quot;:&quot;(2)&quot;,&quot;noteIndex&quot;:0},&quot;citationItems&quot;:[{&quot;id&quot;:386,&quot;uris&quot;:[&quot;http://zotero.org/users/local/6mzyxR0h/items/BMHZM2ZV&quot;],&quot;uri&quot;:[&quot;http://zotero.org/users/local/6mzyxR0h/items/BMHZM2ZV&quot;],&quot;itemData&quot;:{&quot;id&quot;:386,&quot;type&quot;:&quot;article-journal&quot;,&quot;title&quot;:&quot;COBRApy: COnstraints-Based Reconstruction and Analysis for Python&quot;,&quot;container-title&quot;:&quot;BMC Systems Biology&quot;,&quot;page&quot;:&quot;74&quot;,&quot;volume&quot;:&quot;7&quot;,&quot;issue&quot;:&quot;1&quot;,&quot;source&quot;:&quot;BioMed Central&quot;,&quot;abstract&quot;:&quot;COnstraint-Based Reconstruction and Analysis (COBRA) methods are widely used for genome-scale modeling of metabolic networks in both prokaryotes and eukaryotes. Due to the successes with metabolism, there is an increasing effort to apply COBRA methods to reconstruct and analyze integrated models of cellular processes. The COBRA Toolbox for MATLAB is a leading software package for genome-scale analysis of metabolism; however, it was not designed to elegantly capture the complexity inherent in integrated biological networks and lacks an integration framework for the multiomics data used in systems biology. The openCOBRA Project is a community effort to promote constraints-based research through the distribution of freely available software.&quot;,&quot;DOI&quot;:&quot;10.1186/1752-0509-7-74&quot;,&quot;ISSN&quot;:&quot;1752-0509&quot;,&quot;title-short&quot;:&quot;COBRApy&quot;,&quot;journalAbbreviation&quot;:&quot;BMC Systems Biology&quot;,&quot;author&quot;:[{&quot;family&quot;:&quot;Ebrahim&quot;,&quot;given&quot;:&quot;Ali&quot;},{&quot;family&quot;:&quot;Lerman&quot;,&quot;given&quot;:&quot;Joshua A.&quot;},{&quot;family&quot;:&quot;Palsson&quot;,&quot;given&quot;:&quot;Bernhard O.&quot;},{&quot;family&quot;:&quot;Hyduke&quot;,&quot;given&quot;:&quot;Daniel R.&quot;}],&quot;issued&quot;:{&quot;date-parts&quot;:[[&quot;2013&quot;,8,8]]}}}],&quot;schema&quot;:&quot;https://github.com/citation-style-language/schema/raw/master/csl-citation.json&quot;} RNDddm5uZM1lb"/><text:span text:style-name="T62">, click, openpyxl, pebble and xlsxwriter.</text:span></text:p>
      <text:p text:style-name="Text_20_body"><text:span text:style-name="T117">The AutoPACMEN Model Calibrator is partly written in Python 3 (with the same dependencies as the Model Generator) and partly written in MATLAB, requiring a MATLAB version &gt;=2017a and using the MATLAB package </text:span><text:span text:style-name="T50">CellNetAnalyzer</text:span><text:span text:style-name="T63"> </text:span><text:reference-mark-start text:name="ZOTERO_ITEM CSL_CITATION {&quot;citationID&quot;:&quot;s5os7ERZ&quot;,&quot;properties&quot;:{&quot;formattedCitation&quot;:&quot;(3)&quot;,&quot;plainCitation&quot;:&quot;(3)&quot;,&quot;noteIndex&quot;:0},&quot;citationItems&quot;:[{&quot;id&quot;:414,&quot;uris&quot;:[&quot;http://zotero.org/users/local/6mzyxR0h/items/7XNGRWGA&quot;],&quot;uri&quot;:[&quot;http://zotero.org/users/local/6mzyxR0h/items/7XNGRWGA&quot;],&quot;itemData&quot;:{&quot;id&quot;:414,&quot;type&quot;:&quot;article-journal&quot;,&quot;title&quot;:&quot;Structural and functional analysis of cellular networks with CellNetAnalyzer&quot;,&quot;container-title&quot;:&quot;BMC Systems Biology&quot;,&quot;page&quot;:&quot;2&quot;,&quot;volume&quot;:&quot;1&quot;,&quot;issue&quot;:&quot;1&quot;,&quot;source&quot;:&quot;BioMed Central&quot;,&quot;abstract&quot;:&quot;Mathematical modelling of cellular networks is an integral part of Systems Biology and requires appropriate software tools. An important class of methods in Systems Biology deals with structural or topological (parameter-free) analysis of cellular networks. So far, software tools providing such methods for both mass-flow (metabolic) as well as signal-flow (signalling and regulatory) networks are lacking.&quot;,&quot;DOI&quot;:&quot;10.1186/1752-0509-1-2&quot;,&quot;ISSN&quot;:&quot;1752-0509&quot;,&quot;journalAbbreviation&quot;:&quot;BMC Systems Biology&quot;,&quot;author&quot;:[{&quot;family&quot;:&quot;Klamt&quot;,&quot;given&quot;:&quot;Steffen&quot;},{&quot;family&quot;:&quot;Saez-Rodriguez&quot;,&quot;given&quot;:&quot;Julio&quot;},{&quot;family&quot;:&quot;Gilles&quot;,&quot;given&quot;:&quot;Ernst D.&quot;}],&quot;issued&quot;:{&quot;date-parts&quot;:[[&quot;2007&quot;,1,8]]}}}],&quot;schema&quot;:&quot;https://github.com/citation-style-language/schema/raw/master/csl-citation.json&quot;} RND5CvbyWyLUf"/><text:span text:style-name="T63">(3)</text:span><text:reference-mark-end text:name="ZOTERO_ITEM CSL_CITATION {&quot;citationID&quot;:&quot;s5os7ERZ&quot;,&quot;properties&quot;:{&quot;formattedCitation&quot;:&quot;(3)&quot;,&quot;plainCitation&quot;:&quot;(3)&quot;,&quot;noteIndex&quot;:0},&quot;citationItems&quot;:[{&quot;id&quot;:414,&quot;uris&quot;:[&quot;http://zotero.org/users/local/6mzyxR0h/items/7XNGRWGA&quot;],&quot;uri&quot;:[&quot;http://zotero.org/users/local/6mzyxR0h/items/7XNGRWGA&quot;],&quot;itemData&quot;:{&quot;id&quot;:414,&quot;type&quot;:&quot;article-journal&quot;,&quot;title&quot;:&quot;Structural and functional analysis of cellular networks with CellNetAnalyzer&quot;,&quot;container-title&quot;:&quot;BMC Systems Biology&quot;,&quot;page&quot;:&quot;2&quot;,&quot;volume&quot;:&quot;1&quot;,&quot;issue&quot;:&quot;1&quot;,&quot;source&quot;:&quot;BioMed Central&quot;,&quot;abstract&quot;:&quot;Mathematical modelling of cellular networks is an integral part of Systems Biology and requires appropriate software tools. An important class of methods in Systems Biology deals with structural or topological (parameter-free) analysis of cellular networks. So far, software tools providing such methods for both mass-flow (metabolic) as well as signal-flow (signalling and regulatory) networks are lacking.&quot;,&quot;DOI&quot;:&quot;10.1186/1752-0509-1-2&quot;,&quot;ISSN&quot;:&quot;1752-0509&quot;,&quot;journalAbbreviation&quot;:&quot;BMC Systems Biology&quot;,&quot;author&quot;:[{&quot;family&quot;:&quot;Klamt&quot;,&quot;given&quot;:&quot;Steffen&quot;},{&quot;family&quot;:&quot;Saez-Rodriguez&quot;,&quot;given&quot;:&quot;Julio&quot;},{&quot;family&quot;:&quot;Gilles&quot;,&quot;given&quot;:&quot;Ernst D.&quot;}],&quot;issued&quot;:{&quot;date-parts&quot;:[[&quot;2007&quot;,1,8]]}}}],&quot;schema&quot;:&quot;https://github.com/citation-style-language/schema/raw/master/csl-citation.json&quot;} RND5CvbyWyLUf"/><text:span text:style-name="T63">.</text:span></text:p>
      <text:h text:style-name="Heading_20_1" text:outline-level="1"><text:bookmark-start text:name="__RefHeading___Toc1270_1427744581"/><text:soft-page-break/>Download Procedure<text:bookmark-end text:name="__RefHeading___Toc1270_1427744581"/></text:h>
      <text:p text:style-name="P97"><text:span text:style-name="T49">Recommended for most users of the Python modules:<text:line-break/></text:span>You can install AutoPACMEN’s Python modules with pip using:</text:p>
      <text:p text:style-name="P10"><text:span text:style-name="Source_20_Text">pip install autopacmen-</text:span><text:span text:style-name="Source_20_Text"><text:span text:style-name="T144">Paulocracy</text:span></text:span></text:p>
      <text:p text:style-name="P7"><text:span text:style-name="Source_20_Text"><text:span text:style-name="T66"/></text:span></text:p>
      <text:p text:style-name="P8"><text:span text:style-name="Source_20_Text"><text:span text:style-name="T74">Recommended for advanced users </text:span></text:span><text:span text:style-name="Source_20_Text"><text:span text:style-name="T75">of the Python modules and all users of the MATLAB modules</text:span></text:span><text:span text:style-name="Source_20_Text"><text:span text:style-name="T74">:</text:span></text:span></text:p>
      <text:p text:style-name="P7"><text:span text:style-name="Source_20_Text"><text:span text:style-name="T66">If you do not intend to </text:span></text:span><text:span text:style-name="Source_20_Text"><text:span text:style-name="T85">install AutoPACMEN from pip and use AutoPACMEN’s scripts directly, you can download AutoPACMEN from its GitHub repository at:</text:span></text:span></text:p>
      <text:p text:style-name="P10"><text:a xlink:type="simple" xlink:href="https://github.com/ARB-Lab/autopacmen" text:style-name="Internet_20_link" text:visited-style-name="Visited_20_Internet_20_Link"><text:span text:style-name="Source_20_Text"><text:span text:style-name="T88">https://github.com/</text:span></text:span></text:a><text:a xlink:type="simple" xlink:href="https://github.com/ARB-Lab/autopacmen" text:style-name="Internet_20_link" text:visited-style-name="Visited_20_Internet_20_Link"><text:span text:style-name="Source_20_Text"><text:span text:style-name="T89">ARB-Lab</text:span></text:span></text:a><text:a xlink:type="simple" xlink:href="https://github.com/ARB-Lab/autopacmen" text:style-name="Internet_20_link" text:visited-style-name="Visited_20_Internet_20_Link"><text:span text:style-name="Source_20_Text"><text:span text:style-name="T88">/autopacmen</text:span></text:span></text:a></text:p>
      <text:p text:style-name="P9"><text:span text:style-name="Source_20_Text"><text:span text:style-name="T86">Afterwards, continue </text:span></text:span><text:span text:style-name="Source_20_Text"><text:span text:style-name="T87">with the installation procedure described in the next chapter.</text:span></text:span></text:p>
      <text:h text:style-name="Heading_20_1" text:outline-level="1"><text:bookmark-start text:name="__RefHeading___Toc164_457998770"/>Installation Procedure <text:span text:style-name="T143">(without pip)</text:span><text:bookmark-end text:name="__RefHeading___Toc164_457998770"/></text:h>
      <text:h text:style-name="Heading_20_2" text:outline-level="2"><text:bookmark-start text:name="__RefHeading___Toc2936_620443327"/>AutoPACMEN <text:span text:style-name="T127">Model Generator</text:span> <text:span text:style-name="T127">and Model Calibrator Python scripts</text:span><text:bookmark-end text:name="__RefHeading___Toc2936_620443327"/></text:h>
      <text:p text:style-name="P86">Since th<text:span text:style-name="T127">e Model Generator and the Model Calibrator’s Python scripts</text:span> <text:span text:style-name="T127">are</text:span> <text:span text:style-name="T127">solely</text:span> in Python 3 only, it can theoretically run on every system which is supported by <text:span text:style-name="T127">Python itself.</text:span> <text:span text:style-name="T128">This includes Microsoft Windows (c), Linux, BSD and MacOS</text:span>. <text:span text:style-name="T129">However, AutoPACMEN’s Python scripts were only tested on Windows and Linux.</text:span> In order to install Python, you can download it from its main website (<text:a xlink:type="simple" xlink:href="https://www.python.org/" text:style-name="Internet_20_link" text:visited-style-name="Visited_20_Internet_20_Link"><text:span text:style-name="T118">https://www.python.org/</text:span></text:a><text:span text:style-name="T118">, accessed on August 26, 2019</text:span>) <text:span text:style-name="T64">for free, and follow its installation instructions. It is useful to make Python callable from your system’s console by adding it to its PATH variable.</text:span></text:p>
      <text:p text:style-name="P50">The next step is the installation of the additional Python modules for this package. In order to install them, open your system’s console and execute the following commands:</text:p>
      <text:p text:style-name="P1"><text:span text:style-name="Source_20_Text">pip install biopython</text:span></text:p>
      <text:p text:style-name="P1"><text:span text:style-name="Source_20_Text"><text:span text:style-name="T65">pip install cobra</text:span></text:span></text:p>
      <text:p text:style-name="P1"><text:span text:style-name="Source_20_Text"><text:span text:style-name="T65">pip install click</text:span></text:span></text:p>
      <text:p text:style-name="P1"><text:span text:style-name="Source_20_Text"><text:span text:style-name="T65">pip install openpyxl</text:span></text:span></text:p>
      <text:p text:style-name="P1"><text:span text:style-name="Source_20_Text"><text:span text:style-name="T65">pip install pebble</text:span></text:span></text:p>
      <text:p text:style-name="P5"><text:span text:style-name="Source_20_Text"><text:span text:style-name="T130">pip install requests</text:span></text:span></text:p>
      <text:p text:style-name="P1"><text:span text:style-name="Source_20_Text"><text:span text:style-name="T65">pip install xlsxwriter</text:span></text:span></text:p>
      <text:p text:style-name="P1"><text:span text:style-name="Source_20_Text"/></text:p>
      <text:p text:style-name="P67"><text:span text:style-name="Source_20_Text"><text:span text:style-name="T67">If everything went successfully, you can now use </text:span></text:span><text:span text:style-name="Source_20_Text"><text:span text:style-name="T80">AutoPACMEN’s Python</text:span></text:span><text:span text:style-name="Source_20_Text"><text:span text:style-name="T67"> scripts </text:span></text:span><text:span text:style-name="Source_20_Text"><text:span text:style-name="T68">using Python 3</text:span></text:span><text:span text:style-name="Source_20_Text"><text:span text:style-name="T69">.</text:span></text:span></text:p>
      <text:h text:style-name="Heading_20_2" text:outline-level="2"><text:bookmark-start text:name="__RefHeading___Toc3949_666651177"/><text:span text:style-name="Source_20_Text"><text:span text:style-name="T90">AutoPACMEN </text:span></text:span><text:span text:style-name="Source_20_Text"><text:span text:style-name="T92">Model Calibrator</text:span></text:span><text:span text:style-name="Source_20_Text"><text:span text:style-name="T91"> </text:span></text:span><text:span text:style-name="Source_20_Text"><text:span text:style-name="T92">MATLAB </text:span></text:span><text:span text:style-name="Source_20_Text"><text:span text:style-name="T93">s</text:span></text:span><text:span text:style-name="Source_20_Text"><text:span text:style-name="T92">cripts</text:span></text:span><text:bookmark-end text:name="__RefHeading___Toc3949_666651177"/></text:h>
      <text:p text:style-name="P85"><text:span text:style-name="Source_20_Text"><text:span text:style-name="T69">The </text:span></text:span><text:span text:style-name="Source_20_Text"><text:span text:style-name="T81">M</text:span></text:span><text:span text:style-name="Source_20_Text"><text:span text:style-name="T80">odel </text:span></text:span><text:span text:style-name="Source_20_Text"><text:span text:style-name="T81">C</text:span></text:span><text:span text:style-name="Source_20_Text"><text:span text:style-name="T80">alibrator’s MATLAB scripts </text:span></text:span><text:span text:style-name="Source_20_Text"><text:span text:style-name="T69">needs </text:span></text:span><text:span text:style-name="Source_20_Text"><text:span text:style-name="T70">a working MATLAB installation on your system. MATLAB itself is a commercial and paid application and can be retrieved via its main website (</text:span></text:span><text:a xlink:type="simple" xlink:href="https://www.mathworks.com/products/matlab.html" text:style-name="Internet_20_link" text:visited-style-name="Visited_20_Internet_20_Link"><text:span text:style-name="Source_20_Text"><text:span text:style-name="T76">https://www.mathworks.com/products/matlab.html</text:span></text:span></text:a><text:span text:style-name="Source_20_Text"><text:span text:style-name="T76">, accessed on August 26, 2019</text:span></text:span><text:span text:style-name="Source_20_Text"><text:span text:style-name="T70">). Additionally, the </text:span></text:span><text:span text:style-name="Source_20_Text"><text:span text:style-name="T81">Model Calibrator</text:span></text:span><text:span text:style-name="Source_20_Text"><text:span text:style-name="T70"> needs the MATLAB package </text:span></text:span><text:span text:style-name="Source_20_Text"><text:span text:style-name="T73">CellNetAnalyzer</text:span></text:span><text:span text:style-name="Source_20_Text"><text:span text:style-name="T70"> </text:span></text:span><text:reference-mark-start text:name="ZOTERO_ITEM CSL_CITATION {&quot;citationID&quot;:&quot;lf3PN7Jf&quot;,&quot;properties&quot;:{&quot;formattedCitation&quot;:&quot;(3)&quot;,&quot;plainCitation&quot;:&quot;(3)&quot;,&quot;noteIndex&quot;:0},&quot;citationItems&quot;:[{&quot;id&quot;:414,&quot;uris&quot;:[&quot;http://zotero.org/users/local/6mzyxR0h/items/7XNGRWGA&quot;],&quot;uri&quot;:[&quot;http://zotero.org/users/local/6mzyxR0h/items/7XNGRWGA&quot;],&quot;itemData&quot;:{&quot;id&quot;:414,&quot;type&quot;:&quot;article-journal&quot;,&quot;title&quot;:&quot;Structural and functional analysis of cellular networks with CellNetAnalyzer&quot;,&quot;container-title&quot;:&quot;BMC Systems Biology&quot;,&quot;page&quot;:&quot;2&quot;,&quot;volume&quot;:&quot;1&quot;,&quot;issue&quot;:&quot;1&quot;,&quot;source&quot;:&quot;BioMed Central&quot;,&quot;abstract&quot;:&quot;Mathematical modelling of cellular networks is an integral part of Systems Biology and requires appropriate software tools. An important class of methods in Systems Biology deals with structural or topological (parameter-free) analysis of cellular networks. So far, software tools providing such methods for both mass-flow (metabolic) as well as signal-flow (signalling and regulatory) networks are lacking.&quot;,&quot;DOI&quot;:&quot;10.1186/1752-0509-1-2&quot;,&quot;ISSN&quot;:&quot;1752-0509&quot;,&quot;journalAbbreviation&quot;:&quot;BMC Systems Biology&quot;,&quot;author&quot;:[{&quot;family&quot;:&quot;Klamt&quot;,&quot;given&quot;:&quot;Steffen&quot;},{&quot;family&quot;:&quot;Saez-Rodriguez&quot;,&quot;given&quot;:&quot;Julio&quot;},{&quot;family&quot;:&quot;Gilles&quot;,&quot;given&quot;:&quot;Ernst D.&quot;}],&quot;issued&quot;:{&quot;date-parts&quot;:[[&quot;2007&quot;,1,8]]}}}],&quot;schema&quot;:&quot;https://github.com/citation-style-language/schema/raw/master/csl-citation.json&quot;} RNDYJtuv41a1O"/><text:span text:style-name="Source_20_Text"><text:span text:style-name="T70">(3)</text:span></text:span><text:reference-mark-end text:name="ZOTERO_ITEM CSL_CITATION {&quot;citationID&quot;:&quot;lf3PN7Jf&quot;,&quot;properties&quot;:{&quot;formattedCitation&quot;:&quot;(3)&quot;,&quot;plainCitation&quot;:&quot;(3)&quot;,&quot;noteIndex&quot;:0},&quot;citationItems&quot;:[{&quot;id&quot;:414,&quot;uris&quot;:[&quot;http://zotero.org/users/local/6mzyxR0h/items/7XNGRWGA&quot;],&quot;uri&quot;:[&quot;http://zotero.org/users/local/6mzyxR0h/items/7XNGRWGA&quot;],&quot;itemData&quot;:{&quot;id&quot;:414,&quot;type&quot;:&quot;article-journal&quot;,&quot;title&quot;:&quot;Structural and functional analysis of cellular networks with CellNetAnalyzer&quot;,&quot;container-title&quot;:&quot;BMC Systems Biology&quot;,&quot;page&quot;:&quot;2&quot;,&quot;volume&quot;:&quot;1&quot;,&quot;issue&quot;:&quot;1&quot;,&quot;source&quot;:&quot;BioMed Central&quot;,&quot;abstract&quot;:&quot;Mathematical modelling of cellular networks is an integral part of Systems Biology and requires appropriate software tools. An important class of methods in Systems Biology deals with structural or topological (parameter-free) analysis of cellular networks. So far, software tools providing such methods for both mass-flow (metabolic) as well as signal-flow (signalling and regulatory) networks are lacking.&quot;,&quot;DOI&quot;:&quot;10.1186/1752-0509-1-2&quot;,&quot;ISSN&quot;:&quot;1752-0509&quot;,&quot;journalAbbreviation&quot;:&quot;BMC Systems Biology&quot;,&quot;author&quot;:[{&quot;family&quot;:&quot;Klamt&quot;,&quot;given&quot;:&quot;Steffen&quot;},{&quot;family&quot;:&quot;Saez-Rodriguez&quot;,&quot;given&quot;:&quot;Julio&quot;},{&quot;family&quot;:&quot;Gilles&quot;,&quot;given&quot;:&quot;Ernst D.&quot;}],&quot;issued&quot;:{&quot;date-parts&quot;:[[&quot;2007&quot;,1,8]]}}}],&quot;schema&quot;:&quot;https://github.com/citation-style-language/schema/raw/master/csl-citation.json&quot;} RNDYJtuv41a1O"/><text:span text:style-name="Source_20_Text"><text:span text:style-name="T70">, which can be obtained from </text:span></text:span><text:span text:style-name="Source_20_Text"><text:span text:style-name="T76">its own main website (</text:span></text:span><text:a xlink:type="simple" xlink:href="http://www2.mpi-magdeburg.mpg.de/projects/cna/cna.html" text:style-name="Internet_20_link" text:visited-style-name="Visited_20_Internet_20_Link"><text:span text:style-name="Source_20_Text"><text:span text:style-name="T76">http://www2.mpi-magdeburg.mpg.de/projects/cna/cna.html</text:span></text:span></text:a><text:span text:style-name="Source_20_Text"><text:span text:style-name="T76">)</text:span></text:span><text:span text:style-name="Source_20_Text"><text:span text:style-name="T70">.</text:span></text:span></text:p>
      <text:p text:style-name="P67"><text:span text:style-name="Source_20_Text"><text:span text:style-name="T70">In order to use the </text:span></text:span><text:span text:style-name="Source_20_Text"><text:span text:style-name="T81">Model Calibrator</text:span></text:span><text:span text:style-name="Source_20_Text"><text:span text:style-name="T70">, </text:span></text:span><text:span text:style-name="Source_20_Text"><text:span text:style-name="T71">one needs to start MATLAB with CellNetAnalyzer </text:span></text:span><text:span text:style-name="Source_20_Text"><text:span text:style-name="T72">by starting MATLAB in CellNetAnalyzer’s folder, using the command “startcna”,</text:span></text:span><text:span text:style-name="Source_20_Text"><text:span text:style-name="T70"> </text:span></text:span><text:span text:style-name="Source_20_Text"><text:span text:style-name="T71">and </text:span></text:span><text:span text:style-name="Source_20_Text"><text:span text:style-name="T72">additionally</text:span></text:span><text:span text:style-name="Source_20_Text"><text:span text:style-name="T71"> add</text:span></text:span><text:span text:style-name="Source_20_Text"><text:span text:style-name="T72">ing</text:span></text:span><text:span text:style-name="Source_20_Text"><text:span text:style-name="T71"> MATLAB’s path to the </text:span></text:span><text:span text:style-name="Source_20_Text"><text:span text:style-name="T81">Model Calibrator</text:span></text:span><text:span text:style-name="Source_20_Text"><text:span text:style-name="T71">’s script file</text:span></text:span><text:span text:style-name="Source_20_Text"><text:span text:style-name="T82">s</text:span></text:span><text:span text:style-name="Source_20_Text"><text:span text:style-name="T71">.</text:span></text:span></text:p>
      <text:h text:style-name="Heading_20_1" text:outline-level="1"><text:bookmark-start text:name="__RefHeading___Toc166_457998770"/><text:soft-page-break/>Usage <text:span text:style-name="T139">o</text:span>f <text:span text:style-name="T94">AutoPACMEN Model Generator</text:span><text:bookmark-end text:name="__RefHeading___Toc166_457998770"/></text:h>
      <text:h text:style-name="Heading_20_2" text:outline-level="2"><text:bookmark-start text:name="__RefHeading___Toc662_1741749399"/>Introduction<text:bookmark-end text:name="__RefHeading___Toc662_1741749399"/></text:h>
      <text:p text:style-name="P51">All functions of <text:span text:style-name="T95">the AutoPACMEN Model Generator</text:span> can be used in 3 different ways:</text:p>
      <text:list xml:id="list2652223611824788652" text:style-name="L1">
        <text:list-item>
          <text:p text:style-name="P103">As interactive console programs by starting a script <text:span text:style-name="T96">in AutoPACMEN’s main folder</text:span> <text:span text:style-name="T96">using</text:span> the console without arguments. In this mode, the user is asked for every argument step by step and can enter them using the keyboard.</text:p>
        </text:list-item>
        <text:list-item>
          <text:p text:style-name="P103">As console command by starting <text:span text:style-name="T96">a</text:span> program <text:span text:style-name="T96">in AutoPACMEN’s main folder</text:span> with arguments.</text:p>
        </text:list-item>
        <text:list-item>
          <text:p text:style-name="P103">As Python 3 modules, as done by all scripts in <text:span text:style-name="T97">AutoPACMEN</text:span>’s main folder. <text:span text:style-name="T98">The actual console-interface-independent modules can be found in be subfolder “submodules”.</text:span> <text:span text:style-name="T99">The fully commented source code explains the usage of the single modules.</text:span></text:p>
        </text:list-item>
      </text:list>
      <text:p text:style-name="P52"><text:span text:style-name="T116">Whichever</text:span> way <text:span text:style-name="T100">is chosen</text:span>, the basic workflow remains the same and is further explained in this chapter.</text:p>
      <text:h text:style-name="Heading_20_2" text:outline-level="2"><text:bookmark-start text:name="__RefHeading___Toc3555_493856376"/><text:s/><text:span text:style-name="T135">Retrieval of data from external data sources</text:span><text:bookmark-end text:name="__RefHeading___Toc3555_493856376"/></text:h>
      <text:p text:style-name="P53"><text:span text:style-name="T102">The 1</text:span><text:span text:style-name="T60">st</text:span><text:span text:style-name="T102"> step of the automatic generation of a model with protein allocation constraints is the retrieval of data from external databases. This includes the BIGG database for metabolites </text:span><text:reference-mark-start text:name="ZOTERO_ITEM CSL_CITATION {&quot;citationID&quot;:&quot;pe4VdJt4&quot;,&quot;properties&quot;:{&quot;formattedCitation&quot;:&quot;(4)&quot;,&quot;plainCitation&quot;:&quot;(4)&quot;,&quot;noteIndex&quot;:0},&quot;citationItems&quot;:[{&quot;id&quot;:310,&quot;uris&quot;:[&quot;http://zotero.org/users/local/6mzyxR0h/items/3CJMUGCQ&quot;],&quot;uri&quot;:[&quot;http://zotero.org/users/local/6mzyxR0h/items/3CJMUGCQ&quot;],&quot;itemData&quot;:{&quot;id&quot;:310,&quot;type&quot;:&quot;article-journal&quot;,&quot;title&quot;:&quot;BiGG Models: A platform for integrating, standardizing and sharing genome-scale models&quot;,&quot;container-title&quot;:&quot;Nucleic Acids Research&quot;,&quot;page&quot;:&quot;D515-D522&quot;,&quot;volume&quot;:&quot;44&quot;,&quot;issue&quot;:&quot;D1&quot;,&quot;source&quot;:&quot;academic.oup.com&quot;,&quot;abstract&quot;:&quot;Abstract.  Genome-scale metabolic models are mathematically-structured knowledge bases that can be used to predict metabolic pathway usage and growth phenotypes&quot;,&quot;DOI&quot;:&quot;10.1093/nar/gkv1049&quot;,&quot;ISSN&quot;:&quot;0305-1048&quot;,&quot;title-short&quot;:&quot;BiGG Models&quot;,&quot;journalAbbreviation&quot;:&quot;Nucleic Acids Res&quot;,&quot;language&quot;:&quot;en&quot;,&quot;author&quot;:[{&quot;family&quot;:&quot;King&quot;,&quot;given&quot;:&quot;Zachary A.&quot;},{&quot;family&quot;:&quot;Lu&quot;,&quot;given&quot;:&quot;Justin&quot;},{&quot;family&quot;:&quot;Dräger&quot;,&quot;given&quot;:&quot;Andreas&quot;},{&quot;family&quot;:&quot;Miller&quot;,&quot;given&quot;:&quot;Philip&quot;},{&quot;family&quot;:&quot;Federowicz&quot;,&quot;given&quot;:&quot;Stephen&quot;},{&quot;family&quot;:&quot;Lerman&quot;,&quot;given&quot;:&quot;Joshua A.&quot;},{&quot;family&quot;:&quot;Ebrahim&quot;,&quot;given&quot;:&quot;Ali&quot;},{&quot;family&quot;:&quot;Palsson&quot;,&quot;given&quot;:&quot;Bernhard O.&quot;},{&quot;family&quot;:&quot;Lewis&quot;,&quot;given&quot;:&quot;Nathan E.&quot;}],&quot;issued&quot;:{&quot;date-parts&quot;:[[&quot;2016&quot;,1,4]]}}}],&quot;schema&quot;:&quot;https://github.com/citation-style-language/schema/raw/master/csl-citation.json&quot;} RNDY29aDVerKb"/><text:span text:style-name="T102">(4)</text:span><text:reference-mark-end text:name="ZOTERO_ITEM CSL_CITATION {&quot;citationID&quot;:&quot;pe4VdJt4&quot;,&quot;properties&quot;:{&quot;formattedCitation&quot;:&quot;(4)&quot;,&quot;plainCitation&quot;:&quot;(4)&quot;,&quot;noteIndex&quot;:0},&quot;citationItems&quot;:[{&quot;id&quot;:310,&quot;uris&quot;:[&quot;http://zotero.org/users/local/6mzyxR0h/items/3CJMUGCQ&quot;],&quot;uri&quot;:[&quot;http://zotero.org/users/local/6mzyxR0h/items/3CJMUGCQ&quot;],&quot;itemData&quot;:{&quot;id&quot;:310,&quot;type&quot;:&quot;article-journal&quot;,&quot;title&quot;:&quot;BiGG Models: A platform for integrating, standardizing and sharing genome-scale models&quot;,&quot;container-title&quot;:&quot;Nucleic Acids Research&quot;,&quot;page&quot;:&quot;D515-D522&quot;,&quot;volume&quot;:&quot;44&quot;,&quot;issue&quot;:&quot;D1&quot;,&quot;source&quot;:&quot;academic.oup.com&quot;,&quot;abstract&quot;:&quot;Abstract.  Genome-scale metabolic models are mathematically-structured knowledge bases that can be used to predict metabolic pathway usage and growth phenotypes&quot;,&quot;DOI&quot;:&quot;10.1093/nar/gkv1049&quot;,&quot;ISSN&quot;:&quot;0305-1048&quot;,&quot;title-short&quot;:&quot;BiGG Models&quot;,&quot;journalAbbreviation&quot;:&quot;Nucleic Acids Res&quot;,&quot;language&quot;:&quot;en&quot;,&quot;author&quot;:[{&quot;family&quot;:&quot;King&quot;,&quot;given&quot;:&quot;Zachary A.&quot;},{&quot;family&quot;:&quot;Lu&quot;,&quot;given&quot;:&quot;Justin&quot;},{&quot;family&quot;:&quot;Dräger&quot;,&quot;given&quot;:&quot;Andreas&quot;},{&quot;family&quot;:&quot;Miller&quot;,&quot;given&quot;:&quot;Philip&quot;},{&quot;family&quot;:&quot;Federowicz&quot;,&quot;given&quot;:&quot;Stephen&quot;},{&quot;family&quot;:&quot;Lerman&quot;,&quot;given&quot;:&quot;Joshua A.&quot;},{&quot;family&quot;:&quot;Ebrahim&quot;,&quot;given&quot;:&quot;Ali&quot;},{&quot;family&quot;:&quot;Palsson&quot;,&quot;given&quot;:&quot;Bernhard O.&quot;},{&quot;family&quot;:&quot;Lewis&quot;,&quot;given&quot;:&quot;Nathan E.&quot;}],&quot;issued&quot;:{&quot;date-parts&quot;:[[&quot;2016&quot;,1,4]]}}}],&quot;schema&quot;:&quot;https://github.com/citation-style-language/schema/raw/master/csl-citation.json&quot;} RNDY29aDVerKb"/><text:span text:style-name="T102"> as well as the enzyme databases BRENDA </text:span><text:reference-mark-start text:name="ZOTERO_ITEM CSL_CITATION {&quot;citationID&quot;:&quot;cjs2GUzb&quot;,&quot;properties&quot;:{&quot;formattedCitation&quot;:&quot;(5)&quot;,&quot;plainCitation&quot;:&quot;(5)&quot;,&quot;noteIndex&quot;:0},&quot;citationItems&quot;:[{&quot;id&quot;:307,&quot;uris&quot;:[&quot;http://zotero.org/users/local/6mzyxR0h/items/G5G8J3QW&quot;],&quot;uri&quot;:[&quot;http://zotero.org/users/local/6mzyxR0h/items/G5G8J3QW&quot;],&quot;itemData&quot;:{&quot;id&quot;:307,&quot;type&quot;:&quot;article-journal&quot;,&quot;title&quot;:&quot;BRENDA in 2019: a European ELIXIR core data resource&quot;,&quot;container-title&quot;:&quot;Nucleic Acids Research&quot;,&quot;page&quot;:&quot;D542-D549&quot;,&quot;volume&quot;:&quot;47&quot;,&quot;issue&quot;:&quot;D1&quot;,&quot;source&quot;:&quot;academic.oup.com&quot;,&quot;abstract&quot;:&quot;Abstract.  The BRENDA enzyme database (www.brenda-enzymes.org), recently appointed ELIXIR Core Data Resource, is the main enzyme and enzyme-ligand information s&quot;,&quot;DOI&quot;:&quot;10.1093/nar/gky1048&quot;,&quot;ISSN&quot;:&quot;0305-1048&quot;,&quot;title-short&quot;:&quot;BRENDA in 2019&quot;,&quot;journalAbbreviation&quot;:&quot;Nucleic Acids Res&quot;,&quot;language&quot;:&quot;en&quot;,&quot;author&quot;:[{&quot;family&quot;:&quot;Jeske&quot;,&quot;given&quot;:&quot;Lisa&quot;},{&quot;family&quot;:&quot;Placzek&quot;,&quot;given&quot;:&quot;Sandra&quot;},{&quot;family&quot;:&quot;Schomburg&quot;,&quot;given&quot;:&quot;Ida&quot;},{&quot;family&quot;:&quot;Chang&quot;,&quot;given&quot;:&quot;Antje&quot;},{&quot;family&quot;:&quot;Schomburg&quot;,&quot;given&quot;:&quot;Dietmar&quot;}],&quot;issued&quot;:{&quot;date-parts&quot;:[[&quot;2019&quot;,1,8]]}}}],&quot;schema&quot;:&quot;https://github.com/citation-style-language/schema/raw/master/csl-citation.json&quot;} RNDuX2FuVLyQm"/><text:span text:style-name="T102">(5)</text:span><text:reference-mark-end text:name="ZOTERO_ITEM CSL_CITATION {&quot;citationID&quot;:&quot;cjs2GUzb&quot;,&quot;properties&quot;:{&quot;formattedCitation&quot;:&quot;(5)&quot;,&quot;plainCitation&quot;:&quot;(5)&quot;,&quot;noteIndex&quot;:0},&quot;citationItems&quot;:[{&quot;id&quot;:307,&quot;uris&quot;:[&quot;http://zotero.org/users/local/6mzyxR0h/items/G5G8J3QW&quot;],&quot;uri&quot;:[&quot;http://zotero.org/users/local/6mzyxR0h/items/G5G8J3QW&quot;],&quot;itemData&quot;:{&quot;id&quot;:307,&quot;type&quot;:&quot;article-journal&quot;,&quot;title&quot;:&quot;BRENDA in 2019: a European ELIXIR core data resource&quot;,&quot;container-title&quot;:&quot;Nucleic Acids Research&quot;,&quot;page&quot;:&quot;D542-D549&quot;,&quot;volume&quot;:&quot;47&quot;,&quot;issue&quot;:&quot;D1&quot;,&quot;source&quot;:&quot;academic.oup.com&quot;,&quot;abstract&quot;:&quot;Abstract.  The BRENDA enzyme database (www.brenda-enzymes.org), recently appointed ELIXIR Core Data Resource, is the main enzyme and enzyme-ligand information s&quot;,&quot;DOI&quot;:&quot;10.1093/nar/gky1048&quot;,&quot;ISSN&quot;:&quot;0305-1048&quot;,&quot;title-short&quot;:&quot;BRENDA in 2019&quot;,&quot;journalAbbreviation&quot;:&quot;Nucleic Acids Res&quot;,&quot;language&quot;:&quot;en&quot;,&quot;author&quot;:[{&quot;family&quot;:&quot;Jeske&quot;,&quot;given&quot;:&quot;Lisa&quot;},{&quot;family&quot;:&quot;Placzek&quot;,&quot;given&quot;:&quot;Sandra&quot;},{&quot;family&quot;:&quot;Schomburg&quot;,&quot;given&quot;:&quot;Ida&quot;},{&quot;family&quot;:&quot;Chang&quot;,&quot;given&quot;:&quot;Antje&quot;},{&quot;family&quot;:&quot;Schomburg&quot;,&quot;given&quot;:&quot;Dietmar&quot;}],&quot;issued&quot;:{&quot;date-parts&quot;:[[&quot;2019&quot;,1,8]]}}}],&quot;schema&quot;:&quot;https://github.com/citation-style-language/schema/raw/master/csl-citation.json&quot;} RNDuX2FuVLyQm"/><text:span text:style-name="T102"> and SABIO-RK </text:span><text:reference-mark-start text:name="ZOTERO_ITEM CSL_CITATION {&quot;citationID&quot;:&quot;JCV6aUTC&quot;,&quot;properties&quot;:{&quot;formattedCitation&quot;:&quot;(6)&quot;,&quot;plainCitation&quot;:&quot;(6)&quot;,&quot;noteIndex&quot;:0},&quot;citationItems&quot;:[{&quot;id&quot;:330,&quot;uris&quot;:[&quot;http://zotero.org/users/local/6mzyxR0h/items/LQ872FJF&quot;],&quot;uri&quot;:[&quot;http://zotero.org/users/local/6mzyxR0h/items/LQ872FJF&quot;],&quot;itemData&quot;:{&quot;id&quot;:330,&quot;type&quot;:&quot;article-journal&quot;,&quot;title&quot;:&quot;SABIO-RK—database for biochemical reaction kinetics&quot;,&quot;container-title&quot;:&quot;Nucleic Acids Research&quot;,&quot;page&quot;:&quot;D790-D796&quot;,&quot;volume&quot;:&quot;40&quot;,&quot;issue&quot;:&quot;D1&quot;,&quot;source&quot;:&quot;academic.oup.com&quot;,&quot;abstract&quot;:&quot;Abstract.  SABIO-RK (http://sabio.h-its.org/) is a web-accessible database storing comprehensive information about biochemical reactions and their kinetic prope&quot;,&quot;DOI&quot;:&quot;10.1093/nar/gkr1046&quot;,&quot;ISSN&quot;:&quot;0305-1048&quot;,&quot;journalAbbreviation&quot;:&quot;Nucleic Acids Res&quot;,&quot;language&quot;:&quot;en&quot;,&quot;author&quot;:[{&quot;family&quot;:&quot;Wittig&quot;,&quot;given&quot;:&quot;Ulrike&quot;},{&quot;family&quot;:&quot;Kania&quot;,&quot;given&quot;:&quot;Renate&quot;},{&quot;family&quot;:&quot;Golebiewski&quot;,&quot;given&quot;:&quot;Martin&quot;},{&quot;family&quot;:&quot;Rey&quot;,&quot;given&quot;:&quot;Maja&quot;},{&quot;family&quot;:&quot;Shi&quot;,&quot;given&quot;:&quot;Lei&quot;},{&quot;family&quot;:&quot;Jong&quot;,&quot;given&quot;:&quot;Lenneke&quot;},{&quot;family&quot;:&quot;Algaa&quot;,&quot;given&quot;:&quot;Enkhjargal&quot;},{&quot;family&quot;:&quot;Weidemann&quot;,&quot;given&quot;:&quot;Andreas&quot;},{&quot;family&quot;:&quot;Sauer-Danzwith&quot;,&quot;given&quot;:&quot;Heidrun&quot;},{&quot;family&quot;:&quot;Mir&quot;,&quot;given&quot;:&quot;Saqib&quot;},{&quot;family&quot;:&quot;Krebs&quot;,&quot;given&quot;:&quot;Olga&quot;},{&quot;family&quot;:&quot;Bittkowski&quot;,&quot;given&quot;:&quot;Meik&quot;},{&quot;family&quot;:&quot;Wetsch&quot;,&quot;given&quot;:&quot;Elina&quot;},{&quot;family&quot;:&quot;Rojas&quot;,&quot;given&quot;:&quot;Isabel&quot;},{&quot;family&quot;:&quot;Müller&quot;,&quot;given&quot;:&quot;Wolfgang&quot;}],&quot;issued&quot;:{&quot;date-parts&quot;:[[&quot;2012&quot;,1,1]]}}}],&quot;schema&quot;:&quot;https://github.com/citation-style-language/schema/raw/master/csl-citation.json&quot;} RNDpL8WQyU3JQ"/><text:span text:style-name="T102">(6)</text:span><text:reference-mark-end text:name="ZOTERO_ITEM CSL_CITATION {&quot;citationID&quot;:&quot;JCV6aUTC&quot;,&quot;properties&quot;:{&quot;formattedCitation&quot;:&quot;(6)&quot;,&quot;plainCitation&quot;:&quot;(6)&quot;,&quot;noteIndex&quot;:0},&quot;citationItems&quot;:[{&quot;id&quot;:330,&quot;uris&quot;:[&quot;http://zotero.org/users/local/6mzyxR0h/items/LQ872FJF&quot;],&quot;uri&quot;:[&quot;http://zotero.org/users/local/6mzyxR0h/items/LQ872FJF&quot;],&quot;itemData&quot;:{&quot;id&quot;:330,&quot;type&quot;:&quot;article-journal&quot;,&quot;title&quot;:&quot;SABIO-RK—database for biochemical reaction kinetics&quot;,&quot;container-title&quot;:&quot;Nucleic Acids Research&quot;,&quot;page&quot;:&quot;D790-D796&quot;,&quot;volume&quot;:&quot;40&quot;,&quot;issue&quot;:&quot;D1&quot;,&quot;source&quot;:&quot;academic.oup.com&quot;,&quot;abstract&quot;:&quot;Abstract.  SABIO-RK (http://sabio.h-its.org/) is a web-accessible database storing comprehensive information about biochemical reactions and their kinetic prope&quot;,&quot;DOI&quot;:&quot;10.1093/nar/gkr1046&quot;,&quot;ISSN&quot;:&quot;0305-1048&quot;,&quot;journalAbbreviation&quot;:&quot;Nucleic Acids Res&quot;,&quot;language&quot;:&quot;en&quot;,&quot;author&quot;:[{&quot;family&quot;:&quot;Wittig&quot;,&quot;given&quot;:&quot;Ulrike&quot;},{&quot;family&quot;:&quot;Kania&quot;,&quot;given&quot;:&quot;Renate&quot;},{&quot;family&quot;:&quot;Golebiewski&quot;,&quot;given&quot;:&quot;Martin&quot;},{&quot;family&quot;:&quot;Rey&quot;,&quot;given&quot;:&quot;Maja&quot;},{&quot;family&quot;:&quot;Shi&quot;,&quot;given&quot;:&quot;Lei&quot;},{&quot;family&quot;:&quot;Jong&quot;,&quot;given&quot;:&quot;Lenneke&quot;},{&quot;family&quot;:&quot;Algaa&quot;,&quot;given&quot;:&quot;Enkhjargal&quot;},{&quot;family&quot;:&quot;Weidemann&quot;,&quot;given&quot;:&quot;Andreas&quot;},{&quot;family&quot;:&quot;Sauer-Danzwith&quot;,&quot;given&quot;:&quot;Heidrun&quot;},{&quot;family&quot;:&quot;Mir&quot;,&quot;given&quot;:&quot;Saqib&quot;},{&quot;family&quot;:&quot;Krebs&quot;,&quot;given&quot;:&quot;Olga&quot;},{&quot;family&quot;:&quot;Bittkowski&quot;,&quot;given&quot;:&quot;Meik&quot;},{&quot;family&quot;:&quot;Wetsch&quot;,&quot;given&quot;:&quot;Elina&quot;},{&quot;family&quot;:&quot;Rojas&quot;,&quot;given&quot;:&quot;Isabel&quot;},{&quot;family&quot;:&quot;Müller&quot;,&quot;given&quot;:&quot;Wolfgang&quot;}],&quot;issued&quot;:{&quot;date-parts&quot;:[[&quot;2012&quot;,1,1]]}}}],&quot;schema&quot;:&quot;https://github.com/citation-style-language/schema/raw/master/csl-citation.json&quot;} RNDpL8WQyU3JQ"/>.</text:p>
      <text:p text:style-name="P54">These data scripts should be executed in the following order:</text:p>
      <text:p text:style-name="P67"><text:span text:style-name="T104">data</text:span><text:span text:style-name="T103">_parse_bigg_metabolites_file.py</text:span></text:p>
      <text:p text:style-name="P66"><text:span text:style-name="T49">Usage:</text:span> data_parse_bigg_metabolites_file.py [OPTIONS]</text:p>
      <text:p text:style-name="P66">Converts the given BIGG metabolites text file into a machine-readable JSON file.</text:p>
      <text:p text:style-name="P66">The BIGG metabolites text file can be downloaded as text file from <text:a xlink:type="simple" xlink:href="http://bigg.ucsd.edu/data_access" text:style-name="Internet_20_link" text:visited-style-name="Visited_20_Internet_20_Link">http://bigg.ucsd.edu/data_access</text:a> (accessed on August 22, 2019). This text file contains all metabolite ID data of the BIGG project. The newly created JSON will have the name 'bigg_id_name_mapping.json'.</text:p>
      <text:p text:style-name="P47">Example:</text:p>
      <text:p text:style-name="P66">Load the BIGG metabolites file 'C:\bigg_database.txt' and store the newly generated JSON in the folder 'C:\database\':</text:p>
      <text:p text:style-name="P74">python data_parse_bigg_metabolites_file.py --bigg_metabolites_file_path C:\bigg_database.txt <text:s/>--json_output_folder C:\database</text:p>
      <text:p text:style-name="P47">Options:</text:p>
      <text:p text:style-name="P66"><text:s text:c="2"/>--bigg_metabolites_file_path TEXT</text:p>
      <text:p text:style-name="P66"><text:s text:c="34"/>BIGG metabolites file path <text:s/>[required]</text:p>
      <text:p text:style-name="P66"><text:s text:c="2"/>--json_output_folder TEXT <text:s text:c="6"/>Path to the folder in which the newly</text:p>
      <text:p text:style-name="P66"><text:soft-page-break/><text:s text:c="34"/>generated JSON will be created <text:s/>[required]</text:p>
      <text:p text:style-name="P66"><text:s text:c="2"/>--help <text:s text:c="25"/>Show this message and exit.</text:p>
      <text:p text:style-name="P55">data_parse_brenda_textfile.py</text:p>
      <text:p text:style-name="P81"><text:span text:style-name="T49">Usage:</text:span> data_parse_brenda_textfile.py [OPTIONS]</text:p>
      <text:p text:style-name="P81">Converts the given BRENDA text file into a more machine-readable JSON file.</text:p>
      <text:p text:style-name="P81">The BRENDA database can be downloaded as text file from <text:s/><text:a xlink:type="simple" xlink:href="https://www.brenda-enzymes.org/download_brenda_without_registration.php" text:style-name="Internet_20_link" text:visited-style-name="Visited_20_Internet_20_Link">https://www.brenda-enzymes.org/download_brenda_without_registration.php</text:a> (accessed on August 6, 2019). This text file contains all data of BRENDA in an EC-number-sorted manner. Since the text file does not have an easily readable standardized format, this script converts it into a JSON which contains only the sMOMENT-relevant data in an ordered fashion. Additionally, substrate names of BRENDA are converted with BIGG metabolite names if the name of the BRENDA substrate is equal to a BIGG metabolite name.</text:p>
      <text:p text:style-name="P37">Example:</text:p>
      <text:p text:style-name="P81">Load the BRENDA textfile 'C:\folder\download.txt' while the BIGG metabolites file is in 'C:\bigg\' and the newly generated JSON shall be named 'C:\folder\brenda.json':</text:p>
      <text:p text:style-name="P77">python data_parse_bigg_metabolites_file.py --brenda_textfile_path <text:s/>C:\folder\download.txt --bigg_metabolites_json_folder C:\bigg\ <text:s/>--json_output_path C:\folder\brenda.json</text:p>
      <text:p text:style-name="P37">Options:</text:p>
      <text:p text:style-name="P81"><text:s text:c="2"/>--brenda_textfile_path TEXT <text:s text:c="4"/>Full path to the BRENDA database text file.</text:p>
      <text:p text:style-name="P81"><text:s text:c="34"/>[required]</text:p>
      <text:p text:style-name="P81"><text:s text:c="2"/>--bigg_metabolites_json_folder TEXT</text:p>
      <text:p text:style-name="P81"><text:s text:c="34"/>The folder of the BIGG metabolites JSON</text:p>
      <text:p text:style-name="P81"><text:s text:c="34"/>(created using</text:p>
      <text:p text:style-name="P81"><text:s text:c="34"/>data_parse_bigg_metabolites_file.py). The</text:p>
      <text:p text:style-name="P81"><text:s text:c="34"/>name of the JSON must not have been changed.</text:p>
      <text:p text:style-name="P81"><text:s text:c="34"/>[required]</text:p>
      <text:p text:style-name="P81"><text:s text:c="2"/>--json_output_path TEXT <text:s text:c="8"/>The full path for the more machine-readable</text:p>
      <text:p text:style-name="P81"><text:s text:c="34"/>JSON file of the BRENDA database text file</text:p>
      <text:p text:style-name="P81"><text:s text:c="34"/>shall be placed. The resulting JSON will</text:p>
      <text:p text:style-name="P81"><text:s text:c="34"/>have the name. This JSON will be created</text:p>
      <text:p text:style-name="P81"><text:s text:c="34"/>with this script. <text:s/>[required]</text:p>
      <text:p text:style-name="P81"><text:s text:c="2"/>--help <text:s text:c="25"/>Show this message and exit.</text:p>
      <text:p text:style-name="P55">data_parse_brenda_<text:span text:style-name="T109">json</text:span>_for_model.py</text:p>
      <text:p text:style-name="P82"><text:soft-page-break/><text:span text:style-name="T49">Usage:</text:span> data_parse_brenda_json_for_model.py [OPTIONS]</text:p>
      <text:p text:style-name="P82">Converts the given BRENDA JSON created with data_parse_brenda_textfile.py into a even more easily readable model-specific JSON.</text:p>
      <text:p text:style-name="P82">This conversion is needed for all subsequent AutoPACMEN steps. The model-specific JSON contains all of the model's EC number entries contains a <text:s/>polished version of the BRENDA JSON without transferred EC numbers (i.e., a reassigned EC number) and other possible problems.</text:p>
      <text:p text:style-name="P40">Example:</text:p>
      <text:p text:style-name="P82">Create a model-specific JSON called <text:s/>'C:\folder\brenda_model_specific.json' from the BRENDA JSON 'C:\folder\brenda.json' using the model 'C:\folder\model.xml':</text:p>
      <text:p text:style-name="P75">python data_parse_bigg_metabolites_file.py --sbml_path C:\folder\model.xml --brenda_json_path C:\folder\brenda.json --json_output_path C:\folder\brenda_model_specific.json</text:p>
      <text:p text:style-name="P40">Options:</text:p>
      <text:p text:style-name="P82"><text:s text:c="2"/>--sbml_path TEXT <text:s text:c="8"/>Full path to the SBML with the model of which the</text:p>
      <text:p text:style-name="P82"><text:s text:c="27"/>BRENDA JSON will be derived. <text:s/>[required]</text:p>
      <text:p text:style-name="P82"><text:s text:c="2"/>--brenda_json_path TEXT <text:s/>Full path to the BRENDA JSON created with</text:p>
      <text:p text:style-name="P82"><text:s text:c="27"/>data_parse_brenda_textfile.py <text:s/>[required]</text:p>
      <text:p text:style-name="P82"><text:s text:c="2"/>--json_output_path TEXT <text:s/>The full path for the model-specific JSON file of</text:p>
      <text:p text:style-name="P82"><text:s text:c="27"/>the BRENDA JSON created with</text:p>
      <text:p text:style-name="P82"><text:s text:c="27"/>data_parse_brenda_textfile.py <text:s/>[required]</text:p>
      <text:p text:style-name="P82"><text:s text:c="2"/>--help <text:s text:c="18"/>Show this message and exit.</text:p>
      <text:p text:style-name="P55">data_parse_sabio_rk_for_model.py</text:p>
      <text:p text:style-name="P83"><text:span text:style-name="T49">Usage: </text:span>data_parse_sabio_rk_for_model.py [OPTIONS]</text:p>
      <text:p text:style-name="P83">Using the given model, its EC numbers are used for a search in the SABIO-RK database. The kcat results are stored as a JSON :D SABIO-RK is called using its API, so that a woking internet connection is needed in order to run this script. In addition to the metbolic model, a BIGG ID name JSON generated by data_parse_bigg_metabolites_file.py has to be given as input. The resulting JSON includes found kcats for the EC numbers, including EC numbers for which kcats were only found with wilcard searches and EC nubmers for which a direct result was found. Additionally, the resulting JSON includes the organism of the EC-number-associated kcats and the substrates of the kcat data, using BIGG ID names if possible.</text:p>
      <text:p text:style-name="P83"/>
      <text:p text:style-name="P38">Example:</text:p>
      <text:p text:style-name="P83">Create a SABIO-RK JSON called 'C:\folder\sabio_rk.json' using the model 'C:\folder\model.xml' and the BIGG ID&lt;-&gt;name mapping JSON 'C:\folder\bigg_ids.json':</text:p>
      <text:p text:style-name="P76"><text:soft-page-break/>python data_parse_sabio_rk_for_model.py –sbml_path C:\folder\model.xml --json_output_path C:\folder\sabio_rk.json --bigg_id_name_mapping_path C:\folder\bigg_ids.json</text:p>
      <text:p text:style-name="P83"/>
      <text:p text:style-name="P38">Options:</text:p>
      <text:p text:style-name="P83"><text:s text:c="2"/>--sbml_path TEXT <text:s text:c="15"/>The path to the metabolic model SBML from</text:p>
      <text:p text:style-name="P83"><text:s text:c="34"/>which the EC numbers will be read out in</text:p>
      <text:p text:style-name="P83"><text:s text:c="34"/>order to search them in SABIO-RK.</text:p>
      <text:p text:style-name="P83"><text:s text:c="34"/>[required]</text:p>
      <text:p text:style-name="P83"><text:s text:c="2"/>--json_output_path TEXT <text:s text:c="8"/>The path to the newly generated JSON that</text:p>
      <text:p text:style-name="P83"><text:s text:c="34"/>will include the kcat data from SABIO-RK.</text:p>
      <text:p text:style-name="P83"><text:s text:c="34"/>[required]</text:p>
      <text:p text:style-name="P83"><text:s text:c="2"/>--bigg_id_name_mapping_path TEXT</text:p>
      <text:p text:style-name="P83"><text:s text:c="34"/>T<text:span text:style-name="T113">h</text:span>e path to the JSON <text:s text:c="2"/>[required]</text:p>
      <text:p text:style-name="P83"><text:s text:c="2"/>--help <text:s text:c="25"/>Show this message and exit.</text:p>
      <text:p text:style-name="P56">data_<text:span text:style-name="T108">create_combined_kcat_database.</text:span>py</text:p>
      <text:p text:style-name="P84"><text:span text:style-name="T49">Usage:</text:span> data_create_combined_kcat_database.py [OPTIONS]</text:p>
      <text:p text:style-name="P84">Combines the BRENDA and SABIO-RK JSONs into one <text:span text:style-name="T136">big</text:span> JSON which can be used by modeling_get_reactions_kcat_mapping.py</text:p>
      <text:p text:style-name="P84">The BRENDA JSON is to have been created with <text:s/>data_parse_brenda_json_for_model.py, the SABIO-RK JSON with <text:s/>data_parse_sabio_rk_for_model.py. Only entries which did not result from <text:s/>wildcard searches will be used for the combined database.</text:p>
      <text:p text:style-name="P39">Example:</text:p>
      <text:p text:style-name="P84">Combine the BRENDA JSON 'C:\JSONS\brenda.json' and the SABIO-RK JSON 'C:\JSONS\sabio.json' into the JSON 'C:\JSONS\combined.json:</text:p>
      <text:p text:style-name="P84"/>
      <text:p text:style-name="P78">python data_create_combined_kcat_database.py --sabio_rk_kcat_database_path C:\JSONS\brenda.json --brenda_kcat_database_path C:\JSONS\sabio.json --output_path C:\JSONS\sabio.json</text:p>
      <text:p text:style-name="P39">Options:</text:p>
      <text:p text:style-name="P84"><text:s text:c="2"/>--sabio_rk_kcat_database_path TEXT</text:p>
      <text:p text:style-name="P84"><text:s text:c="34"/>Full path SABIO-RK JSON created with</text:p>
      <text:p text:style-name="P84"><text:s text:c="34"/>data_parse_brenda_json_for_model.py</text:p>
      <text:p text:style-name="P84"><text:soft-page-break/><text:s text:c="34"/>[required]</text:p>
      <text:p text:style-name="P84"><text:s text:c="2"/>--brenda_kcat_database_path TEXT</text:p>
      <text:p text:style-name="P84"><text:s text:c="34"/>[required]</text:p>
      <text:p text:style-name="P84"><text:s text:c="2"/>--output_path TEXT <text:s text:c="13"/>Full path to the newly created combined JSON</text:p>
      <text:p text:style-name="P84"><text:s text:c="34"/>[required]</text:p>
      <text:p text:style-name="P84"><text:s text:c="2"/>--help <text:s text:c="25"/>Show this message and exit.</text:p>
      <text:h text:style-name="Heading_20_2" text:outline-level="2"><text:bookmark-start text:name="__RefHeading___Toc601_1741749399"/><text:s/><text:span text:style-name="T101">Retrieval and setting of enzymatic d</text:span><text:span text:style-name="T30">ata </text:span><text:span text:style-name="T31">for </text:span><text:span text:style-name="T43">m</text:span><text:span text:style-name="T31">odel</text:span><text:bookmark-end text:name="__RefHeading___Toc601_1741749399"/></text:h>
      <text:p text:style-name="P22">After the <text:span text:style-name="T111">basic k</text:span><text:span text:style-name="T11">cat</text:span><text:span text:style-name="T111"> databases were set with the scripts described in the previous chapter, the actual generation of metabolic-network-dependent data can be performed.</text:span></text:p>
      <text:p text:style-name="P23">modeling_get_initial_spreadsheets.py</text:p>
      <text:p text:style-name="P24"><text:span text:style-name="T49">Usage:</text:span> modeling_get_initial_spreadsheets.py [OPTIONS]</text:p>
      <text:p text:style-name="P24">Creates initial AutoPACMEN XLSX spreadsheets in which additional information can be entered by the use.</text:p>
      <text:p text:style-name="P24">For the application of sMOMENT, the following spreadsheets are relevant (* stands for the given project name):</text:p>
      <text:list xml:id="list1718432750076273825" text:style-name="L2">
        <text:list-item>
          <text:p text:style-name="P104">*_enzyme_stoichiometries.xlsx: here, <text:s/>the user can enter intra-complex stoichiometries of the proteins <text:s/>which <text:s/>constitute the complex</text:p>
        </text:list-item>
        <text:list-item>
          <text:p text:style-name="P104">*_protein_data.<text:span text:style-name="T126">xlsx</text:span>: here, the user has to enter the data for the calculation of the protein pool. Optionally, <text:s/>the user can also enter proteomic concentration data for each protein.</text:p>
        </text:list-item>
      </text:list>
      <text:p text:style-name="P13">Options:</text:p>
      <text:p text:style-name="P24"><text:s text:c="2"/>--sbml_path TEXT <text:s text:c="6"/>Path to SBML. <text:s/>[required]</text:p>
      <text:p text:style-name="P24"><text:s text:c="2"/>--project_folder TEXT <text:s/>Path to project. <text:s/>[required]</text:p>
      <text:p text:style-name="P24"><text:s text:c="2"/>--project_name TEXT <text:s text:c="3"/>Name of project. <text:s/>[required]</text:p>
      <text:p text:style-name="P24"><text:s text:c="2"/>--help <text:s text:c="16"/>Show this message and exit.</text:p>
      <text:p text:style-name="P15">Example:</text:p>
      <text:p text:style-name="P20">Suppose we want to create the initial spreadsheets for the SBML 'C:\\Test.xml' and have the project folder 'C:\\folder' and the project name 'project':</text:p>
      <text:p text:style-name="P31">python modeling_get_initial_spreadsheets.py --sbml_path C:\\Test.xml --project_folder C:\\folder --project_name project</text:p>
      <text:p text:style-name="P23">modeling_get_protein_mass_mapping.py</text:p>
      <text:p text:style-name="P25"><text:span text:style-name="T49">Usage:</text:span> modeling_get_protein_mass_mapping.py [OPTIONS]</text:p>
      <text:p text:style-name="P25">Creates a JSON with the protein masses for all proteins given in the gene rules of the given metabolic model.</text:p>
      <text:p text:style-name="P25"><text:soft-page-break/>The protein masses are read out using the UniProt API. Therefore, the gene rules need protein names which can be found in UniProt. The newly created JSON will be stored in the given project folder and have the file name of the project plus '_protein_id_mass_mapping.json'.</text:p>
      <text:p text:style-name="P14">Example:</text:p>
      <text:p text:style-name="P25">Suppose we want to get the protein masses of the SBML 'C:\model.xml' and the project folder is 'C:\folder\' and the project name is 'exemplary', the command would be:</text:p>
      <text:p text:style-name="P26">python modeling_get_protein_mass_mapping.py --sbml_path C:\model.xml --project_folder C:\folder\ --project_name exemplary</text:p>
      <text:p text:style-name="P14">Options:</text:p>
      <text:p text:style-name="P25"><text:s text:c="2"/>--sbml_path TEXT <text:s text:c="6"/>Path to the SBML representation of the metabolic</text:p>
      <text:p text:style-name="P25"><text:s text:c="25"/>model of whose gene rules the protein masses shall be</text:p>
      <text:p text:style-name="P25"><text:s text:c="25"/>read out <text:s/>[required]</text:p>
      <text:p text:style-name="P25"><text:s text:c="2"/>--project_folder TEXT <text:s/>Path to the folder in which the JSON with the protein</text:p>
      <text:p text:style-name="P25"><text:s text:c="25"/>mass data will be created <text:s/>[required]</text:p>
      <text:p text:style-name="P25"><text:s text:c="2"/>--project_name TEXT <text:s text:c="3"/>Name of the project. This will be the prefix of the</text:p>
      <text:p text:style-name="P25"><text:s text:c="25"/>created JSON. <text:s/>[required]</text:p>
      <text:p text:style-name="P25"><text:s text:c="2"/>--help <text:s text:c="16"/>Show this message and exit.</text:p>
      <text:p text:style-name="P23">modeling_get_reactions_kcat_mapping.py</text:p>
      <text:p text:style-name="P32"><text:span text:style-name="T49">Usage:</text:span> modeling_get_reactions_kcat_mapping.py [OPTIONS]</text:p>
      <text:p text:style-name="P32">Generates the reaction&lt;-&gt;kcat mapping for the given metabolic model.</text:p>
      <text:p text:style-name="P33">The alg<text:span text:style-name="T112">o</text:span>rithm of the kcat selection process is explained in this program package's publication. </text:p>
      <text:p text:style-name="P33">Details on the optional user-defined kcat database: It must be a JSON of the following format: </text:p>
      <text:p text:style-name="P27">{</text:p>
      <text:p text:style-name="P27"><text:tab/>"$PROTEIN_IDENTIFIER": {</text:p>
      <text:p text:style-name="P27"><text:tab/><text:tab/>"kcats": [</text:p>
      <text:p text:style-name="P27"><text:tab/><text:tab/><text:tab/>$FLOAT_LIST_OF_ASSOCIATED_KCAT_VALUES </text:p>
      <text:p text:style-name="P27"><text:tab/><text:tab/>],</text:p>
      <text:p text:style-name="P28"><text:tab/><text:tab/>"direction": {</text:p>
      <text:p text:style-name="P28"><text:tab/>"$ASSOCIATED_REACTION_OF_WHICH_THE_KCATS_WERE_TAKEN": <text:tab/>"$DIRECTION_OF_REACTION (either forward or reverse)"</text:p>
      <text:p text:style-name="P28"><text:tab/><text:tab/>}</text:p>
      <text:p text:style-name="P27"><text:tab/>}</text:p>
      <text:p text:style-name="P27"><text:soft-page-break/>}</text:p>
      <text:p text:style-name="P32">In other words, this JSON contains protein-dependent measured kcat values, <text:s/>and the reactions and their directions for which these kcat values were measured.</text:p>
      <text:p text:style-name="P32"/>
      <text:p text:style-name="P11">Example:</text:p>
      <text:p text:style-name="P32">Suppose we want to get the <text:span text:style-name="T114">reactions</text:span>&lt;-&gt;kcat mapping of the metabolic model described by the SBML 'C:\model\test.xml', the additional information from AutoPACMEN's data_*.py scripts is in the project folder 'C:\project\', the project name is 'example', the metabolic model represents <text:span text:style-name="T49">Escherichia coli</text:span>, the combined reaction&lt;-&gt;kcat database is in 'C:\database\database.json' and an optional user-defined protein database is given and can be found under 'C:\database\user.json', <text:span text:style-name="T141">and we want to select the k</text:span><text:span text:style-name="T16">cat</text:span><text:span text:style-name="T141">s using the mean,</text:span> then our command would be:</text:p>
      <text:p text:style-name="P27">python modeling_get_reactions_kcat_mapping.py --sbml_path C:\model\test.xml --project_folder C:\project\ --project_name example --organism 'Escherichia coli' --kcat_database_path C:\database\database.json --protein_kcat_database_path C:\database\user.json --<text:span text:style-name="T141">type_of_kcat_selection ‘mean’</text:span></text:p>
      <text:p text:style-name="P11">Options:</text:p>
      <text:p text:style-name="P32"><text:s text:c="2"/>--sbml_path TEXT <text:s text:c="15"/>Full path to the SBML of the metabolic model</text:p>
      <text:p text:style-name="P32"><text:s text:c="34"/>that shall be sMOMENT-enhanced <text:s/>[required]</text:p>
      <text:p text:style-name="P32"><text:s text:c="2"/>--project_folder TEXT <text:s text:c="10"/>Path to the project folder in which the</text:p>
      <text:p text:style-name="P32"><text:s text:c="34"/>reactions&lt;-&gt;kcat mapping JSON will be</text:p>
      <text:p text:style-name="P32"><text:s text:c="34"/>created. <text:s/>[required]</text:p>
      <text:p text:style-name="P32"><text:s text:c="2"/>--project_name TEXT <text:s text:c="12"/>Name of the current project. The generated</text:p>
      <text:p text:style-name="P32"><text:s text:c="34"/>reactions&lt;-&gt;kcat mapping JSON will have this</text:p>
      <text:p text:style-name="P32"><text:s text:c="34"/>name as prefix. <text:s/>[required]</text:p>
      <text:p text:style-name="P32"><text:s text:c="2"/>--organism TEXT <text:s text:c="16"/>The scientific name of the organism that the</text:p>
      <text:p text:style-name="P32"><text:s text:c="34"/>m<text:span text:style-name="T115">e</text:span>tabolic model shall represent, e.g.</text:p>
      <text:p text:style-name="P32"><text:s text:c="34"/>'Escherichia coli'.This name is <text:span text:style-name="T115">used</text:span>,</text:p>
      <text:p text:style-name="P32"><text:s text:c="34"/>together with NCBI TAXONOMY, for the</text:p>
      <text:p text:style-name="P32"><text:s text:c="34"/>taxonomy-dependent search of kcat values.</text:p>
      <text:p text:style-name="P32"><text:s text:c="34"/>[required]</text:p>
      <text:p text:style-name="P32"><text:s text:c="2"/>--kcat_database_path TEXT <text:s text:c="6"/>Full path to the SABIO-RK&amp;BRENDA</text:p>
      <text:p text:style-name="P32"><text:s text:c="34"/>kcat&lt;-&gt;reaction JSON which was creates using</text:p>
      <text:p text:style-name="P32"><text:s text:c="34"/>data_create_combined_kcat_database.py</text:p>
      <text:p text:style-name="P32"><text:soft-page-break/><text:s text:c="34"/>[required]</text:p>
      <text:p text:style-name="P32"><text:s text:c="2"/>--protein_kcat_database_path TEXT</text:p>
      <text:p text:style-name="P32"><text:s text:c="34"/>Full path to the custom user-defined</text:p>
      <text:p text:style-name="P32"><text:s text:c="34"/>kcat&lt;-&gt;protein JSON. It must be a dictionary</text:p>
      <text:p text:style-name="P32"><text:s text:c="34"/>containing the protein names(as given in the</text:p>
      <text:p text:style-name="P32"><text:s text:c="34"/>metabolic network's gene rules) as keys and</text:p>
      <text:p text:style-name="P32"><text:s text:c="34"/>associated kcats as children. See this</text:p>
      <text:p text:style-name="P32"><text:s text:c="34"/>script's description for more.</text:p>
      <text:p text:style-name="P35"><text:s text:c="34"/>[required]</text:p>
      <text:p text:style-name="P95"><text:s text:c="2"/>--type_of_kcat_selection TEXT <text:s text:c="2"/>Can be "mean", "median" or "random". Refers</text:p>
      <text:p text:style-name="P95"><text:s text:c="34"/>to the selection of found kcats of a</text:p>
      <text:p text:style-name="P95"><text:s text:c="34"/>reaction. Is "mean" by default.</text:p>
      <text:p text:style-name="P35"><text:s text:c="34"/>[required]</text:p>
      <text:p text:style-name="P32"><text:s text:c="2"/>--help <text:s text:c="25"/>Show this message and exit.</text:p>
      <text:h text:style-name="Heading_20_2" text:outline-level="2"><text:bookmark-start text:name="__RefHeading___Toc603_1741749399"/><text:s/><text:span text:style-name="T101">Generation of enzyme-constraint-enhanced model</text:span><text:bookmark-end text:name="__RefHeading___Toc603_1741749399"/></text:h>
      <text:p text:style-name="Text_20_body"><text:span text:style-name="T133">These script automatically apply the sMOMENT or the GECKO </text:span><text:reference-mark-start text:name="ZOTERO_ITEM CSL_CITATION {&quot;citationID&quot;:&quot;m5a2LmMY&quot;,&quot;properties&quot;:{&quot;formattedCitation&quot;:&quot;(7)&quot;,&quot;plainCitation&quot;:&quot;(7)&quot;,&quot;noteIndex&quot;:0},&quot;citationItems&quot;:[{&quot;id&quot;:28,&quot;uris&quot;:[&quot;http://zotero.org/users/local/6mzyxR0h/items/H7QYD9Z2&quot;],&quot;uri&quot;:[&quot;http://zotero.org/users/local/6mzyxR0h/items/H7QYD9Z2&quot;],&quot;itemData&quot;:{&quot;id&quot;:28,&quot;type&quot;:&quot;article-journal&quot;,&quot;title&quot;:&quot;Improving the phenotype predictions of a yeast genome‐scale metabolic model by incorporating enzymatic constraints&quot;,&quot;container-title&quot;:&quot;Molecular Systems Biology&quot;,&quot;page&quot;:&quot;935&quot;,&quot;volume&quot;:&quot;13&quot;,&quot;issue&quot;:&quot;8&quot;,&quot;source&quot;:&quot;msb.embopress.org&quot;,&quot;abstract&quot;:&quot;Genome‐scale metabolic models (GEMs) are widely used to calculate metabolic phenotypes. They rely on defining a set of constraints, the most common of which is that the production of metabolites and/or growth are limited by the carbon source uptake rate. However, enzyme abundances and kinetics, which act as limitations on metabolic fluxes, are not taken into account. Here, we present GECKO, a method that enhances a GEM to account for enzymes as part of reactions, thereby ensuring that each metabolic flux does not exceed its maximum capacity, equal to the product of the enzyme's abundance and turnover number. We applied GECKO to a Saccharomyces cerevisiae GEM and demonstrated that the new model could correctly describe phenotypes that the previous model could not, particularly under high enzymatic pressure conditions, such as yeast growing on different carbon sources in excess, coping with stress, or overexpressing a specific pathway. GECKO also allows to directly integrate quantitative proteomics data; by doing so, we significantly reduced flux variability of the model, in over 60% of metabolic reactions. Additionally, the model gives insight into the distribution of enzyme usage between and within metabolic pathways. The developed method and model are expected to increase the use of model‐based design in metabolic engineering.\nSynopsis\n\n&lt;img class=\&quot;highwire-embed\&quot; alt=\&quot;Embedded Image\&quot; src=\&quot;http://msb.embopress.org/sites/default/files/highwire/msb/13/8/935/embed/graphic-1.gif\&quot;/&gt;\n\nThe GECKO method takes into account enzyme abundances and kinetics to enhance genome‐scale models of metabolism (GEMs). An implementation for Saccharomyces cerevisiae gives insight into metabolism and enzyme usage.\n\nGECKO is a method that enhances a GEM with enzyme constraints, using both kinetic and omics data.The enzyme‐constrained ecYeast7 model of S. cerevisiae outperforms previous models in simulation capabilities and allows exploring enzyme usage.Directly integrating quantitative proteomic data in ecYeast7 significantly reduces the inherent flux variability of model simulations.Physiological behavior such as maximum specific growth rate, overflow metabolism and gene deletion response can be explained by a limited enzyme pool in cell.&quot;,&quot;DOI&quot;:&quot;10.15252/msb.20167411&quot;,&quot;ISSN&quot;:&quot;1744-4292, 1744-4292&quot;,&quot;note&quot;:&quot;PMID: 28779005&quot;,&quot;language&quot;:&quot;en&quot;,&quot;author&quot;:[{&quot;family&quot;:&quot;Sánchez&quot;,&quot;given&quot;:&quot;Benjamín J.&quot;},{&quot;family&quot;:&quot;Zhang&quot;,&quot;given&quot;:&quot;Cheng&quot;},{&quot;family&quot;:&quot;Nilsson&quot;,&quot;given&quot;:&quot;Avlant&quot;},{&quot;family&quot;:&quot;Lahtvee&quot;,&quot;given&quot;:&quot;Petri-Jaan&quot;},{&quot;family&quot;:&quot;Kerkhoven&quot;,&quot;given&quot;:&quot;Eduard J.&quot;},{&quot;family&quot;:&quot;Nielsen&quot;,&quot;given&quot;:&quot;Jens&quot;}],&quot;issued&quot;:{&quot;date-parts&quot;:[[&quot;2017&quot;,8,1]]}}}],&quot;schema&quot;:&quot;https://github.com/citation-style-language/schema/raw/master/csl-citation.json&quot;} RND0XGt1t3q2E"/><text:span text:style-name="T133">(7)</text:span><text:reference-mark-end text:name="ZOTERO_ITEM CSL_CITATION {&quot;citationID&quot;:&quot;m5a2LmMY&quot;,&quot;properties&quot;:{&quot;formattedCitation&quot;:&quot;(7)&quot;,&quot;plainCitation&quot;:&quot;(7)&quot;,&quot;noteIndex&quot;:0},&quot;citationItems&quot;:[{&quot;id&quot;:28,&quot;uris&quot;:[&quot;http://zotero.org/users/local/6mzyxR0h/items/H7QYD9Z2&quot;],&quot;uri&quot;:[&quot;http://zotero.org/users/local/6mzyxR0h/items/H7QYD9Z2&quot;],&quot;itemData&quot;:{&quot;id&quot;:28,&quot;type&quot;:&quot;article-journal&quot;,&quot;title&quot;:&quot;Improving the phenotype predictions of a yeast genome‐scale metabolic model by incorporating enzymatic constraints&quot;,&quot;container-title&quot;:&quot;Molecular Systems Biology&quot;,&quot;page&quot;:&quot;935&quot;,&quot;volume&quot;:&quot;13&quot;,&quot;issue&quot;:&quot;8&quot;,&quot;source&quot;:&quot;msb.embopress.org&quot;,&quot;abstract&quot;:&quot;Genome‐scale metabolic models (GEMs) are widely used to calculate metabolic phenotypes. They rely on defining a set of constraints, the most common of which is that the production of metabolites and/or growth are limited by the carbon source uptake rate. However, enzyme abundances and kinetics, which act as limitations on metabolic fluxes, are not taken into account. Here, we present GECKO, a method that enhances a GEM to account for enzymes as part of reactions, thereby ensuring that each metabolic flux does not exceed its maximum capacity, equal to the product of the enzyme's abundance and turnover number. We applied GECKO to a Saccharomyces cerevisiae GEM and demonstrated that the new model could correctly describe phenotypes that the previous model could not, particularly under high enzymatic pressure conditions, such as yeast growing on different carbon sources in excess, coping with stress, or overexpressing a specific pathway. GECKO also allows to directly integrate quantitative proteomics data; by doing so, we significantly reduced flux variability of the model, in over 60% of metabolic reactions. Additionally, the model gives insight into the distribution of enzyme usage between and within metabolic pathways. The developed method and model are expected to increase the use of model‐based design in metabolic engineering.\nSynopsis\n\n&lt;img class=\&quot;highwire-embed\&quot; alt=\&quot;Embedded Image\&quot; src=\&quot;http://msb.embopress.org/sites/default/files/highwire/msb/13/8/935/embed/graphic-1.gif\&quot;/&gt;\n\nThe GECKO method takes into account enzyme abundances and kinetics to enhance genome‐scale models of metabolism (GEMs). An implementation for Saccharomyces cerevisiae gives insight into metabolism and enzyme usage.\n\nGECKO is a method that enhances a GEM with enzyme constraints, using both kinetic and omics data.The enzyme‐constrained ecYeast7 model of S. cerevisiae outperforms previous models in simulation capabilities and allows exploring enzyme usage.Directly integrating quantitative proteomic data in ecYeast7 significantly reduces the inherent flux variability of model simulations.Physiological behavior such as maximum specific growth rate, overflow metabolism and gene deletion response can be explained by a limited enzyme pool in cell.&quot;,&quot;DOI&quot;:&quot;10.15252/msb.20167411&quot;,&quot;ISSN&quot;:&quot;1744-4292, 1744-4292&quot;,&quot;note&quot;:&quot;PMID: 28779005&quot;,&quot;language&quot;:&quot;en&quot;,&quot;author&quot;:[{&quot;family&quot;:&quot;Sánchez&quot;,&quot;given&quot;:&quot;Benjamín J.&quot;},{&quot;family&quot;:&quot;Zhang&quot;,&quot;given&quot;:&quot;Cheng&quot;},{&quot;family&quot;:&quot;Nilsson&quot;,&quot;given&quot;:&quot;Avlant&quot;},{&quot;family&quot;:&quot;Lahtvee&quot;,&quot;given&quot;:&quot;Petri-Jaan&quot;},{&quot;family&quot;:&quot;Kerkhoven&quot;,&quot;given&quot;:&quot;Eduard J.&quot;},{&quot;family&quot;:&quot;Nielsen&quot;,&quot;given&quot;:&quot;Jens&quot;}],&quot;issued&quot;:{&quot;date-parts&quot;:[[&quot;2017&quot;,8,1]]}}}],&quot;schema&quot;:&quot;https://github.com/citation-style-language/schema/raw/master/csl-citation.json&quot;} RND0XGt1t3q2E"/><text:span text:style-name="T133"> method on a given stoichiometric model, using the enzymatic data that was retrieved with the previously executed scripts. All further described described scripts as well as the Model Calibrator only work with sMOMENT-enhanced models.</text:span></text:p>
      <text:p text:style-name="P57">modeling_create_<text:span text:style-name="T120">smoment</text:span>_model.py</text:p>
      <text:p text:style-name="P62"><text:span text:style-name="T49">Usage: </text:span><text:span text:style-name="T55">modeling_create_</text:span><text:span text:style-name="T57">smoment</text:span><text:span text:style-name="T55">_model</text:span>.py [OPTIONS]</text:p>
      <text:p text:style-name="P68">Applies the sMOMENT method on the given SBML. All AutoPACMEN scripts starting with "data_" have had to be run first in order to get all necessary data.</text:p>
      <text:p text:style-name="P68">The sMOMENT method itself is described in its publication's method section and AutoPACMEN’s manual.</text:p>
      <text:p text:style-name="P41">Example:</text:p>
      <text:p text:style-name="P70">Suppose we want to apply sMOMENT on the metabolic model described by the SBML 'C:\models\model.xml', the sMOMENT-enhanced model SBML shall have the path 'model_new.xml' (it will be stored in the project folder), the project folder containing additional information is 'C:\project\', the project name is 'example', and we want to exclude the introduction of the protein pool pseudo-metabolite in the reactions 'CBD' and 'ACALD', <text:span text:style-name="T142">and we want to choose the default kcat using the median,</text:span> then our command would be:</text:p>
      <text:p text:style-name="P80">python modeling_create_<text:span text:style-name="T120">smoment</text:span>_model.py –input_sbml_path <text:s text:c="2"/>C:\models\model.xml --output_sbml_name model_new.xml –<text:soft-page-break/>project_folder C:\project\ --project_name example --excluded_reactions CBD;ACALD <text:span text:style-name="T142">--type_of_default_kcat_selection 'median'</text:span></text:p>
      <text:p text:style-name="P41">Options:</text:p>
      <text:p text:style-name="P68"><text:s text:c="2"/>--input_sbml_path TEXT <text:s text:c="4"/>Path to the SBML model which describes the</text:p>
      <text:p text:style-name="P68"><text:s text:c="29"/>stoichiometric metabolic model that shall be</text:p>
      <text:p text:style-name="P68"><text:s text:c="29"/>converted into a protein-constrained-enhanced</text:p>
      <text:p text:style-name="P68"><text:s text:c="29"/>model <text:s/>[required]</text:p>
      <text:p text:style-name="P68"><text:s text:c="2"/>--project_folder TEXT <text:s text:c="5"/>Path to project folder. This folder needs to</text:p>
      <text:p text:style-name="P68"><text:s text:c="29"/>include the reaction&lt;-&gt;kcat mapping,the</text:p>
      <text:p text:style-name="P68"><text:s text:c="29"/>protein&lt;-&gt;mass mapping and the enzyme</text:p>
      <text:p text:style-name="P68"><text:s text:c="29"/>stoichiometry spreadsheet (all file names have to</text:p>
      <text:p text:style-name="P68"><text:s text:c="29"/>start with the project name). <text:s/>[required]</text:p>
      <text:p text:style-name="P68"><text:s text:c="2"/>--project_name TEXT <text:s text:c="7"/>Project name, which represents the start of the</text:p>
      <text:p text:style-name="P68"><text:s text:c="29"/>project folder's model files <text:s/>[required]</text:p>
      <text:p text:style-name="P68"><text:s text:c="2"/>--output_sbml_name TEXT <text:s text:c="3"/>File name of the output SBML which describes the</text:p>
      <text:p text:style-name="P68"><text:s text:c="29"/>protein-constraint-enhanced model. This output</text:p>
      <text:p text:style-name="P68"><text:s text:c="29"/>SBML will be stored in the project folder.</text:p>
      <text:p text:style-name="P68"><text:s text:c="29"/>[required]</text:p>
      <text:p text:style-name="P68"><text:s text:c="2"/>--excluded_reactions TEXT <text:s/>Excluded reactions for which the pseudo-</text:p>
      <text:p text:style-name="P68"><text:s text:c="29"/>metabolite of the protein pool shall not be</text:p>
      <text:p text:style-name="P68"><text:s text:c="29"/>introduced. Must be semicolon-separated.</text:p>
      <text:p text:style-name="P68"><text:s text:c="29"/>[<text:span text:style-name="T107">optional</text:span>]</text:p>
      <text:p text:style-name="P96"><text:s text:c="2"/>--type_of_default_kcat_selection TEXT</text:p>
      <text:p text:style-name="P96"><text:s text:c="34"/>Can be "mean", "median" or "random". Refers</text:p>
      <text:p text:style-name="P96"><text:s text:c="34"/>to the selection of found kcats of a</text:p>
      <text:p text:style-name="P96"><text:s text:c="34"/>reaction. Is "mean" by default. <text:s/>[required]</text:p>
      <text:p text:style-name="P68"><text:s text:c="2"/>--help <text:s text:c="20"/>Show this message and exit.</text:p>
      <text:p text:style-name="P36">modeling_create_<text:span text:style-name="T132">gecko</text:span>_model.py</text:p>
      <text:p text:style-name="P90"><text:span text:style-name="T49">Usage:</text:span> modeling_create_gecko_model.py [OPTIONS]</text:p>
      <text:p text:style-name="P90">Applies the <text:span text:style-name="T137">original </text:span>GECKO method on the given SBML. All AutoPACMEN scripts <text:s/>starting with "data_" have had to be run first in order to get all necessary data.</text:p>
      <text:p text:style-name="Text_20_body"><text:soft-page-break/><text:span text:style-name="T132">The GECKO method itself is described in </text:span><text:reference-mark-start text:name="ZOTERO_ITEM CSL_CITATION {&quot;citationID&quot;:&quot;8QIKy79a&quot;,&quot;properties&quot;:{&quot;formattedCitation&quot;:&quot;(7)&quot;,&quot;plainCitation&quot;:&quot;(7)&quot;,&quot;noteIndex&quot;:0},&quot;citationItems&quot;:[{&quot;id&quot;:28,&quot;uris&quot;:[&quot;http://zotero.org/users/local/6mzyxR0h/items/H7QYD9Z2&quot;],&quot;uri&quot;:[&quot;http://zotero.org/users/local/6mzyxR0h/items/H7QYD9Z2&quot;],&quot;itemData&quot;:{&quot;id&quot;:28,&quot;type&quot;:&quot;article-journal&quot;,&quot;title&quot;:&quot;Improving the phenotype predictions of a yeast genome‐scale metabolic model by incorporating enzymatic constraints&quot;,&quot;container-title&quot;:&quot;Molecular Systems Biology&quot;,&quot;page&quot;:&quot;935&quot;,&quot;volume&quot;:&quot;13&quot;,&quot;issue&quot;:&quot;8&quot;,&quot;source&quot;:&quot;msb.embopress.org&quot;,&quot;abstract&quot;:&quot;Genome‐scale metabolic models (GEMs) are widely used to calculate metabolic phenotypes. They rely on defining a set of constraints, the most common of which is that the production of metabolites and/or growth are limited by the carbon source uptake rate. However, enzyme abundances and kinetics, which act as limitations on metabolic fluxes, are not taken into account. Here, we present GECKO, a method that enhances a GEM to account for enzymes as part of reactions, thereby ensuring that each metabolic flux does not exceed its maximum capacity, equal to the product of the enzyme's abundance and turnover number. We applied GECKO to a Saccharomyces cerevisiae GEM and demonstrated that the new model could correctly describe phenotypes that the previous model could not, particularly under high enzymatic pressure conditions, such as yeast growing on different carbon sources in excess, coping with stress, or overexpressing a specific pathway. GECKO also allows to directly integrate quantitative proteomics data; by doing so, we significantly reduced flux variability of the model, in over 60% of metabolic reactions. Additionally, the model gives insight into the distribution of enzyme usage between and within metabolic pathways. The developed method and model are expected to increase the use of model‐based design in metabolic engineering.\nSynopsis\n\n&lt;img class=\&quot;highwire-embed\&quot; alt=\&quot;Embedded Image\&quot; src=\&quot;http://msb.embopress.org/sites/default/files/highwire/msb/13/8/935/embed/graphic-1.gif\&quot;/&gt;\n\nThe GECKO method takes into account enzyme abundances and kinetics to enhance genome‐scale models of metabolism (GEMs). An implementation for Saccharomyces cerevisiae gives insight into metabolism and enzyme usage.\n\nGECKO is a method that enhances a GEM with enzyme constraints, using both kinetic and omics data.The enzyme‐constrained ecYeast7 model of S. cerevisiae outperforms previous models in simulation capabilities and allows exploring enzyme usage.Directly integrating quantitative proteomic data in ecYeast7 significantly reduces the inherent flux variability of model simulations.Physiological behavior such as maximum specific growth rate, overflow metabolism and gene deletion response can be explained by a limited enzyme pool in cell.&quot;,&quot;DOI&quot;:&quot;10.15252/msb.20167411&quot;,&quot;ISSN&quot;:&quot;1744-4292, 1744-4292&quot;,&quot;note&quot;:&quot;PMID: 28779005&quot;,&quot;language&quot;:&quot;en&quot;,&quot;author&quot;:[{&quot;family&quot;:&quot;Sánchez&quot;,&quot;given&quot;:&quot;Benjamín J.&quot;},{&quot;family&quot;:&quot;Zhang&quot;,&quot;given&quot;:&quot;Cheng&quot;},{&quot;family&quot;:&quot;Nilsson&quot;,&quot;given&quot;:&quot;Avlant&quot;},{&quot;family&quot;:&quot;Lahtvee&quot;,&quot;given&quot;:&quot;Petri-Jaan&quot;},{&quot;family&quot;:&quot;Kerkhoven&quot;,&quot;given&quot;:&quot;Eduard J.&quot;},{&quot;family&quot;:&quot;Nielsen&quot;,&quot;given&quot;:&quot;Jens&quot;}],&quot;issued&quot;:{&quot;date-parts&quot;:[[&quot;2017&quot;,8,1]]}}}],&quot;schema&quot;:&quot;https://github.com/citation-style-language/schema/raw/master/csl-citation.json&quot;} RNDR1a5Vtpv85"/><text:span text:style-name="T132">(7)</text:span><text:reference-mark-end text:name="ZOTERO_ITEM CSL_CITATION {&quot;citationID&quot;:&quot;8QIKy79a&quot;,&quot;properties&quot;:{&quot;formattedCitation&quot;:&quot;(7)&quot;,&quot;plainCitation&quot;:&quot;(7)&quot;,&quot;noteIndex&quot;:0},&quot;citationItems&quot;:[{&quot;id&quot;:28,&quot;uris&quot;:[&quot;http://zotero.org/users/local/6mzyxR0h/items/H7QYD9Z2&quot;],&quot;uri&quot;:[&quot;http://zotero.org/users/local/6mzyxR0h/items/H7QYD9Z2&quot;],&quot;itemData&quot;:{&quot;id&quot;:28,&quot;type&quot;:&quot;article-journal&quot;,&quot;title&quot;:&quot;Improving the phenotype predictions of a yeast genome‐scale metabolic model by incorporating enzymatic constraints&quot;,&quot;container-title&quot;:&quot;Molecular Systems Biology&quot;,&quot;page&quot;:&quot;935&quot;,&quot;volume&quot;:&quot;13&quot;,&quot;issue&quot;:&quot;8&quot;,&quot;source&quot;:&quot;msb.embopress.org&quot;,&quot;abstract&quot;:&quot;Genome‐scale metabolic models (GEMs) are widely used to calculate metabolic phenotypes. They rely on defining a set of constraints, the most common of which is that the production of metabolites and/or growth are limited by the carbon source uptake rate. However, enzyme abundances and kinetics, which act as limitations on metabolic fluxes, are not taken into account. Here, we present GECKO, a method that enhances a GEM to account for enzymes as part of reactions, thereby ensuring that each metabolic flux does not exceed its maximum capacity, equal to the product of the enzyme's abundance and turnover number. We applied GECKO to a Saccharomyces cerevisiae GEM and demonstrated that the new model could correctly describe phenotypes that the previous model could not, particularly under high enzymatic pressure conditions, such as yeast growing on different carbon sources in excess, coping with stress, or overexpressing a specific pathway. GECKO also allows to directly integrate quantitative proteomics data; by doing so, we significantly reduced flux variability of the model, in over 60% of metabolic reactions. Additionally, the model gives insight into the distribution of enzyme usage between and within metabolic pathways. The developed method and model are expected to increase the use of model‐based design in metabolic engineering.\nSynopsis\n\n&lt;img class=\&quot;highwire-embed\&quot; alt=\&quot;Embedded Image\&quot; src=\&quot;http://msb.embopress.org/sites/default/files/highwire/msb/13/8/935/embed/graphic-1.gif\&quot;/&gt;\n\nThe GECKO method takes into account enzyme abundances and kinetics to enhance genome‐scale models of metabolism (GEMs). An implementation for Saccharomyces cerevisiae gives insight into metabolism and enzyme usage.\n\nGECKO is a method that enhances a GEM with enzyme constraints, using both kinetic and omics data.The enzyme‐constrained ecYeast7 model of S. cerevisiae outperforms previous models in simulation capabilities and allows exploring enzyme usage.Directly integrating quantitative proteomic data in ecYeast7 significantly reduces the inherent flux variability of model simulations.Physiological behavior such as maximum specific growth rate, overflow metabolism and gene deletion response can be explained by a limited enzyme pool in cell.&quot;,&quot;DOI&quot;:&quot;10.15252/msb.20167411&quot;,&quot;ISSN&quot;:&quot;1744-4292, 1744-4292&quot;,&quot;note&quot;:&quot;PMID: 28779005&quot;,&quot;language&quot;:&quot;en&quot;,&quot;author&quot;:[{&quot;family&quot;:&quot;Sánchez&quot;,&quot;given&quot;:&quot;Benjamín J.&quot;},{&quot;family&quot;:&quot;Zhang&quot;,&quot;given&quot;:&quot;Cheng&quot;},{&quot;family&quot;:&quot;Nilsson&quot;,&quot;given&quot;:&quot;Avlant&quot;},{&quot;family&quot;:&quot;Lahtvee&quot;,&quot;given&quot;:&quot;Petri-Jaan&quot;},{&quot;family&quot;:&quot;Kerkhoven&quot;,&quot;given&quot;:&quot;Eduard J.&quot;},{&quot;family&quot;:&quot;Nielsen&quot;,&quot;given&quot;:&quot;Jens&quot;}],&quot;issued&quot;:{&quot;date-parts&quot;:[[&quot;2017&quot;,8,1]]}}}],&quot;schema&quot;:&quot;https://github.com/citation-style-language/schema/raw/master/csl-citation.json&quot;} RNDR1a5Vtpv85"/></text:p>
      <text:p text:style-name="P42">Example:</text:p>
      <text:p text:style-name="P90">Suppose we want to apply GECKO on the metabolic model described by the SBML 'C:\models\model.xml', the GECKO-enhanced model SBML shall have the path 'model_new.xml' (it will be stored in the project folder), the project folder containing additional information is 'C:\project\', the project name is 'example', and we want to exclude the introduction of the protein pool pseudo-metabolite in the reactions 'CBD' and 'ACALD', then our command would be:</text:p>
      <text:p text:style-name="P79">python modeling_create_gecko_model.py --input_sbml_path C:\models\model.xml --output_sbml_name model_new.xml --project_folder C:\project\ --project_name example --excluded_reactions CBD;ACALD</text:p>
      <text:p text:style-name="P42">Options:</text:p>
      <text:p text:style-name="P69"><text:s text:c="2"/>--input_sbml_path TEXT <text:s text:c="4"/>Path to the SBML model which describes the</text:p>
      <text:p text:style-name="P69"><text:s text:c="29"/>stoichiometric metabolic model that shall be</text:p>
      <text:p text:style-name="P69"><text:s text:c="29"/>converted into a protein-constrained-enhanced</text:p>
      <text:p text:style-name="P69"><text:s text:c="29"/>model <text:s/>[required]</text:p>
      <text:p text:style-name="P69"><text:s text:c="2"/>--project_folder TEXT <text:s text:c="5"/>Path to project folder. This folder needs to</text:p>
      <text:p text:style-name="P69"><text:s text:c="29"/>include the reaction&lt;-&gt;kcat mapping,the</text:p>
      <text:p text:style-name="P69"><text:s text:c="29"/>protein&lt;-&gt;mass mapping and the enzyme</text:p>
      <text:p text:style-name="P69"><text:s text:c="29"/>stoichiometry spreadsheet (all file names have to</text:p>
      <text:p text:style-name="P69"><text:s text:c="29"/>start with the project name). <text:s/>[required]</text:p>
      <text:p text:style-name="P69"><text:s text:c="2"/>--project_name TEXT <text:s text:c="7"/>Project name, which represents the start of the</text:p>
      <text:p text:style-name="P69"><text:s text:c="29"/>project folder's model files <text:s/>[required]</text:p>
      <text:p text:style-name="P69"><text:s text:c="2"/>--output_sbml_name TEXT <text:s text:c="3"/>File name of the output SBML which describes the</text:p>
      <text:p text:style-name="P69"><text:s text:c="29"/>protein-constraint-enhanced model. This output</text:p>
      <text:p text:style-name="P69"><text:s text:c="29"/>SBML will be stored in the project folder.</text:p>
      <text:p text:style-name="P69"><text:s text:c="29"/>[required]</text:p>
      <text:p text:style-name="P69"><text:s text:c="2"/>--excluded_reactions TEXT <text:s/>Excluded reactions for which the pseudo-</text:p>
      <text:p text:style-name="P69"><text:s text:c="29"/>metabolite of the protein pool shall not be</text:p>
      <text:p text:style-name="P69"><text:s text:c="29"/>introduced. Must be semicolon-separated.</text:p>
      <text:p text:style-name="P69"><text:s text:c="29"/>[<text:span text:style-name="T107">optional</text:span>]</text:p>
      <text:p text:style-name="P69"><text:s text:c="2"/>--help <text:s text:c="20"/>Show this message and exit.</text:p>
      <text:h text:style-name="Heading_20_2" text:outline-level="2"><text:bookmark-start text:name="__RefHeading___Toc605_1741749399"/><text:soft-page-break/><text:s/><text:span text:style-name="T105">Analysis and testing of sMOMENT-enhanced model</text:span><text:bookmark-end text:name="__RefHeading___Toc605_1741749399"/></text:h>
      <text:p text:style-name="Text_20_body"><text:span text:style-name="T119">After a sMOMENT-enhanced model was created using the script described in the previous chapter, AutoPACMEN provides two scripts for a quick console-based FVA analysis. Of course, the sMOMENT-enhanced SBML models can be used with any metabolic modeling suite such as cobrapy </text:span><text:reference-mark-start text:name="ZOTERO_ITEM CSL_CITATION {&quot;citationID&quot;:&quot;SvXspTpr&quot;,&quot;properties&quot;:{&quot;formattedCitation&quot;:&quot;(2)&quot;,&quot;plainCitation&quot;:&quot;(2)&quot;,&quot;noteIndex&quot;:0},&quot;citationItems&quot;:[{&quot;id&quot;:386,&quot;uris&quot;:[&quot;http://zotero.org/users/local/6mzyxR0h/items/BMHZM2ZV&quot;],&quot;uri&quot;:[&quot;http://zotero.org/users/local/6mzyxR0h/items/BMHZM2ZV&quot;],&quot;itemData&quot;:{&quot;id&quot;:386,&quot;type&quot;:&quot;article-journal&quot;,&quot;title&quot;:&quot;COBRApy: COnstraints-Based Reconstruction and Analysis for Python&quot;,&quot;container-title&quot;:&quot;BMC Systems Biology&quot;,&quot;page&quot;:&quot;74&quot;,&quot;volume&quot;:&quot;7&quot;,&quot;issue&quot;:&quot;1&quot;,&quot;source&quot;:&quot;BioMed Central&quot;,&quot;abstract&quot;:&quot;COnstraint-Based Reconstruction and Analysis (COBRA) methods are widely used for genome-scale modeling of metabolic networks in both prokaryotes and eukaryotes. Due to the successes with metabolism, there is an increasing effort to apply COBRA methods to reconstruct and analyze integrated models of cellular processes. The COBRA Toolbox for MATLAB is a leading software package for genome-scale analysis of metabolism; however, it was not designed to elegantly capture the complexity inherent in integrated biological networks and lacks an integration framework for the multiomics data used in systems biology. The openCOBRA Project is a community effort to promote constraints-based research through the distribution of freely available software.&quot;,&quot;DOI&quot;:&quot;10.1186/1752-0509-7-74&quot;,&quot;ISSN&quot;:&quot;1752-0509&quot;,&quot;title-short&quot;:&quot;COBRApy&quot;,&quot;journalAbbreviation&quot;:&quot;BMC Systems Biology&quot;,&quot;author&quot;:[{&quot;family&quot;:&quot;Ebrahim&quot;,&quot;given&quot;:&quot;Ali&quot;},{&quot;family&quot;:&quot;Lerman&quot;,&quot;given&quot;:&quot;Joshua A.&quot;},{&quot;family&quot;:&quot;Palsson&quot;,&quot;given&quot;:&quot;Bernhard O.&quot;},{&quot;family&quot;:&quot;Hyduke&quot;,&quot;given&quot;:&quot;Daniel R.&quot;}],&quot;issued&quot;:{&quot;date-parts&quot;:[[&quot;2013&quot;,8,8]]}}}],&quot;schema&quot;:&quot;https://github.com/citation-style-language/schema/raw/master/csl-citation.json&quot;} RNDro54gXqqIJ"/><text:span text:style-name="T119">(2)</text:span><text:reference-mark-end text:name="ZOTERO_ITEM CSL_CITATION {&quot;citationID&quot;:&quot;SvXspTpr&quot;,&quot;properties&quot;:{&quot;formattedCitation&quot;:&quot;(2)&quot;,&quot;plainCitation&quot;:&quot;(2)&quot;,&quot;noteIndex&quot;:0},&quot;citationItems&quot;:[{&quot;id&quot;:386,&quot;uris&quot;:[&quot;http://zotero.org/users/local/6mzyxR0h/items/BMHZM2ZV&quot;],&quot;uri&quot;:[&quot;http://zotero.org/users/local/6mzyxR0h/items/BMHZM2ZV&quot;],&quot;itemData&quot;:{&quot;id&quot;:386,&quot;type&quot;:&quot;article-journal&quot;,&quot;title&quot;:&quot;COBRApy: COnstraints-Based Reconstruction and Analysis for Python&quot;,&quot;container-title&quot;:&quot;BMC Systems Biology&quot;,&quot;page&quot;:&quot;74&quot;,&quot;volume&quot;:&quot;7&quot;,&quot;issue&quot;:&quot;1&quot;,&quot;source&quot;:&quot;BioMed Central&quot;,&quot;abstract&quot;:&quot;COnstraint-Based Reconstruction and Analysis (COBRA) methods are widely used for genome-scale modeling of metabolic networks in both prokaryotes and eukaryotes. Due to the successes with metabolism, there is an increasing effort to apply COBRA methods to reconstruct and analyze integrated models of cellular processes. The COBRA Toolbox for MATLAB is a leading software package for genome-scale analysis of metabolism; however, it was not designed to elegantly capture the complexity inherent in integrated biological networks and lacks an integration framework for the multiomics data used in systems biology. The openCOBRA Project is a community effort to promote constraints-based research through the distribution of freely available software.&quot;,&quot;DOI&quot;:&quot;10.1186/1752-0509-7-74&quot;,&quot;ISSN&quot;:&quot;1752-0509&quot;,&quot;title-short&quot;:&quot;COBRApy&quot;,&quot;journalAbbreviation&quot;:&quot;BMC Systems Biology&quot;,&quot;author&quot;:[{&quot;family&quot;:&quot;Ebrahim&quot;,&quot;given&quot;:&quot;Ali&quot;},{&quot;family&quot;:&quot;Lerman&quot;,&quot;given&quot;:&quot;Joshua A.&quot;},{&quot;family&quot;:&quot;Palsson&quot;,&quot;given&quot;:&quot;Bernhard O.&quot;},{&quot;family&quot;:&quot;Hyduke&quot;,&quot;given&quot;:&quot;Daniel R.&quot;}],&quot;issued&quot;:{&quot;date-parts&quot;:[[&quot;2013&quot;,8,8]]}}}],&quot;schema&quot;:&quot;https://github.com/citation-style-language/schema/raw/master/csl-citation.json&quot;} RNDro54gXqqIJ"/><text:span text:style-name="T119"> or </text:span><text:span text:style-name="T53">CellNetAnalyzer</text:span><text:span text:style-name="T59"> </text:span><text:reference-mark-start text:name="ZOTERO_ITEM CSL_CITATION {&quot;citationID&quot;:&quot;p3K8sgB7&quot;,&quot;properties&quot;:{&quot;formattedCitation&quot;:&quot;(3)&quot;,&quot;plainCitation&quot;:&quot;(3)&quot;,&quot;noteIndex&quot;:0},&quot;citationItems&quot;:[{&quot;id&quot;:414,&quot;uris&quot;:[&quot;http://zotero.org/users/local/6mzyxR0h/items/7XNGRWGA&quot;],&quot;uri&quot;:[&quot;http://zotero.org/users/local/6mzyxR0h/items/7XNGRWGA&quot;],&quot;itemData&quot;:{&quot;id&quot;:414,&quot;type&quot;:&quot;article-journal&quot;,&quot;title&quot;:&quot;Structural and functional analysis of cellular networks with CellNetAnalyzer&quot;,&quot;container-title&quot;:&quot;BMC Systems Biology&quot;,&quot;page&quot;:&quot;2&quot;,&quot;volume&quot;:&quot;1&quot;,&quot;issue&quot;:&quot;1&quot;,&quot;source&quot;:&quot;BioMed Central&quot;,&quot;abstract&quot;:&quot;Mathematical modelling of cellular networks is an integral part of Systems Biology and requires appropriate software tools. An important class of methods in Systems Biology deals with structural or topological (parameter-free) analysis of cellular networks. So far, software tools providing such methods for both mass-flow (metabolic) as well as signal-flow (signalling and regulatory) networks are lacking.&quot;,&quot;DOI&quot;:&quot;10.1186/1752-0509-1-2&quot;,&quot;ISSN&quot;:&quot;1752-0509&quot;,&quot;journalAbbreviation&quot;:&quot;BMC Systems Biology&quot;,&quot;author&quot;:[{&quot;family&quot;:&quot;Klamt&quot;,&quot;given&quot;:&quot;Steffen&quot;},{&quot;family&quot;:&quot;Saez-Rodriguez&quot;,&quot;given&quot;:&quot;Julio&quot;},{&quot;family&quot;:&quot;Gilles&quot;,&quot;given&quot;:&quot;Ernst D.&quot;}],&quot;issued&quot;:{&quot;date-parts&quot;:[[&quot;2007&quot;,1,8]]}}}],&quot;schema&quot;:&quot;https://github.com/citation-style-language/schema/raw/master/csl-citation.json&quot;} RND3RrAEkj3eu"/><text:span text:style-name="T59">(3)</text:span><text:reference-mark-end text:name="ZOTERO_ITEM CSL_CITATION {&quot;citationID&quot;:&quot;p3K8sgB7&quot;,&quot;properties&quot;:{&quot;formattedCitation&quot;:&quot;(3)&quot;,&quot;plainCitation&quot;:&quot;(3)&quot;,&quot;noteIndex&quot;:0},&quot;citationItems&quot;:[{&quot;id&quot;:414,&quot;uris&quot;:[&quot;http://zotero.org/users/local/6mzyxR0h/items/7XNGRWGA&quot;],&quot;uri&quot;:[&quot;http://zotero.org/users/local/6mzyxR0h/items/7XNGRWGA&quot;],&quot;itemData&quot;:{&quot;id&quot;:414,&quot;type&quot;:&quot;article-journal&quot;,&quot;title&quot;:&quot;Structural and functional analysis of cellular networks with CellNetAnalyzer&quot;,&quot;container-title&quot;:&quot;BMC Systems Biology&quot;,&quot;page&quot;:&quot;2&quot;,&quot;volume&quot;:&quot;1&quot;,&quot;issue&quot;:&quot;1&quot;,&quot;source&quot;:&quot;BioMed Central&quot;,&quot;abstract&quot;:&quot;Mathematical modelling of cellular networks is an integral part of Systems Biology and requires appropriate software tools. An important class of methods in Systems Biology deals with structural or topological (parameter-free) analysis of cellular networks. So far, software tools providing such methods for both mass-flow (metabolic) as well as signal-flow (signalling and regulatory) networks are lacking.&quot;,&quot;DOI&quot;:&quot;10.1186/1752-0509-1-2&quot;,&quot;ISSN&quot;:&quot;1752-0509&quot;,&quot;journalAbbreviation&quot;:&quot;BMC Systems Biology&quot;,&quot;author&quot;:[{&quot;family&quot;:&quot;Klamt&quot;,&quot;given&quot;:&quot;Steffen&quot;},{&quot;family&quot;:&quot;Saez-Rodriguez&quot;,&quot;given&quot;:&quot;Julio&quot;},{&quot;family&quot;:&quot;Gilles&quot;,&quot;given&quot;:&quot;Ernst D.&quot;}],&quot;issued&quot;:{&quot;date-parts&quot;:[[&quot;2007&quot;,1,8]]}}}],&quot;schema&quot;:&quot;https://github.com/citation-style-language/schema/raw/master/csl-citation.json&quot;} RND3RrAEkj3eu"/><text:span text:style-name="T59">.</text:span></text:p>
      <text:p text:style-name="P58">analysis_fva_comparison.py</text:p>
      <text:p text:style-name="P63"><text:span text:style-name="T49">Usage:</text:span> analysis_fva_comparison.py [OPTIONS]</text:p>
      <text:p text:style-name="P63">FVA (Flux Variability Analysis) comparison with the given arguments, e.g. in order to check the validity of the geckoed model.</text:p>
      <text:p text:style-name="P63">An FVA result summary is shown for the original SBML model as well as for the protein-allocation-constrained one. The output is generated by cobrapy.</text:p>
      <text:p text:style-name="P45">Example:</text:p>
      <text:p text:style-name="P64">Print a comparative FVA for the non-constrained model 'C:\original.xml' and the sMOMENT-model 'C:\pac.xml' and the objective 'ACALD':</text:p>
      <text:p text:style-name="P71">python analysis_fva_comparison.py –sbml_original_path C:\original.xml --sbml_protein_constrained_path C:\pac.xml --objective ACALD</text:p>
      <text:p text:style-name="P43">Options:</text:p>
      <text:p text:style-name="P63"><text:s text:c="2"/>--sbml_original_path TEXT <text:s text:c="6"/>Full SBML path of original model without</text:p>
      <text:p text:style-name="P63"><text:s text:c="34"/>protein allocation constraints <text:s/>[required]</text:p>
      <text:p text:style-name="P63"><text:s text:c="2"/>--sbml_protein_constrained_path TEXT</text:p>
      <text:p text:style-name="P63"><text:s text:c="34"/>Full SBML path of sMOMENT-enhanced model.</text:p>
      <text:p text:style-name="P63"><text:s text:c="34"/>[required]</text:p>
      <text:p text:style-name="P63"><text:s text:c="2"/>--objective TEXT <text:s text:c="15"/>Objective of the comparaive FVA. <text:s/>[required]</text:p>
      <text:p text:style-name="P63"><text:s text:c="2"/>--help <text:s text:c="25"/>Show this message and exit.</text:p>
      <text:p text:style-name="P58">analysis_fva_prot_pool.py</text:p>
      <text:p text:style-name="P65">Usage: analysis_fva_prot_pool.py [OPTIONS]</text:p>
      <text:p text:style-name="P65">Runs an FVA (Flux Variability Analysis) and prints the result with the sMOMENT-enhanced model and the given protein pool bounds.</text:p>
      <text:p text:style-name="P65">The FVA results are generated by cobrapy can give a hint how to fit the protein pool.</text:p>
      <text:p text:style-name="P44">Example:</text:p>
      <text:p text:style-name="P65">Run FVAs with the sMOMENT model 'C:\model.xml' with the protein bounds 0.5, 0.1 and 0.05 and the objective reaction ACALD:</text:p>
      <text:p text:style-name="P72"><text:soft-page-break/>python analysis_fva_prot_pool.py --sbml_path C:\model.xml --protein_pool_bounds 0.5;0.1;0.05 --objective ACALD</text:p>
      <text:p text:style-name="P44">Options:</text:p>
      <text:p text:style-name="P65"><text:s text:c="2"/>--sbml_path TEXT <text:s text:c="11"/>Full path to the sMOMENT model SBML <text:s/>[required]</text:p>
      <text:p text:style-name="P65"><text:s text:c="2"/>--protein_pool_bounds TEXT <text:s/>Protein pool bounds for which the FVAs are run,</text:p>
      <text:p text:style-name="P65"><text:s text:c="30"/>semicolon-separated. <text:s/>[required]</text:p>
      <text:p text:style-name="P65"><text:s text:c="2"/>--objective TEXT <text:s text:c="11"/>Objective of the FVA.</text:p>
      <text:p text:style-name="P65"><text:s text:c="2"/>--help <text:s text:c="21"/>Show this message and exit.</text:p>
      <text:h text:style-name="Heading_20_2" text:outline-level="2"><text:bookmark-start text:name="__RefHeading___Toc3557_493856376"/><text:s/><text:span text:style-name="T106">Manual optimization</text:span><text:bookmark-end text:name="__RefHeading___Toc3557_493856376"/></text:h>
      <text:p text:style-name="P59">optimization_apply_manual_changes.py</text:p>
      <text:p text:style-name="P61"><text:span text:style-name="T49">Usage: </text:span>optimization_apply_manual_changes.py [OPTIONS]</text:p>
      <text:p text:style-name="P60">Applies manually given kcat changes to the given sMOMENT model.</text:p>
      <text:p text:style-name="P60">This application is given by multiplying the stoichiometry of the protein pool pseudo-metabolite in a reaction with the inverse of the given manual change factor. The *inverse* is used as it is intended to change the kcat and as the protein pool stoichiometry is MW/kcat (MW is the molecular weight).</text:p>
      <text:p text:style-name="P60"/>
      <text:p text:style-name="P46">Example:</text:p>
      <text:p text:style-name="P60">Suppose we want to lower the kcat of the reverse reaction of ACALD by the factor 10, and to <text:span text:style-name="T110">heighten</text:span> the kcat of the irreversible reaction CBD by the factor 5, and the SBML of the model which shall be changed has the path 'C:\models\model.xml' and the newly created SBML with the manual changes has the path 'C:\models\model_new.xml', then the command would be:</text:p>
      <text:p text:style-name="P73">python optimization_apply_manual_changes –sbml_path_input <text:s/>C:\models\model.xml <text:s/>--sbml_path_output C:\models\model_new.xml <text:s text:c="2"/>--kcat_change_factors ACALD,reverse,1/10;CBD,,5</text:p>
      <text:p text:style-name="P46">Options:</text:p>
      <text:p text:style-name="P60"><text:s text:c="2"/>--sbml_path_input TEXT <text:s text:c="5"/>Full path to the SBML of which the kcats shall</text:p>
      <text:p text:style-name="P60"><text:s text:c="30"/>be changed manually <text:s/>[required]</text:p>
      <text:p text:style-name="P60"><text:s text:c="2"/>--sbml_path_output TEXT <text:s text:c="4"/>Full path to the newly created SBML with the</text:p>
      <text:p text:style-name="P60"><text:s text:c="30"/>manual kcat changes <text:s/>[required]</text:p>
      <text:p text:style-name="P60"><text:s text:c="2"/>--kcat_change_factors TEXT <text:s/>Textual description of the manual kcat changes.</text:p>
      <text:p text:style-name="P60"><text:s text:c="30"/>The format of this description is: . Basic</text:p>
      <text:p text:style-name="P60"><text:s text:c="30"/>format: basereaction_id,reaction_direction,chang</text:p>
      <text:p text:style-name="P60"><text:s text:c="30"/>e_factor;(...) Example: if one wants to lower</text:p>
      <text:p text:style-name="P60"><text:soft-page-break/><text:s text:c="30"/>the kcat of the reverse reaction of ACALD by the</text:p>
      <text:p text:style-name="P60"><text:s text:c="30"/>factor 10, and to highen the kcat of the</text:p>
      <text:p text:style-name="P60"><text:s text:c="30"/>irreversible reaction CBD by the factor 5, then</text:p>
      <text:p text:style-name="P60"><text:s text:c="30"/>the textual description of the changes would be:</text:p>
      <text:p text:style-name="P60"><text:s text:c="30"/>ACALD,reverse,1/10;CBD,,5 <text:s/>[required]</text:p>
      <text:p text:style-name="P60"><text:s text:c="2"/>--help <text:s text:c="21"/>Show this message and exit.</text:p>
      <text:h text:style-name="Heading_20_1" text:outline-level="1"><text:bookmark-start text:name="__RefHeading___Toc757_1741749399"/>Usage of Model Calibrator<text:bookmark-end text:name="__RefHeading___Toc757_1741749399"/></text:h>
      <text:h text:style-name="Heading_20_2" text:outline-level="2"><text:bookmark-start text:name="__RefHeading___Toc11349_524682863"/>Python <text:span text:style-name="T134">s</text:span>cripts<text:bookmark-end text:name="__RefHeading___Toc11349_524682863"/></text:h>
      <text:p text:style-name="P88">The AutoPACMEN’s Model Calibrator’s Python scripts allow<text:span text:style-name="T138">s one</text:span> to select reactions whose deletion of their associated<text:span text:style-name="T7"> </text:span><text:span text:style-name="T17">enzyme allocation constraint (i.e., the addition of the protein pool metabolite) leads to a change of a given </text:span><text:span text:style-name="T44">flux </text:span><text:span text:style-name="T45">value </text:span><text:span text:style-name="T46">of a reaction</text:span><text:span text:style-name="T17">. Furthermore, this reaction selection can be further constrained to reactions whose enzyme allocation constraint removal leads to a change in only one given scenario only (scenarios are further explained in chapter 3.6.3).</text:span></text:p>
      <text:p text:style-name="P88"><text:span text:style-name="T17">The Python scripts are “reaction_flux_control_by_scenario.py” and “get_differential_reactions.py” in AutoPACMEN’s “submodules” folder. “reaction_flux_control_by_scenario.py” contains a fully commented Python function (see this script more information) for the determination of the effect of enzyme allocation constraint removals on each of the given scenarios. “get_differential_reactions.py” then returns a list of all reactions whose constraint removal has an effect in one scenario only </text:span><text:span text:style-name="T42">(this script is also fully commented, see this file for more information on its usage)</text:span><text:span text:style-name="T17">.</text:span></text:p>
      <text:p text:style-name="P34">An exemplary run of the Python functions can be found in AutoPACMEN’s main folder as script “ec_model_2019_06_25_CALIBRATOR_get_reaction_flux_control_and_differential_reactions.py”.</text:p>
      <text:h text:style-name="Heading_20_2" text:outline-level="2"><text:bookmark-start text:name="__RefHeading___Toc11351_524682863"/>MATLAB <text:span text:style-name="T134">s</text:span>cripts<text:bookmark-end text:name="__RefHeading___Toc11351_524682863"/></text:h>
      <text:p text:style-name="P87"><text:span text:style-name="T131">The AutoPACMEN Model Calibrator’s MATLAB scripts provide the capability to automatically optimize the </text:span><text:span text:style-name="T39">total protein pool and the</text:span><text:span text:style-name="T121"> k</text:span><text:span text:style-name="T15">cat</text:span><text:span text:style-name="T40"> values </text:span><text:span text:style-name="T39">and </text:span><text:span text:style-name="T40">of a sMOMENT-enhanced model. </text:span><text:span text:style-name="T32">It has to be used together with the MATLAB metabolic </text:span><text:span text:style-name="T47">modeling</text:span><text:span text:style-name="T32"> package </text:span><text:span text:style-name="T18">CellNetAnalyzer </text:span><text:reference-mark-start text:name="ZOTERO_ITEM CSL_CITATION {&quot;citationID&quot;:&quot;MXZC7zyR&quot;,&quot;properties&quot;:{&quot;formattedCitation&quot;:&quot;(3)&quot;,&quot;plainCitation&quot;:&quot;(3)&quot;,&quot;noteIndex&quot;:0},&quot;citationItems&quot;:[{&quot;id&quot;:414,&quot;uris&quot;:[&quot;http://zotero.org/users/local/6mzyxR0h/items/7XNGRWGA&quot;],&quot;uri&quot;:[&quot;http://zotero.org/users/local/6mzyxR0h/items/7XNGRWGA&quot;],&quot;itemData&quot;:{&quot;id&quot;:414,&quot;type&quot;:&quot;article-journal&quot;,&quot;title&quot;:&quot;Structural and functional analysis of cellular networks with CellNetAnalyzer&quot;,&quot;container-title&quot;:&quot;BMC Systems Biology&quot;,&quot;page&quot;:&quot;2&quot;,&quot;volume&quot;:&quot;1&quot;,&quot;issue&quot;:&quot;1&quot;,&quot;source&quot;:&quot;BioMed Central&quot;,&quot;abstract&quot;:&quot;Mathematical modelling of cellular networks is an integral part of Systems Biology and requires appropriate software tools. An important class of methods in Systems Biology deals with structural or topological (parameter-free) analysis of cellular networks. So far, software tools providing such methods for both mass-flow (metabolic) as well as signal-flow (signalling and regulatory) networks are lacking.&quot;,&quot;DOI&quot;:&quot;10.1186/1752-0509-1-2&quot;,&quot;ISSN&quot;:&quot;1752-0509&quot;,&quot;journalAbbreviation&quot;:&quot;BMC Systems Biology&quot;,&quot;author&quot;:[{&quot;family&quot;:&quot;Klamt&quot;,&quot;given&quot;:&quot;Steffen&quot;},{&quot;family&quot;:&quot;Saez-Rodriguez&quot;,&quot;given&quot;:&quot;Julio&quot;},{&quot;family&quot;:&quot;Gilles&quot;,&quot;given&quot;:&quot;Ernst D.&quot;}],&quot;issued&quot;:{&quot;date-parts&quot;:[[&quot;2007&quot;,1,8]]}}}],&quot;schema&quot;:&quot;https://github.com/citation-style-language/schema/raw/master/csl-citation.json&quot;} RNDBILh7GUE4H"/><text:span text:style-name="T20">(3)</text:span><text:reference-mark-end text:name="ZOTERO_ITEM CSL_CITATION {&quot;citationID&quot;:&quot;MXZC7zyR&quot;,&quot;properties&quot;:{&quot;formattedCitation&quot;:&quot;(3)&quot;,&quot;plainCitation&quot;:&quot;(3)&quot;,&quot;noteIndex&quot;:0},&quot;citationItems&quot;:[{&quot;id&quot;:414,&quot;uris&quot;:[&quot;http://zotero.org/users/local/6mzyxR0h/items/7XNGRWGA&quot;],&quot;uri&quot;:[&quot;http://zotero.org/users/local/6mzyxR0h/items/7XNGRWGA&quot;],&quot;itemData&quot;:{&quot;id&quot;:414,&quot;type&quot;:&quot;article-journal&quot;,&quot;title&quot;:&quot;Structural and functional analysis of cellular networks with CellNetAnalyzer&quot;,&quot;container-title&quot;:&quot;BMC Systems Biology&quot;,&quot;page&quot;:&quot;2&quot;,&quot;volume&quot;:&quot;1&quot;,&quot;issue&quot;:&quot;1&quot;,&quot;source&quot;:&quot;BioMed Central&quot;,&quot;abstract&quot;:&quot;Mathematical modelling of cellular networks is an integral part of Systems Biology and requires appropriate software tools. An important class of methods in Systems Biology deals with structural or topological (parameter-free) analysis of cellular networks. So far, software tools providing such methods for both mass-flow (metabolic) as well as signal-flow (signalling and regulatory) networks are lacking.&quot;,&quot;DOI&quot;:&quot;10.1186/1752-0509-1-2&quot;,&quot;ISSN&quot;:&quot;1752-0509&quot;,&quot;journalAbbreviation&quot;:&quot;BMC Systems Biology&quot;,&quot;author&quot;:[{&quot;family&quot;:&quot;Klamt&quot;,&quot;given&quot;:&quot;Steffen&quot;},{&quot;family&quot;:&quot;Saez-Rodriguez&quot;,&quot;given&quot;:&quot;Julio&quot;},{&quot;family&quot;:&quot;Gilles&quot;,&quot;given&quot;:&quot;Ernst D.&quot;}],&quot;issued&quot;:{&quot;date-parts&quot;:[[&quot;2007&quot;,1,8]]}}}],&quot;schema&quot;:&quot;https://github.com/citation-style-language/schema/raw/master/csl-citation.json&quot;} RNDBILh7GUE4H"/><text:span text:style-name="T22">. </text:span><text:span text:style-name="T23">After </text:span><text:span text:style-name="T19">CellNetAnalyzer</text:span><text:span text:style-name="T23"> is installed and started as described in its manual, you can use the </text:span><text:span text:style-name="T28">model calibrator</text:span><text:span text:style-name="T23"> by adding the folder containing it to MATLAB’s path.</text:span></text:p>
      <text:p text:style-name="P12">Optimization of total protein pool</text:p>
      <text:p text:style-name="P17">The <text:span text:style-name="T121">model calibrator</text:span>’s main function <text:span text:style-name="T121">for the optimization of the total protein pool </text:span><text:span text:style-name="T51">P</text:span><text:span text:style-name="T121"> (in [g/gDW]) </text:span>is:</text:p>
      <text:p text:style-name="P3">[best_prot_pool, start_prot_pool] = smoment_prot_pool_optimization(cna_model, scenarios, scenarios_matrix, lowest_value, highest_value)</text:p>
      <text:p text:style-name="P3"/>
      <text:p text:style-name="P18">As arguments, it takes a sMOMENT-enhanced metabolic model as <text:span text:style-name="T49">CellNetAnalyzer</text:span> model <text:span text:style-name="T122">(cna_model)</text:span>, <text:span text:style-name="T123">a list of scenario dictionaries (scenarios; explained later in this chapter), the scenario </text:span><text:soft-page-break/><text:span text:style-name="T123">matrix for coupled scenarios (scenarios_matrix; explained later in this chapter) and the lowest (lowest_value) and highest (highest_value) value that the optimized total protein pool shall have. smoment_prot_pool_optimization</text:span><text:span text:style-name="T77"> returns two </text:span><text:span text:style-name="T79">numbers</text:span><text:span text:style-name="T77">: the first one is best_</text:span><text:span text:style-name="T79">prot_pool</text:span><text:span text:style-name="T77">, which is the </text:span><text:span text:style-name="T79">optimized protein pool</text:span><text:span text:style-name="T77">, the second one </text:span><text:span text:style-name="T78">(start_</text:span><text:span text:style-name="T79">prot_pool</text:span><text:span text:style-name="T78">)</text:span><text:span text:style-name="T77"> is the </text:span><text:span text:style-name="T79">original protein pool value which can be useful for a comparison with best_prot_pool.</text:span></text:p>
      <text:p text:style-name="P4">Optimization of k<text:span text:style-name="T7">cat</text:span> values</text:p>
      <text:p text:style-name="P16">The <text:span text:style-name="T121">model calibrator</text:span>’s main function <text:span text:style-name="T121">for the optimization of k</text:span><text:span text:style-name="T14">cat </text:span><text:span text:style-name="T121">values </text:span>is:</text:p>
      <text:p text:style-name="P2">[best_kcats, start_kcats] = <text:span text:style-name="T122">smoment_kcat_optimization</text:span>(cna_model, reactions_to_change, scenarios, scenarios_matrix, max_change_factor)</text:p>
      <text:p text:style-name="P2"/>
      <text:p text:style-name="P89">As arguments, it takes a sMOMENT-enhanced metabolic model as <text:span text:style-name="T49">CellNetAnalyzer</text:span><text:span text:style-name="T54"> model </text:span><text:span text:style-name="T58">(cna_model)</text:span><text:span text:style-name="T54">, a list of reaction </text:span><text:span text:style-name="T56">names for which the k</text:span><text:span text:style-name="T8">cat</text:span><text:span text:style-name="T24"> shall be optimized </text:span><text:span text:style-name="T26">(reactions_to_change)</text:span><text:span text:style-name="T24">, a list of scenario dictionaries (</text:span><text:span text:style-name="T26">scenarios; </text:span><text:span text:style-name="T24">explained later in this chapter), the scenario matrix for coupled scenarios (</text:span><text:span text:style-name="T26">scenarios_matrix; </text:span><text:span text:style-name="T24">explained later in this chapter) and the maximal change factor that is applied to the k</text:span><text:span text:style-name="T8">cat</text:span><text:span text:style-name="T24"> values </text:span><text:span text:style-name="T26">(max_change_factor), i.e. how much higher or lower an optimized k</text:span><text:span text:style-name="T9">cat</text:span><text:span text:style-name="T26"> value can be compared to the original k</text:span><text:span text:style-name="T9">cat</text:span><text:span text:style-name="T26"> value</text:span><text:span text:style-name="T24">. </text:span><text:span text:style-name="T27">smoment_kcat_optimization</text:span><text:span text:style-name="T33"> returns two matrices: the first one is best_kcat</text:span><text:span text:style-name="T34">s</text:span><text:span text:style-name="T33">, which is the list of optimized k</text:span><text:span text:style-name="T12">cat</text:span><text:span text:style-name="T33"> values in the order of the given optimized reactions, the second one </text:span><text:span text:style-name="T35">(start_kcats)</text:span><text:span text:style-name="T33"> is the list of the original unoptimized k</text:span><text:span text:style-name="T12">cat</text:span><text:span text:style-name="T33"> value </text:span><text:span text:style-name="T36">which can be useful for a comparison with best_kcats.</text:span></text:p>
      <text:h text:style-name="Heading_20_2" text:outline-level="2"><text:bookmark-start text:name="__RefHeading___Toc11353_524682863"/><text:span text:style-name="T41">S</text:span><text:span text:style-name="T17">cenarios and scenario matrix</text:span><text:bookmark-end text:name="__RefHeading___Toc11353_524682863"/></text:h>
      <text:p text:style-name="P19">The scenarios are given as dictionaries, <text:span text:style-name="T124">i.e. in a JSON file, which can be loaded into MATLAB using jsondecode(filename),</text:span> as follows <text:span text:style-name="T124">(Values is capital letters starting with $ describe variable names, i.e., $SCENARIO_NAME could be a name such as ‘glucose aerobe’, or $REACTION_ID could be ‘ACALD’, ‘PFK’, ...)</text:span>:</text:p>
      <text:p text:style-name="P30">{</text:p>
      <text:p text:style-name="P30"><text:tab/>“$SCENARIO_NAME”: {</text:p>
      <text:p text:style-name="P30"><text:tab/><text:tab/>“setup”: {</text:p>
      <text:p text:style-name="P30"><text:tab/><text:tab/><text:tab/>“$REACTION_ID”: {</text:p>
      <text:p text:style-name="P30"><text:tab/><text:tab/><text:tab/><text:tab/>“lower_bound”: $lower_bound,</text:p>
      <text:p text:style-name="P30"><text:tab/><text:tab/><text:tab/><text:tab/>“upper_bound”: $upper_bound<text:tab/><text:tab/><text:tab/></text:p>
      <text:p text:style-name="P30"><text:tab/><text:tab/><text:tab/>}<text:tab/><text:tab/></text:p>
      <text:p text:style-name="P30"><text:tab/><text:tab/>},</text:p>
      <text:p text:style-name="P30"><text:tab/><text:tab/>"target": {</text:p>
      <text:p text:style-name="P30"><text:s text:c="12"/>"reaction": "$REACTION_ID",</text:p>
      <text:p text:style-name="P30"><text:s text:c="12"/>"value": $TARGET_VALUE,</text:p>
      <text:p text:style-name="P30"><text:s text:c="8"/><text:tab/>}</text:p>
      <text:p text:style-name="P30"><text:tab/>}</text:p>
      <text:p text:style-name="P30"><text:soft-page-break/>}</text:p>
      <text:p text:style-name="P21">In other words, the scenarios describe what target value of the target reaction shall be achieved with the model under the constraints set to the reactions in the setup. <text:span text:style-name="T125">The target value is a numeric value that is intended to be achieved if a normal FBA is run with this model.</text:span></text:p>
      <text:p text:style-name="P21">The scenario matrix can be given as follows:</text:p>
      <text:p text:style-name="P29">{</text:p>
      <text:p text:style-name="P29"><text:tab/>“SCENARIO_NAME_1”, “SCENARIO_NAME_2;</text:p>
      <text:p text:style-name="P29"><text:tab/>“SCENARIO_NAME_3”, “NA;</text:p>
      <text:p text:style-name="P29">}</text:p>
      <text:p text:style-name="P48"><text:span text:style-name="T21">The matrix is used to described coupled scenario results. In the given example, the target result of the scenario 1 is fixes when scenario 2 is run. In contrast, scenario 3 is run on its own, without making an other scenario dependent </text:span><text:span text:style-name="T25">on its result.</text:span></text:p>
      <text:p text:style-name="P91"><text:span text:style-name="T37">An exemplary and descriptive usage of the </text:span><text:span text:style-name="T36">model calibrator’s function</text:span><text:span text:style-name="T37"> </text:span><text:span text:style-name="T38">for k</text:span><text:span text:style-name="T13">cat</text:span><text:span text:style-name="T38"> values</text:span><text:span text:style-name="T37"> can be found in chapter 4.</text:span></text:p>
      <text:h text:style-name="P108" text:outline-level="1"><text:bookmark-start text:name="__RefHeading___Toc1551_1561252033"/>References<text:bookmark-end text:name="__RefHeading___Toc1551_1561252033"/></text:h>
      <text:section text:style-name="Sect1" text:name="ZOTERO_BIBL {&quot;uncited&quot;:[],&quot;omitted&quot;:[],&quot;custom&quot;:[]} CSL_BIBLIOGRAPHY RNDF1UeyQFzYn">
        <text:p text:style-name="Bibliography_20_1">1. <text:tab/>Cock PJA, Antao T, Chang JT, Chapman BA, Cox CJ, Dalke A, et al. Biopython: freely available Python tools for computational molecular biology and bioinformatics. Bioinformatics. 2009 Jun 1;25(11):1422–3. </text:p>
        <text:p text:style-name="Bibliography_20_1">2. <text:tab/>Ebrahim A, Lerman JA, Palsson BO, Hyduke DR. COBRApy: COnstraints-Based Reconstruction and Analysis for Python. BMC Systems Biology. 2013 Aug 8;7(1):74. </text:p>
        <text:p text:style-name="Bibliography_20_1">3. <text:tab/>Klamt S, Saez-Rodriguez J, Gilles ED. Structural and functional analysis of cellular networks with CellNetAnalyzer. BMC Systems Biology. 2007 Jan 8;1(1):2. </text:p>
        <text:p text:style-name="Bibliography_20_1">4. <text:tab/>King ZA, Lu J, Dräger A, Miller P, Federowicz S, Lerman JA, et al. BiGG Models: A platform for integrating, standardizing and sharing genome-scale models. Nucleic Acids Res. 2016 Jan 4;44(D1):D515–22. </text:p>
        <text:p text:style-name="Bibliography_20_1">5. <text:tab/>Jeske L, Placzek S, Schomburg I, Chang A, Schomburg D. BRENDA in 2019: a European ELIXIR core data resource. Nucleic Acids Res. 2019 Jan 8;47(D1):D542–9. </text:p>
        <text:p text:style-name="Bibliography_20_1">6. <text:tab/>Wittig U, Kania R, Golebiewski M, Rey M, Shi L, Jong L, et al. SABIO-RK—database for biochemical reaction kinetics. Nucleic Acids Res. 2012 Jan 1;40(D1):D790–6. </text:p>
        <text:p text:style-name="Bibliography_20_1">7. <text:tab/>Sánchez BJ, Zhang C, Nilsson A, Lahtvee P-J, Kerkhoven EJ, Nielsen J. Improving the phenotype predictions of a yeast genome‐scale metabolic model by incorporating enzymatic constraints. Molecular Systems Biology. 2017 Aug 1;13(8):935.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rial" svg:font-family="Arial"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 Light1" svg:font-family="'Calibri Light'"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17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2665in" fo:margin-right="0in" fo:margin-top="0in" fo:margin-bottom="0.1665in" loext:contextual-spacing="false" style:line-height-at-least="0.1665in" fo:text-indent="-0.2665in" style:auto-text-indent="false">
        <style:tab-stops>
          <style:tab-stop style:position="0.2665in"/>
        </style:tab-stops>
      </style:paragraph-properties>
    </style:style>
    <style:style style:name="DocumentMap"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en" fo:country="US" style:font-name-asian="Mangal" style:font-family-asian="Mangal"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Titel_20_Zchn" style:display-name="Titel Zchn" style:family="text" style:parent-style-name="Default_20_Paragraph_20_Font">
      <style:text-properties style:font-name="Calibri Light" fo:font-family="'Calibri Light'" style:font-family-generic="roman" style:font-pitch="variable" fo:font-size="25pt" fo:letter-spacing="-0.0071in" fo:language="de" fo:country="DE" style:letter-kerning="true" style:font-name-asian="Times New Roman1" style:font-family-asian="'Times New Roman'" style:font-family-generic-asian="system" style:font-pitch-asian="variable" style:font-size-asian="25pt" style:language-asian="zh" style:country-asian="CN" style:font-name-complex="Calibri Light1" style:font-family-complex="'Calibri Light'" style:font-family-generic-complex="system" style:font-pitch-complex="variable" style:font-size-complex="25pt" style:language-complex="hi" style:country-complex="IN"/>
    </style:style>
    <style:style style:name="Textkörper_20_Zchn" style:display-name="Textkörper Zchn" style:family="text" style:parent-style-name="Default_20_Paragraph_20_Font">
      <style:text-properties style:font-name="Liberation Serif" fo:font-family="'Liberation Serif'" style:font-family-generic="roman" style:font-pitch="variable" fo:font-size="12pt" fo:language="de" fo:country="DE" style:letter-kerning="true" style:font-name-asian="Noto Sans CJK SC Regular" style:font-family-asian="'Noto Sans CJK SC Regular'"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7T16:36:09.325782524</meta:creation-date>
    <dc:date>2020-01-17T15:18:11.164399941</dc:date>
    <meta:editing-duration>PT12H26M54S</meta:editing-duration>
    <meta:editing-cycles>234</meta:editing-cycles>
    <meta:generator>LibreOffice/5.1.6.2$Linux_X86_64 LibreOffice_project/10m0$Build-2</meta:generator>
    <meta:document-statistic meta:table-count="0" meta:image-count="1" meta:object-count="0" meta:page-count="18" meta:paragraph-count="391" meta:word-count="4403" meta:character-count="35171" meta:non-whitespace-character-count="27373"/>
    <meta:user-defined meta:name="ZOTERO_PREF_1">&lt;data data-version="3" zotero-version="5.0.74"&gt;&lt;session id="nCf3snUe"/&gt;&lt;style id="http://www.zotero.org/styles/vancouver" locale="en-US" hasBibliography="1" bibliographyStyleHasBeenSet="1"/&gt;&lt;prefs&gt;&lt;pref name="fieldType" value="ReferenceMark"/&gt;&lt;/prefs&gt;&lt;/da</meta:user-defined>
    <meta:user-defined meta:name="ZOTERO_PREF_2">ta&gt;</meta:user-defined>
  </office:meta>
</office:document-meta>
</file>